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1.3161in"/>
    </style:style>
    <style:style style:name="co7" style:family="table-column">
      <style:table-column-properties fo:break-before="auto" style:column-width="1.2402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0.7528in"/>
    </style:style>
    <style:style style:name="co10" style:family="table-column">
      <style:table-column-properties fo:break-before="auto" style:column-width="0.6453in"/>
    </style:style>
    <style:style style:name="co11" style:family="table-column">
      <style:table-column-properties fo:break-before="auto" style:column-width="1.0437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1.3339in"/>
    </style:style>
    <style:style style:name="co15" style:family="table-column">
      <style:table-column-properties fo:break-before="auto" style:column-width="1.4846in"/>
    </style:style>
    <style:style style:name="co16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 table:print-ranges="Sheet1.C17:Sheet1.H138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992" table:default-cell-style-name="ce1"/>
        <table:table-column table:style-name="co16" table:number-columns-repeated="18" table:default-cell-style-name="Default"/>
        <table:table-header-rows>
          <table:table-row table:style-name="ro2">
            <table:table-cell/>
            <table:table-cell table:style-name="ce2" office:value-type="string">
              <text:p>freq with middle C = 262</text:p>
            </table:table-cell>
            <table:table-cell table:style-name="ce2" office:value-type="string">
              <text:p>octaves from middle C</text:p>
            </table:table-cell>
            <table:table-cell office:value-type="string">
              <text:p>MIDI notes</text:p>
            </table:table-cell>
            <table:table-cell table:style-name="ce2" office:value-type="string">
              <text:p>frequency used, 400Hz reference</text:p>
            </table:table-cell>
            <table:table-cell table:style-name="ce2" office:value-type="string">
              <text:p>Wavelength - Number of 78.125Khz PWM “duty cycles” per Sine Wave</text:p>
            </table:table-cell>
            <table:table-cell table:style-name="ce2" office:value-type="string">
              <text:p>Steps per 78k</text:p>
            </table:table-cell>
            <table:table-cell table:style-name="ce2" office:value-type="string">
              <text:p>“NoteNum” in program</text:p>
            </table:table-cell>
            <table:table-cell office:value-type="string">
              <text:p>Note in octave</text:p>
            </table:table-cell>
            <table:table-cell office:value-type="string">
              <text:p>Base Octave “0”, number of 78KHz steps</text:p>
            </table:table-cell>
            <table:table-cell office:value-type="string">
              <text:p>number of steps in PlayArray</text:p>
            </table:table-cell>
            <table:table-cell office:value-type="string">
              <text:p>Note Number</text:p>
            </table:table-cell>
            <table:table-cell office:value-type="string">
              <text:p>“NoteFactor” in program, number of octaves from 0</text:p>
            </table:table-cell>
            <table:table-cell office:value-type="string">
              <text:p>2^NoteFactor, difference in frequency from base octave</text:p>
            </table:table-cell>
            <table:table-cell table:number-columns-repeated="1010"/>
          </table:table-row>
        </table:table-header-rows>
        <table:table-row table:style-name="ro3">
          <table:table-cell/>
          <table:table-cell table:style-name="ce2" table:formula="of:=[.B3]/(POWER(2;(1/12)))" office:value-type="float" office:value="8.18749999999998">
            <text:p>8.1875</text:p>
          </table:table-cell>
          <table:table-cell table:style-name="ce2" table:formula="of:=[.C3]/(POWER(2;(1/12)))" office:value-type="float" office:value="0.0312499999999999">
            <text:p>0.03125</text:p>
          </table:table-cell>
          <table:table-cell office:value-type="float" office:value="0">
            <text:p>0</text:p>
          </table:table-cell>
          <table:table-cell table:style-name="ce2" table:formula="of:=[.E3]/(POWER(2;(1/12)))" office:value-type="float" office:value="8.17579891564368">
            <text:p>8.1757989156</text:p>
          </table:table-cell>
          <table:table-cell table:style-name="ce2" table:formula="of:=78125/[.E2]" office:value-type="float" office:value="9555.64108242861">
            <text:p>9555.6410824286</text:p>
          </table:table-cell>
          <table:table-cell table:style-name="ce2" table:formula="of:=ROUND([.F2];0)" office:value-type="float" office:value="9556">
            <text:p>9556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4]/(POWER(2;(1/12)))" office:value-type="float" office:value="8.67435408506671">
            <text:p>8.6743540851</text:p>
          </table:table-cell>
          <table:table-cell table:style-name="ce2" table:formula="of:=[.C4]/(POWER(2;(1/12)))" office:value-type="float" office:value="0.0331082216987279">
            <text:p>0.0331082217</text:p>
          </table:table-cell>
          <table:table-cell office:value-type="float" office:value="1">
            <text:p>1</text:p>
          </table:table-cell>
          <table:table-cell table:style-name="ce2" table:formula="of:=[.E4]/(POWER(2;(1/12)))" office:value-type="float" office:value="8.66195721802722">
            <text:p>8.661957218</text:p>
          </table:table-cell>
          <table:table-cell table:style-name="ce2" table:formula="of:=78125/[.E3]" office:value-type="float" office:value="9019.32415891026">
            <text:p>9019.3241589103</text:p>
          </table:table-cell>
          <table:table-cell table:style-name="ce2" table:formula="of:=ROUND([.F3];0)" office:value-type="float" office:value="9019">
            <text:p>9019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5]/(POWER(2;(1/12)))" office:value-type="float" office:value="9.19015802053297">
            <text:p>9.1901580205</text:p>
          </table:table-cell>
          <table:table-cell table:style-name="ce2" table:formula="of:=[.C5]/(POWER(2;(1/12)))" office:value-type="float" office:value="0.0350769390096678">
            <text:p>0.035076939</text:p>
          </table:table-cell>
          <table:table-cell office:value-type="float" office:value="2">
            <text:p>2</text:p>
          </table:table-cell>
          <table:table-cell table:style-name="ce2" table:formula="of:=[.E5]/(POWER(2;(1/12)))" office:value-type="float" office:value="9.17702399741896">
            <text:p>9.1770239974</text:p>
          </table:table-cell>
          <table:table-cell table:style-name="ce2" table:formula="of:=78125/[.E4]" office:value-type="float" office:value="8513.10839134481">
            <text:p>8513.1083913448</text:p>
          </table:table-cell>
          <table:table-cell table:style-name="ce2" table:formula="of:=ROUND([.F4];0)" office:value-type="float" office:value="8513">
            <text:p>8513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6]/(POWER(2;(1/12)))" office:value-type="float" office:value="9.73663325408476">
            <text:p>9.7366332541</text:p>
          </table:table-cell>
          <table:table-cell table:style-name="ce2" table:formula="of:=[.C6]/(POWER(2;(1/12)))" office:value-type="float" office:value="0.0371627223438349">
            <text:p>0.0371627223</text:p>
          </table:table-cell>
          <table:table-cell office:value-type="float" office:value="3">
            <text:p>3</text:p>
          </table:table-cell>
          <table:table-cell table:style-name="ce2" table:formula="of:=[.E6]/(POWER(2;(1/12)))" office:value-type="float" office:value="9.722718241315">
            <text:p>9.7227182413</text:p>
          </table:table-cell>
          <table:table-cell table:style-name="ce2" table:formula="of:=78125/[.E5]" office:value-type="float" office:value="8035.30433166534">
            <text:p>8035.3043316653</text:p>
          </table:table-cell>
          <table:table-cell table:style-name="ce2" table:formula="of:=ROUND([.F5];0)" office:value-type="float" office:value="8035">
            <text:p>8035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7]/(POWER(2;(1/12)))" office:value-type="float" office:value="10.3156035960143">
            <text:p>10.315603596</text:p>
          </table:table-cell>
          <table:table-cell table:style-name="ce2" table:formula="of:=[.C7]/(POWER(2;(1/12)))" office:value-type="float" office:value="0.0393725328092147">
            <text:p>0.0393725328</text:p>
          </table:table-cell>
          <table:table-cell office:value-type="float" office:value="4">
            <text:p>4</text:p>
          </table:table-cell>
          <table:table-cell table:style-name="ce2" table:formula="of:=[.E7]/(POWER(2;(1/12)))" office:value-type="float" office:value="10.3008611535272">
            <text:p>10.3008611535</text:p>
          </table:table-cell>
          <table:table-cell table:style-name="ce2" table:formula="of:=78125/[.E6]" office:value-type="float" office:value="7584.31735323886">
            <text:p>7584.3173532389</text:p>
          </table:table-cell>
          <table:table-cell table:style-name="ce2" table:formula="of:=ROUND([.F6];0)" office:value-type="float" office:value="7584">
            <text:p>7584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8]/(POWER(2;(1/12)))" office:value-type="float" office:value="10.9290013060171">
            <text:p>10.929001306</text:p>
          </table:table-cell>
          <table:table-cell table:style-name="ce2" table:formula="of:=[.C8]/(POWER(2;(1/12)))" office:value-type="float" office:value="0.0417137454428135">
            <text:p>0.0417137454</text:p>
          </table:table-cell>
          <table:table-cell office:value-type="float" office:value="5">
            <text:p>5</text:p>
          </table:table-cell>
          <table:table-cell table:style-name="ce2" table:formula="of:=[.E8]/(POWER(2;(1/12)))" office:value-type="float" office:value="10.9133822322813">
            <text:p>10.9133822323</text:p>
          </table:table-cell>
          <table:table-cell table:style-name="ce2" table:formula="of:=78125/[.E7]" office:value-type="float" office:value="7158.64232894817">
            <text:p>7158.6423289482</text:p>
          </table:table-cell>
          <table:table-cell table:style-name="ce2" table:formula="of:=ROUND([.F7];0)" office:value-type="float" office:value="7159">
            <text:p>7159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9]/(POWER(2;(1/12)))" office:value-type="float" office:value="11.5788735419297">
            <text:p>11.5788735419</text:p>
          </table:table-cell>
          <table:table-cell table:style-name="ce2" table:formula="of:=[.C9]/(POWER(2;(1/12)))" office:value-type="float" office:value="0.0441941738241591">
            <text:p>0.0441941738</text:p>
          </table:table-cell>
          <table:table-cell office:value-type="float" office:value="6">
            <text:p>6</text:p>
          </table:table-cell>
          <table:table-cell table:style-name="ce2" table:formula="of:=[.E9]/(POWER(2;(1/12)))" office:value-type="float" office:value="11.5623257097385">
            <text:p>11.5623257097</text:p>
          </table:table-cell>
          <table:table-cell table:style-name="ce2" table:formula="of:=78125/[.E8]" office:value-type="float" office:value="6756.85860797003">
            <text:p>6756.85860797</text:p>
          </table:table-cell>
          <table:table-cell table:style-name="ce2" table:formula="of:=ROUND([.F8];0)" office:value-type="float" office:value="6757">
            <text:p>6757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0]/(POWER(2;(1/12)))" office:value-type="float" office:value="12.2673891919278">
            <text:p>12.2673891919</text:p>
          </table:table-cell>
          <table:table-cell table:style-name="ce2" table:formula="of:=[.C10]/(POWER(2;(1/12)))" office:value-type="float" office:value="0.0468220961523962">
            <text:p>0.0468220962</text:p>
          </table:table-cell>
          <table:table-cell office:value-type="float" office:value="7">
            <text:p>7</text:p>
          </table:table-cell>
          <table:table-cell table:style-name="ce2" table:formula="of:=[.E10]/(POWER(2;(1/12)))" office:value-type="float" office:value="12.2498573744296">
            <text:p>12.2498573744</text:p>
          </table:table-cell>
          <table:table-cell table:style-name="ce2" table:formula="of:=78125/[.E9]" office:value-type="float" office:value="6377.62527448509">
            <text:p>6377.6252744851</text:p>
          </table:table-cell>
          <table:table-cell table:style-name="ce2" table:formula="of:=ROUND([.F9];0)" office:value-type="float" office:value="6378">
            <text:p>6378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1]/(POWER(2;(1/12)))" office:value-type="float" office:value="12.9968461129896">
            <text:p>12.996846113</text:p>
          </table:table-cell>
          <table:table-cell table:style-name="ce2" table:formula="of:=[.C11]/(POWER(2;(1/12)))" office:value-type="float" office:value="0.0496062828740061">
            <text:p>0.0496062829</text:p>
          </table:table-cell>
          <table:table-cell office:value-type="float" office:value="8">
            <text:p>8</text:p>
          </table:table-cell>
          <table:table-cell table:style-name="ce2" table:formula="of:=[.E11]/(POWER(2;(1/12)))" office:value-type="float" office:value="12.9782717993732">
            <text:p>12.9782717994</text:p>
          </table:table-cell>
          <table:table-cell table:style-name="ce2" table:formula="of:=78125/[.E10]" office:value-type="float" office:value="6019.67667249601">
            <text:p>6019.676672496</text:p>
          </table:table-cell>
          <table:table-cell table:style-name="ce2" table:formula="of:=ROUND([.F10];0)" office:value-type="float" office:value="6020">
            <text:p>6020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2]/(POWER(2;(1/12)))" office:value-type="float" office:value="13.7696787997796">
            <text:p>13.7696787998</text:p>
          </table:table-cell>
          <table:table-cell table:style-name="ce2" table:formula="of:=[.C12]/(POWER(2;(1/12)))" office:value-type="float" office:value="0.052556025953357">
            <text:p>0.052556026</text:p>
          </table:table-cell>
          <table:table-cell office:value-type="float" office:value="9">
            <text:p>9</text:p>
          </table:table-cell>
          <table:table-cell table:style-name="ce2" table:formula="of:=[.E12]/(POWER(2;(1/12)))" office:value-type="float" office:value="13.75">
            <text:p>13.75</text:p>
          </table:table-cell>
          <table:table-cell table:style-name="ce2" table:formula="of:=78125/[.E11]" office:value-type="float" office:value="5681.8181818182">
            <text:p>5681.8181818182</text:p>
          </table:table-cell>
          <table:table-cell table:style-name="ce2" table:formula="of:=ROUND([.F11];0)" office:value-type="float" office:value="5682">
            <text:p>5682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3]/(POWER(2;(1/12)))" office:value-type="float" office:value="14.588466509548">
            <text:p>14.5884665095</text:p>
          </table:table-cell>
          <table:table-cell table:style-name="ce2" table:formula="of:=[.C13]/(POWER(2;(1/12)))" office:value-type="float" office:value="0.0556811698837711">
            <text:p>0.0556811699</text:p>
          </table:table-cell>
          <table:table-cell office:value-type="float" office:value="10">
            <text:p>10</text:p>
          </table:table-cell>
          <table:table-cell table:style-name="ce2" table:formula="of:=[.E13]/(POWER(2;(1/12)))" office:value-type="float" office:value="14.5676175474403">
            <text:p>14.5676175474</text:p>
          </table:table-cell>
          <table:table-cell table:style-name="ce2" table:formula="of:=78125/[.E12]" office:value-type="float" office:value="5362.922231146">
            <text:p>5362.922231146</text:p>
          </table:table-cell>
          <table:table-cell table:style-name="ce2" table:formula="of:=ROUND([.F12];0)" office:value-type="float" office:value="5363">
            <text:p>5363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4]/(POWER(2;(1/12)))" office:value-type="float" office:value="15.4559418701627">
            <text:p>15.4559418702</text:p>
          </table:table-cell>
          <table:table-cell table:style-name="ce2" table:formula="of:=[.C14]/(POWER(2;(1/12)))" office:value-type="float" office:value="0.0589921445426057">
            <text:p>0.0589921445</text:p>
          </table:table-cell>
          <table:table-cell office:value-type="float" office:value="11">
            <text:p>11</text:p>
          </table:table-cell>
          <table:table-cell table:style-name="ce2" table:formula="of:=[.E14]/(POWER(2;(1/12)))" office:value-type="float" office:value="15.4338531642538">
            <text:p>15.4338531643</text:p>
          </table:table-cell>
          <table:table-cell table:style-name="ce2" table:formula="of:=78125/[.E13]" office:value-type="float" office:value="5061.9245348883">
            <text:p>5061.9245348883</text:p>
          </table:table-cell>
          <table:table-cell table:style-name="ce2" table:formula="of:=ROUND([.F13];0)" office:value-type="float" office:value="5062">
            <text:p>5062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5]/(POWER(2;(1/12)))" office:value-type="float" office:value="16.375">
            <text:p>16.375</text:p>
          </table:table-cell>
          <table:table-cell table:style-name="ce2" table:formula="of:=[.C15]/(POWER(2;(1/12)))" office:value-type="float" office:value="0.0624999999999999">
            <text:p>0.0625</text:p>
          </table:table-cell>
          <table:table-cell office:value-type="float" office:value="12">
            <text:p>12</text:p>
          </table:table-cell>
          <table:table-cell table:style-name="ce2" table:formula="of:=[.E15]/(POWER(2;(1/12)))" office:value-type="float" office:value="16.3515978312874">
            <text:p>16.3515978313</text:p>
          </table:table-cell>
          <table:table-cell table:style-name="ce2" table:formula="of:=78125/[.E14]" office:value-type="float" office:value="4777.8205412143">
            <text:p>4777.8205412143</text:p>
          </table:table-cell>
          <table:table-cell table:style-name="ce2" table:formula="of:=ROUND([.F14];0)" office:value-type="float" office:value="4778">
            <text:p>4778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6]/(POWER(2;(1/12)))" office:value-type="float" office:value="17.3487081701334">
            <text:p>17.3487081701</text:p>
          </table:table-cell>
          <table:table-cell table:style-name="ce2" table:formula="of:=[.C16]/(POWER(2;(1/12)))" office:value-type="float" office:value="0.0662164433974558">
            <text:p>0.0662164434</text:p>
          </table:table-cell>
          <table:table-cell office:value-type="float" office:value="13">
            <text:p>13</text:p>
          </table:table-cell>
          <table:table-cell table:style-name="ce2" table:formula="of:=[.E16]/(POWER(2;(1/12)))" office:value-type="float" office:value="17.3239144360545">
            <text:p>17.3239144361</text:p>
          </table:table-cell>
          <table:table-cell table:style-name="ce2" table:formula="of:=78125/[.E15]" office:value-type="float" office:value="4509.66207945512">
            <text:p>4509.6620794551</text:p>
          </table:table-cell>
          <table:table-cell table:style-name="ce2" table:formula="of:=ROUND([.F15];0)" office:value-type="float" office:value="4510">
            <text:p>4510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7]/(POWER(2;(1/12)))" office:value-type="float" office:value="18.380316041066">
            <text:p>18.3803160411</text:p>
          </table:table-cell>
          <table:table-cell table:style-name="ce2" table:formula="of:=[.C17]/(POWER(2;(1/12)))" office:value-type="float" office:value="0.0701538780193357">
            <text:p>0.070153878</text:p>
          </table:table-cell>
          <table:table-cell office:value-type="float" office:value="14">
            <text:p>14</text:p>
          </table:table-cell>
          <table:table-cell table:style-name="ce2" table:formula="of:=[.E17]/(POWER(2;(1/12)))" office:value-type="float" office:value="18.3540479948379">
            <text:p>18.3540479948</text:p>
          </table:table-cell>
          <table:table-cell table:style-name="ce2" table:formula="of:=78125/[.E16]" office:value-type="float" office:value="4256.5541956724">
            <text:p>4256.5541956724</text:p>
          </table:table-cell>
          <table:table-cell table:style-name="ce2" table:formula="of:=ROUND([.F16];0)" office:value-type="float" office:value="4257">
            <text:p>4257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table:formula="of:=[.B18]/(POWER(2;(1/12)))" office:value-type="float" office:value="19.4732665081695">
            <text:p>19.4732665082</text:p>
          </table:table-cell>
          <table:table-cell table:style-name="ce2" table:formula="of:=[.C18]/(POWER(2;(1/12)))" office:value-type="float" office:value="0.0743254446876699">
            <text:p>0.0743254447</text:p>
          </table:table-cell>
          <table:table-cell office:value-type="float" office:value="15">
            <text:p>15</text:p>
          </table:table-cell>
          <table:table-cell table:style-name="ce2" table:formula="of:=[.E18]/(POWER(2;(1/12)))" office:value-type="float" office:value="19.44543648263">
            <text:p>19.4454364826</text:p>
          </table:table-cell>
          <table:table-cell table:style-name="ce2" table:formula="of:=78125/[.E17]" office:value-type="float" office:value="4017.65216583267">
            <text:p>4017.6521658327</text:p>
          </table:table-cell>
          <table:table-cell table:style-name="ce2" table:formula="of:=ROUND([.F17];0)" office:value-type="float" office:value="4018">
            <text:p>4018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table:formula="of:=TRUNC((59-[.L17])/12)" office:value-type="float" office:value="4">
            <text:p>4</text:p>
          </table:table-cell>
          <table:table-cell table:formula="of:=POWER(2;[.M17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19]/(POWER(2;(1/12)))" office:value-type="float" office:value="20.6312071920285">
            <text:p>20.631207192</text:p>
          </table:table-cell>
          <table:table-cell table:style-name="ce2" table:formula="of:=[.C19]/(POWER(2;(1/12)))" office:value-type="float" office:value="0.0787450656184294">
            <text:p>0.0787450656</text:p>
          </table:table-cell>
          <table:table-cell office:value-type="float" office:value="16">
            <text:p>16</text:p>
          </table:table-cell>
          <table:table-cell table:style-name="ce2" table:formula="of:=[.E19]/(POWER(2;(1/12)))" office:value-type="float" office:value="20.6017223070543">
            <text:p>20.6017223071</text:p>
          </table:table-cell>
          <table:table-cell table:style-name="ce2" table:formula="of:=78125/[.E18]" office:value-type="float" office:value="3792.15867661942">
            <text:p>3792.1586766194</text:p>
          </table:table-cell>
          <table:table-cell table:style-name="ce2" table:formula="of:=ROUND([.F18];0)" office:value-type="float" office:value="3792">
            <text:p>379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table:formula="of:=TRUNC((59-[.L18])/12)" office:value-type="float" office:value="4">
            <text:p>4</text:p>
          </table:table-cell>
          <table:table-cell table:formula="of:=POWER(2;[.M18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0]/(POWER(2;(1/12)))" office:value-type="float" office:value="21.8580026120343">
            <text:p>21.858002612</text:p>
          </table:table-cell>
          <table:table-cell table:style-name="ce2" table:formula="of:=[.C20]/(POWER(2;(1/12)))" office:value-type="float" office:value="0.083427490885627">
            <text:p>0.0834274909</text:p>
          </table:table-cell>
          <table:table-cell office:value-type="float" office:value="17">
            <text:p>17</text:p>
          </table:table-cell>
          <table:table-cell table:style-name="ce2" table:formula="of:=[.E20]/(POWER(2;(1/12)))" office:value-type="float" office:value="21.8267644645627">
            <text:p>21.8267644646</text:p>
          </table:table-cell>
          <table:table-cell table:style-name="ce2" table:formula="of:=78125/[.E19]" office:value-type="float" office:value="3579.32116447408">
            <text:p>3579.3211644741</text:p>
          </table:table-cell>
          <table:table-cell table:style-name="ce2" table:formula="of:=ROUND([.F19];0)" office:value-type="float" office:value="3579">
            <text:p>3579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table:formula="of:=TRUNC((59-[.L19])/12)" office:value-type="float" office:value="4">
            <text:p>4</text:p>
          </table:table-cell>
          <table:table-cell table:formula="of:=POWER(2;[.M19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1]/(POWER(2;(1/12)))" office:value-type="float" office:value="23.1577470838594">
            <text:p>23.1577470839</text:p>
          </table:table-cell>
          <table:table-cell table:style-name="ce2" table:formula="of:=[.C21]/(POWER(2;(1/12)))" office:value-type="float" office:value="0.0883883476483183">
            <text:p>0.0883883476</text:p>
          </table:table-cell>
          <table:table-cell office:value-type="float" office:value="18">
            <text:p>18</text:p>
          </table:table-cell>
          <table:table-cell table:style-name="ce2" table:formula="of:=[.E21]/(POWER(2;(1/12)))" office:value-type="float" office:value="23.1246514194771">
            <text:p>23.1246514195</text:p>
          </table:table-cell>
          <table:table-cell table:style-name="ce2" table:formula="of:=78125/[.E20]" office:value-type="float" office:value="3378.42930398501">
            <text:p>3378.429303985</text:p>
          </table:table-cell>
          <table:table-cell table:style-name="ce2" table:formula="of:=ROUND([.F20];0)" office:value-type="float" office:value="3378">
            <text:p>3378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table:formula="of:=TRUNC((59-[.L20])/12)" office:value-type="float" office:value="4">
            <text:p>4</text:p>
          </table:table-cell>
          <table:table-cell table:formula="of:=POWER(2;[.M20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2]/(POWER(2;(1/12)))" office:value-type="float" office:value="24.5347783838556">
            <text:p>24.5347783839</text:p>
          </table:table-cell>
          <table:table-cell table:style-name="ce2" table:formula="of:=[.C22]/(POWER(2;(1/12)))" office:value-type="float" office:value="0.0936441923047924">
            <text:p>0.0936441923</text:p>
          </table:table-cell>
          <table:table-cell office:value-type="float" office:value="19">
            <text:p>19</text:p>
          </table:table-cell>
          <table:table-cell table:style-name="ce2" table:formula="of:=[.E22]/(POWER(2;(1/12)))" office:value-type="float" office:value="24.4997147488593">
            <text:p>24.4997147489</text:p>
          </table:table-cell>
          <table:table-cell table:style-name="ce2" table:formula="of:=78125/[.E21]" office:value-type="float" office:value="3188.81263724254">
            <text:p>3188.8126372426</text:p>
          </table:table-cell>
          <table:table-cell table:style-name="ce2" table:formula="of:=ROUND([.F21];0)" office:value-type="float" office:value="3189">
            <text:p>3189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table:formula="of:=TRUNC((59-[.L21])/12)" office:value-type="float" office:value="4">
            <text:p>4</text:p>
          </table:table-cell>
          <table:table-cell table:formula="of:=POWER(2;[.M21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3]/(POWER(2;(1/12)))" office:value-type="float" office:value="25.9936922259792">
            <text:p>25.993692226</text:p>
          </table:table-cell>
          <table:table-cell table:style-name="ce2" table:formula="of:=[.C23]/(POWER(2;(1/12)))" office:value-type="float" office:value="0.0992125657480123">
            <text:p>0.0992125657</text:p>
          </table:table-cell>
          <table:table-cell office:value-type="float" office:value="20">
            <text:p>20</text:p>
          </table:table-cell>
          <table:table-cell table:style-name="ce2" table:formula="of:=[.E23]/(POWER(2;(1/12)))" office:value-type="float" office:value="25.9565435987465">
            <text:p>25.9565435987</text:p>
          </table:table-cell>
          <table:table-cell table:style-name="ce2" table:formula="of:=78125/[.E22]" office:value-type="float" office:value="3009.838336248">
            <text:p>3009.838336248</text:p>
          </table:table-cell>
          <table:table-cell table:style-name="ce2" table:formula="of:=ROUND([.F22];0)" office:value-type="float" office:value="3010">
            <text:p>3010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table:formula="of:=TRUNC((59-[.L22])/12)" office:value-type="float" office:value="4">
            <text:p>4</text:p>
          </table:table-cell>
          <table:table-cell table:formula="of:=POWER(2;[.M22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4]/(POWER(2;(1/12)))" office:value-type="float" office:value="27.5393575995591">
            <text:p>27.5393575996</text:p>
          </table:table-cell>
          <table:table-cell table:style-name="ce2" table:formula="of:=[.C24]/(POWER(2;(1/12)))" office:value-type="float" office:value="0.105112051906714">
            <text:p>0.1051120519</text:p>
          </table:table-cell>
          <table:table-cell office:value-type="float" office:value="21">
            <text:p>21</text:p>
          </table:table-cell>
          <table:table-cell table:style-name="ce2" table:formula="of:=[.E24]/(POWER(2;(1/12)))" office:value-type="float" office:value="27.4999999999999">
            <text:p>27.5</text:p>
          </table:table-cell>
          <table:table-cell table:style-name="ce2" table:formula="of:=78125/[.E23]" office:value-type="float" office:value="2840.9090909091">
            <text:p>2840.9090909091</text:p>
          </table:table-cell>
          <table:table-cell table:style-name="ce2" table:formula="of:=ROUND([.F23];0)" office:value-type="float" office:value="2841">
            <text:p>2841</text:p>
          </table:table-cell>
          <table:table-cell table:style-name="ce2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table:formula="of:=TRUNC((59-[.L23])/12)" office:value-type="float" office:value="4">
            <text:p>4</text:p>
          </table:table-cell>
          <table:table-cell table:formula="of:=POWER(2;[.M23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5]/(POWER(2;(1/12)))" office:value-type="float" office:value="29.1769330190961">
            <text:p>29.1769330191</text:p>
          </table:table-cell>
          <table:table-cell table:style-name="ce2" table:formula="of:=[.C25]/(POWER(2;(1/12)))" office:value-type="float" office:value="0.111362339767542">
            <text:p>0.1113623398</text:p>
          </table:table-cell>
          <table:table-cell office:value-type="float" office:value="22">
            <text:p>22</text:p>
          </table:table-cell>
          <table:table-cell table:style-name="ce2" table:formula="of:=[.E25]/(POWER(2;(1/12)))" office:value-type="float" office:value="29.1352350948806">
            <text:p>29.1352350949</text:p>
          </table:table-cell>
          <table:table-cell table:style-name="ce2" table:formula="of:=78125/[.E24]" office:value-type="float" office:value="2681.461115573">
            <text:p>2681.461115573</text:p>
          </table:table-cell>
          <table:table-cell table:style-name="ce2" table:formula="of:=ROUND([.F24];0)" office:value-type="float" office:value="2681">
            <text:p>2681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table:formula="of:=TRUNC((59-[.L24])/12)" office:value-type="float" office:value="4">
            <text:p>4</text:p>
          </table:table-cell>
          <table:table-cell table:formula="of:=POWER(2;[.M24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6]/(POWER(2;(1/12)))" office:value-type="float" office:value="30.9118837403254">
            <text:p>30.9118837403</text:p>
          </table:table-cell>
          <table:table-cell table:style-name="ce2" table:formula="of:=[.C26]/(POWER(2;(1/12)))" office:value-type="float" office:value="0.117984289085211">
            <text:p>0.1179842891</text:p>
          </table:table-cell>
          <table:table-cell office:value-type="float" office:value="23">
            <text:p>23</text:p>
          </table:table-cell>
          <table:table-cell table:style-name="ce2" table:formula="of:=[.E26]/(POWER(2;(1/12)))" office:value-type="float" office:value="30.8677063285077">
            <text:p>30.8677063285</text:p>
          </table:table-cell>
          <table:table-cell table:style-name="ce2" table:formula="of:=78125/[.E25]" office:value-type="float" office:value="2530.96226744415">
            <text:p>2530.9622674442</text:p>
          </table:table-cell>
          <table:table-cell table:style-name="ce2" table:formula="of:=ROUND([.F25];0)" office:value-type="float" office:value="2531">
            <text:p>2531</text:p>
          </table:table-cell>
          <table:table-cell table:style-name="ce2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table:formula="of:=TRUNC((59-[.L25])/12)" office:value-type="float" office:value="4">
            <text:p>4</text:p>
          </table:table-cell>
          <table:table-cell table:formula="of:=POWER(2;[.M25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7]/(POWER(2;(1/12)))" office:value-type="float" office:value="32.75">
            <text:p>32.75</text:p>
          </table:table-cell>
          <table:table-cell table:style-name="ce2" table:formula="of:=[.C27]/(POWER(2;(1/12)))" office:value-type="float" office:value="0.125">
            <text:p>0.125</text:p>
          </table:table-cell>
          <table:table-cell office:value-type="float" office:value="24">
            <text:p>24</text:p>
          </table:table-cell>
          <table:table-cell table:style-name="ce2" table:formula="of:=[.E27]/(POWER(2;(1/12)))" office:value-type="float" office:value="32.7031956625748">
            <text:p>32.7031956626</text:p>
          </table:table-cell>
          <table:table-cell table:style-name="ce2" table:formula="of:=78125/[.E26]" office:value-type="float" office:value="2388.91027060715">
            <text:p>2388.9102706072</text:p>
          </table:table-cell>
          <table:table-cell table:style-name="ce2" table:formula="of:=ROUND([.F26];0)" office:value-type="float" office:value="2389">
            <text:p>2389</text:p>
          </table:table-cell>
          <table:table-cell table:style-name="ce2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table:formula="of:=TRUNC((59-[.L26])/12)" office:value-type="float" office:value="4">
            <text:p>4</text:p>
          </table:table-cell>
          <table:table-cell table:formula="of:=POWER(2;[.M26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8]/(POWER(2;(1/12)))" office:value-type="float" office:value="34.6974163402669">
            <text:p>34.6974163403</text:p>
          </table:table-cell>
          <table:table-cell table:style-name="ce2" table:formula="of:=[.C28]/(POWER(2;(1/12)))" office:value-type="float" office:value="0.132432886794912">
            <text:p>0.1324328868</text:p>
          </table:table-cell>
          <table:table-cell office:value-type="float" office:value="25">
            <text:p>25</text:p>
          </table:table-cell>
          <table:table-cell table:style-name="ce2" table:formula="of:=[.E28]/(POWER(2;(1/12)))" office:value-type="float" office:value="34.6478288721089">
            <text:p>34.6478288721</text:p>
          </table:table-cell>
          <table:table-cell table:style-name="ce2" table:formula="of:=78125/[.E27]" office:value-type="float" office:value="2254.83103972756">
            <text:p>2254.8310397276</text:p>
          </table:table-cell>
          <table:table-cell table:style-name="ce2" table:formula="of:=ROUND([.F27];0)" office:value-type="float" office:value="2255">
            <text:p>2255</text:p>
          </table:table-cell>
          <table:table-cell table:style-name="ce2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table:formula="of:=TRUNC((59-[.L27])/12)" office:value-type="float" office:value="4">
            <text:p>4</text:p>
          </table:table-cell>
          <table:table-cell table:formula="of:=POWER(2;[.M27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29]/(POWER(2;(1/12)))" office:value-type="float" office:value="36.7606320821319">
            <text:p>36.7606320821</text:p>
          </table:table-cell>
          <table:table-cell table:style-name="ce2" table:formula="of:=[.C29]/(POWER(2;(1/12)))" office:value-type="float" office:value="0.140307756038671">
            <text:p>0.140307756</text:p>
          </table:table-cell>
          <table:table-cell office:value-type="float" office:value="26">
            <text:p>26</text:p>
          </table:table-cell>
          <table:table-cell table:style-name="ce2" table:formula="of:=[.E29]/(POWER(2;(1/12)))" office:value-type="float" office:value="36.7080959896759">
            <text:p>36.7080959897</text:p>
          </table:table-cell>
          <table:table-cell table:style-name="ce2" table:formula="of:=78125/[.E28]" office:value-type="float" office:value="2128.2770978362">
            <text:p>2128.2770978362</text:p>
          </table:table-cell>
          <table:table-cell table:style-name="ce2" table:formula="of:=ROUND([.F28];0)" office:value-type="float" office:value="2128">
            <text:p>2128</text:p>
          </table:table-cell>
          <table:table-cell table:style-name="ce2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table:formula="of:=TRUNC((59-[.L28])/12)" office:value-type="float" office:value="4">
            <text:p>4</text:p>
          </table:table-cell>
          <table:table-cell table:formula="of:=POWER(2;[.M28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0]/(POWER(2;(1/12)))" office:value-type="float" office:value="38.9465330163391">
            <text:p>38.9465330163</text:p>
          </table:table-cell>
          <table:table-cell table:style-name="ce2" table:formula="of:=[.C30]/(POWER(2;(1/12)))" office:value-type="float" office:value="0.14865088937534">
            <text:p>0.1486508894</text:p>
          </table:table-cell>
          <table:table-cell office:value-type="float" office:value="27">
            <text:p>27</text:p>
          </table:table-cell>
          <table:table-cell table:style-name="ce2" table:formula="of:=[.E30]/(POWER(2;(1/12)))" office:value-type="float" office:value="38.89087296526">
            <text:p>38.8908729653</text:p>
          </table:table-cell>
          <table:table-cell table:style-name="ce2" table:formula="of:=78125/[.E29]" office:value-type="float" office:value="2008.82608291633">
            <text:p>2008.8260829163</text:p>
          </table:table-cell>
          <table:table-cell table:style-name="ce2" table:formula="of:=ROUND([.F29];0)" office:value-type="float" office:value="2009">
            <text:p>2009</text:p>
          </table:table-cell>
          <table:table-cell table:style-name="ce2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12">
            <text:p>12</text:p>
          </table:table-cell>
          <table:table-cell table:formula="of:=TRUNC((59-[.L29])/12)" office:value-type="float" office:value="3">
            <text:p>3</text:p>
          </table:table-cell>
          <table:table-cell table:formula="of:=POWER(2;[.M29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1]/(POWER(2;(1/12)))" office:value-type="float" office:value="41.2624143840571">
            <text:p>41.2624143841</text:p>
          </table:table-cell>
          <table:table-cell table:style-name="ce2" table:formula="of:=[.C31]/(POWER(2;(1/12)))" office:value-type="float" office:value="0.157490131236859">
            <text:p>0.1574901312</text:p>
          </table:table-cell>
          <table:table-cell office:value-type="float" office:value="28">
            <text:p>28</text:p>
          </table:table-cell>
          <table:table-cell table:style-name="ce2" table:formula="of:=[.E31]/(POWER(2;(1/12)))" office:value-type="float" office:value="41.2034446141087">
            <text:p>41.2034446141</text:p>
          </table:table-cell>
          <table:table-cell table:style-name="ce2" table:formula="of:=78125/[.E30]" office:value-type="float" office:value="1896.07933830971">
            <text:p>1896.0793383097</text:p>
          </table:table-cell>
          <table:table-cell table:style-name="ce2" table:formula="of:=ROUND([.F30];0)" office:value-type="float" office:value="1896">
            <text:p>1896</text:p>
          </table:table-cell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13">
            <text:p>13</text:p>
          </table:table-cell>
          <table:table-cell table:formula="of:=TRUNC((59-[.L30])/12)" office:value-type="float" office:value="3">
            <text:p>3</text:p>
          </table:table-cell>
          <table:table-cell table:formula="of:=POWER(2;[.M30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2]/(POWER(2;(1/12)))" office:value-type="float" office:value="43.7160052240686">
            <text:p>43.7160052241</text:p>
          </table:table-cell>
          <table:table-cell table:style-name="ce2" table:formula="of:=[.C32]/(POWER(2;(1/12)))" office:value-type="float" office:value="0.166854981771254">
            <text:p>0.1668549818</text:p>
          </table:table-cell>
          <table:table-cell office:value-type="float" office:value="29">
            <text:p>29</text:p>
          </table:table-cell>
          <table:table-cell table:style-name="ce2" table:formula="of:=[.E32]/(POWER(2;(1/12)))" office:value-type="float" office:value="43.6535289291254">
            <text:p>43.6535289291</text:p>
          </table:table-cell>
          <table:table-cell table:style-name="ce2" table:formula="of:=78125/[.E31]" office:value-type="float" office:value="1789.66058223704">
            <text:p>1789.660582237</text:p>
          </table:table-cell>
          <table:table-cell table:style-name="ce2" table:formula="of:=ROUND([.F31];0)" office:value-type="float" office:value="1790">
            <text:p>1790</text:p>
          </table:table-cell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14">
            <text:p>14</text:p>
          </table:table-cell>
          <table:table-cell table:formula="of:=TRUNC((59-[.L31])/12)" office:value-type="float" office:value="3">
            <text:p>3</text:p>
          </table:table-cell>
          <table:table-cell table:formula="of:=POWER(2;[.M31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3]/(POWER(2;(1/12)))" office:value-type="float" office:value="46.3154941677188">
            <text:p>46.3154941677</text:p>
          </table:table-cell>
          <table:table-cell table:style-name="ce2" table:formula="of:=[.C33]/(POWER(2;(1/12)))" office:value-type="float" office:value="0.176776695296637">
            <text:p>0.1767766953</text:p>
          </table:table-cell>
          <table:table-cell office:value-type="float" office:value="30">
            <text:p>30</text:p>
          </table:table-cell>
          <table:table-cell table:style-name="ce2" table:formula="of:=[.E33]/(POWER(2;(1/12)))" office:value-type="float" office:value="46.2493028389542">
            <text:p>46.249302839</text:p>
          </table:table-cell>
          <table:table-cell table:style-name="ce2" table:formula="of:=78125/[.E32]" office:value-type="float" office:value="1689.2146519925">
            <text:p>1689.2146519925</text:p>
          </table:table-cell>
          <table:table-cell table:style-name="ce2" table:formula="of:=ROUND([.F32];0)" office:value-type="float" office:value="1689">
            <text:p>1689</text:p>
          </table:table-cell>
          <table:table-cell table:style-name="ce2"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table:formula="of:=TRUNC((59-[.L32])/12)" office:value-type="float" office:value="3">
            <text:p>3</text:p>
          </table:table-cell>
          <table:table-cell table:formula="of:=POWER(2;[.M32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4]/(POWER(2;(1/12)))" office:value-type="float" office:value="49.0695567677113">
            <text:p>49.0695567677</text:p>
          </table:table-cell>
          <table:table-cell table:style-name="ce2" table:formula="of:=[.C34]/(POWER(2;(1/12)))" office:value-type="float" office:value="0.187288384609585">
            <text:p>0.1872883846</text:p>
          </table:table-cell>
          <table:table-cell office:value-type="float" office:value="31">
            <text:p>31</text:p>
          </table:table-cell>
          <table:table-cell table:style-name="ce2" table:formula="of:=[.E34]/(POWER(2;(1/12)))" office:value-type="float" office:value="48.9994294977186">
            <text:p>48.9994294977</text:p>
          </table:table-cell>
          <table:table-cell table:style-name="ce2" table:formula="of:=78125/[.E33]" office:value-type="float" office:value="1594.40631862127">
            <text:p>1594.4063186213</text:p>
          </table:table-cell>
          <table:table-cell table:style-name="ce2" table:formula="of:=ROUND([.F33];0)" office:value-type="float" office:value="1594">
            <text:p>1594</text:p>
          </table:table-cell>
          <table:table-cell table:style-name="ce2"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16">
            <text:p>16</text:p>
          </table:table-cell>
          <table:table-cell table:formula="of:=TRUNC((59-[.L33])/12)" office:value-type="float" office:value="3">
            <text:p>3</text:p>
          </table:table-cell>
          <table:table-cell table:formula="of:=POWER(2;[.M33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5]/(POWER(2;(1/12)))" office:value-type="float" office:value="51.9873844519585">
            <text:p>51.987384452</text:p>
          </table:table-cell>
          <table:table-cell table:style-name="ce2" table:formula="of:=[.C35]/(POWER(2;(1/12)))" office:value-type="float" office:value="0.198425131496025">
            <text:p>0.1984251315</text:p>
          </table:table-cell>
          <table:table-cell office:value-type="float" office:value="32">
            <text:p>32</text:p>
          </table:table-cell>
          <table:table-cell table:style-name="ce2" table:formula="of:=[.E35]/(POWER(2;(1/12)))" office:value-type="float" office:value="51.9130871974931">
            <text:p>51.9130871975</text:p>
          </table:table-cell>
          <table:table-cell table:style-name="ce2" table:formula="of:=78125/[.E34]" office:value-type="float" office:value="1504.919168124">
            <text:p>1504.919168124</text:p>
          </table:table-cell>
          <table:table-cell table:style-name="ce2" table:formula="of:=ROUND([.F34];0)" office:value-type="float" office:value="1505">
            <text:p>1505</text:p>
          </table:table-cell>
          <table:table-cell table:style-name="ce2"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17">
            <text:p>17</text:p>
          </table:table-cell>
          <table:table-cell table:formula="of:=TRUNC((59-[.L34])/12)" office:value-type="float" office:value="3">
            <text:p>3</text:p>
          </table:table-cell>
          <table:table-cell table:formula="of:=POWER(2;[.M34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6]/(POWER(2;(1/12)))" office:value-type="float" office:value="55.0787151991183">
            <text:p>55.0787151991</text:p>
          </table:table-cell>
          <table:table-cell table:style-name="ce2" table:formula="of:=[.C36]/(POWER(2;(1/12)))" office:value-type="float" office:value="0.210224103813428">
            <text:p>0.2102241038</text:p>
          </table:table-cell>
          <table:table-cell office:value-type="float" office:value="33">
            <text:p>33</text:p>
          </table:table-cell>
          <table:table-cell table:style-name="ce2" table:formula="of:=[.E36]/(POWER(2;(1/12)))" office:value-type="float" office:value="54.9999999999999">
            <text:p>55</text:p>
          </table:table-cell>
          <table:table-cell table:style-name="ce2" table:formula="of:=78125/[.E35]" office:value-type="float" office:value="1420.45454545455">
            <text:p>1420.4545454546</text:p>
          </table:table-cell>
          <table:table-cell table:style-name="ce2" table:formula="of:=ROUND([.F35];0)" office:value-type="float" office:value="1420">
            <text:p>1420</text:p>
          </table:table-cell>
          <table:table-cell table:style-name="ce2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table:formula="of:=TRUNC((59-[.L35])/12)" office:value-type="float" office:value="3">
            <text:p>3</text:p>
          </table:table-cell>
          <table:table-cell table:formula="of:=POWER(2;[.M35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7]/(POWER(2;(1/12)))" office:value-type="float" office:value="58.3538660381922">
            <text:p>58.3538660382</text:p>
          </table:table-cell>
          <table:table-cell table:style-name="ce2" table:formula="of:=[.C37]/(POWER(2;(1/12)))" office:value-type="float" office:value="0.222724679535085">
            <text:p>0.2227246795</text:p>
          </table:table-cell>
          <table:table-cell office:value-type="float" office:value="34">
            <text:p>34</text:p>
          </table:table-cell>
          <table:table-cell table:style-name="ce2" table:formula="of:=[.E37]/(POWER(2;(1/12)))" office:value-type="float" office:value="58.2704701897611">
            <text:p>58.2704701898</text:p>
          </table:table-cell>
          <table:table-cell table:style-name="ce2" table:formula="of:=78125/[.E36]" office:value-type="float" office:value="1340.7305577865">
            <text:p>1340.7305577865</text:p>
          </table:table-cell>
          <table:table-cell table:style-name="ce2" table:formula="of:=ROUND([.F36];0)" office:value-type="float" office:value="1341">
            <text:p>1341</text:p>
          </table:table-cell>
          <table:table-cell table:style-name="ce2"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19">
            <text:p>19</text:p>
          </table:table-cell>
          <table:table-cell table:formula="of:=TRUNC((59-[.L36])/12)" office:value-type="float" office:value="3">
            <text:p>3</text:p>
          </table:table-cell>
          <table:table-cell table:formula="of:=POWER(2;[.M36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8]/(POWER(2;(1/12)))" office:value-type="float" office:value="61.8237674806509">
            <text:p>61.8237674807</text:p>
          </table:table-cell>
          <table:table-cell table:style-name="ce2" table:formula="of:=[.C38]/(POWER(2;(1/12)))" office:value-type="float" office:value="0.235968578170423">
            <text:p>0.2359685782</text:p>
          </table:table-cell>
          <table:table-cell office:value-type="float" office:value="35">
            <text:p>35</text:p>
          </table:table-cell>
          <table:table-cell table:style-name="ce2" table:formula="of:=[.E38]/(POWER(2;(1/12)))" office:value-type="float" office:value="61.7354126570154">
            <text:p>61.735412657</text:p>
          </table:table-cell>
          <table:table-cell table:style-name="ce2" table:formula="of:=78125/[.E37]" office:value-type="float" office:value="1265.48113372208">
            <text:p>1265.4811337221</text:p>
          </table:table-cell>
          <table:table-cell table:style-name="ce2" table:formula="of:=ROUND([.F37];0)" office:value-type="float" office:value="1265">
            <text:p>1265</text:p>
          </table:table-cell>
          <table:table-cell table:style-name="ce2"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20">
            <text:p>20</text:p>
          </table:table-cell>
          <table:table-cell table:formula="of:=TRUNC((59-[.L37])/12)" office:value-type="float" office:value="3">
            <text:p>3</text:p>
          </table:table-cell>
          <table:table-cell table:formula="of:=POWER(2;[.M37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39]/(POWER(2;(1/12)))" office:value-type="float" office:value="65.5">
            <text:p>65.5</text:p>
          </table:table-cell>
          <table:table-cell table:style-name="ce2" table:formula="of:=[.C39]/(POWER(2;(1/12)))" office:value-type="float" office:value="0.25">
            <text:p>0.25</text:p>
          </table:table-cell>
          <table:table-cell office:value-type="float" office:value="36">
            <text:p>36</text:p>
          </table:table-cell>
          <table:table-cell table:style-name="ce2" table:formula="of:=[.E39]/(POWER(2;(1/12)))" office:value-type="float" office:value="65.4063913251495">
            <text:p>65.4063913251</text:p>
          </table:table-cell>
          <table:table-cell table:style-name="ce2" table:formula="of:=78125/[.E38]" office:value-type="float" office:value="1194.45513530357">
            <text:p>1194.4551353036</text:p>
          </table:table-cell>
          <table:table-cell table:style-name="ce2" table:formula="of:=ROUND([.F38];0)" office:value-type="float" office:value="1194">
            <text:p>1194</text:p>
          </table:table-cell>
          <table:table-cell table:style-name="ce2"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table:formula="of:=TRUNC((59-[.L38])/12)" office:value-type="float" office:value="3">
            <text:p>3</text:p>
          </table:table-cell>
          <table:table-cell table:formula="of:=POWER(2;[.M38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0]/(POWER(2;(1/12)))" office:value-type="float" office:value="69.3948326805338">
            <text:p>69.3948326805</text:p>
          </table:table-cell>
          <table:table-cell table:style-name="ce2" table:formula="of:=[.C40]/(POWER(2;(1/12)))" office:value-type="float" office:value="0.264865773589823">
            <text:p>0.2648657736</text:p>
          </table:table-cell>
          <table:table-cell office:value-type="float" office:value="37">
            <text:p>37</text:p>
          </table:table-cell>
          <table:table-cell table:style-name="ce2" table:formula="of:=[.E40]/(POWER(2;(1/12)))" office:value-type="float" office:value="69.2956577442179">
            <text:p>69.2956577442</text:p>
          </table:table-cell>
          <table:table-cell table:style-name="ce2" table:formula="of:=78125/[.E39]" office:value-type="float" office:value="1127.41551986378">
            <text:p>1127.4155198638</text:p>
          </table:table-cell>
          <table:table-cell table:style-name="ce2" table:formula="of:=ROUND([.F39];0)" office:value-type="float" office:value="1127">
            <text:p>1127</text:p>
          </table:table-cell>
          <table:table-cell table:style-name="ce2"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TRUNC((59-[.L39])/12)" office:value-type="float" office:value="3">
            <text:p>3</text:p>
          </table:table-cell>
          <table:table-cell table:formula="of:=POWER(2;[.M39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1]/(POWER(2;(1/12)))" office:value-type="float" office:value="73.5212641642639">
            <text:p>73.5212641643</text:p>
          </table:table-cell>
          <table:table-cell table:style-name="ce2" table:formula="of:=[.C41]/(POWER(2;(1/12)))" office:value-type="float" office:value="0.280615512077343">
            <text:p>0.2806155121</text:p>
          </table:table-cell>
          <table:table-cell office:value-type="float" office:value="38">
            <text:p>38</text:p>
          </table:table-cell>
          <table:table-cell table:style-name="ce2" table:formula="of:=[.E41]/(POWER(2;(1/12)))" office:value-type="float" office:value="73.4161919793518">
            <text:p>73.4161919794</text:p>
          </table:table-cell>
          <table:table-cell table:style-name="ce2" table:formula="of:=78125/[.E40]" office:value-type="float" office:value="1064.1385489181">
            <text:p>1064.1385489181</text:p>
          </table:table-cell>
          <table:table-cell table:style-name="ce2" table:formula="of:=ROUND([.F40];0)" office:value-type="float" office:value="1064">
            <text:p>1064</text:p>
          </table:table-cell>
          <table:table-cell table:style-name="ce2"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TRUNC((59-[.L40])/12)" office:value-type="float" office:value="3">
            <text:p>3</text:p>
          </table:table-cell>
          <table:table-cell table:formula="of:=POWER(2;[.M40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2]/(POWER(2;(1/12)))" office:value-type="float" office:value="77.8930660326782">
            <text:p>77.8930660327</text:p>
          </table:table-cell>
          <table:table-cell table:style-name="ce2" table:formula="of:=[.C42]/(POWER(2;(1/12)))" office:value-type="float" office:value="0.29730177875068">
            <text:p>0.2973017788</text:p>
          </table:table-cell>
          <table:table-cell office:value-type="float" office:value="39">
            <text:p>39</text:p>
          </table:table-cell>
          <table:table-cell table:style-name="ce2" table:formula="of:=[.E42]/(POWER(2;(1/12)))" office:value-type="float" office:value="77.7817459305201">
            <text:p>77.7817459305</text:p>
          </table:table-cell>
          <table:table-cell table:style-name="ce2" table:formula="of:=78125/[.E41]" office:value-type="float" office:value="1004.41304145817">
            <text:p>1004.4130414582</text:p>
          </table:table-cell>
          <table:table-cell table:style-name="ce2" table:formula="of:=ROUND([.F41];0)" office:value-type="float" office:value="1004">
            <text:p>1004</text:p>
          </table:table-cell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24">
            <text:p>24</text:p>
          </table:table-cell>
          <table:table-cell table:formula="of:=TRUNC((59-[.L41])/12)" office:value-type="float" office:value="2">
            <text:p>2</text:p>
          </table:table-cell>
          <table:table-cell table:formula="of:=POWER(2;[.M41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3]/(POWER(2;(1/12)))" office:value-type="float" office:value="82.5248287681142">
            <text:p>82.5248287681</text:p>
          </table:table-cell>
          <table:table-cell table:style-name="ce2" table:formula="of:=[.C43]/(POWER(2;(1/12)))" office:value-type="float" office:value="0.314980262473718">
            <text:p>0.3149802625</text:p>
          </table:table-cell>
          <table:table-cell office:value-type="float" office:value="40">
            <text:p>40</text:p>
          </table:table-cell>
          <table:table-cell table:style-name="ce2" table:formula="of:=[.E43]/(POWER(2;(1/12)))" office:value-type="float" office:value="82.4068892282174">
            <text:p>82.4068892282</text:p>
          </table:table-cell>
          <table:table-cell table:style-name="ce2" table:formula="of:=78125/[.E42]" office:value-type="float" office:value="948.039669154855">
            <text:p>948.0396691549</text:p>
          </table:table-cell>
          <table:table-cell table:style-name="ce2" table:formula="of:=ROUND([.F42];0)" office:value-type="float" office:value="948">
            <text:p>948</text:p>
          </table:table-cell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25">
            <text:p>25</text:p>
          </table:table-cell>
          <table:table-cell table:formula="of:=TRUNC((59-[.L42])/12)" office:value-type="float" office:value="2">
            <text:p>2</text:p>
          </table:table-cell>
          <table:table-cell table:formula="of:=POWER(2;[.M42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4]/(POWER(2;(1/12)))" office:value-type="float" office:value="87.4320104481372">
            <text:p>87.4320104481</text:p>
          </table:table-cell>
          <table:table-cell table:style-name="ce2" table:formula="of:=[.C44]/(POWER(2;(1/12)))" office:value-type="float" office:value="0.333709963542508">
            <text:p>0.3337099635</text:p>
          </table:table-cell>
          <table:table-cell office:value-type="float" office:value="41">
            <text:p>41</text:p>
          </table:table-cell>
          <table:table-cell table:style-name="ce2" table:formula="of:=[.E44]/(POWER(2;(1/12)))" office:value-type="float" office:value="87.3070578582508">
            <text:p>87.3070578583</text:p>
          </table:table-cell>
          <table:table-cell table:style-name="ce2" table:formula="of:=78125/[.E43]" office:value-type="float" office:value="894.830291118519">
            <text:p>894.8302911185</text:p>
          </table:table-cell>
          <table:table-cell table:style-name="ce2" table:formula="of:=ROUND([.F43];0)" office:value-type="float" office:value="895">
            <text:p>895</text:p>
          </table:table-cell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26">
            <text:p>26</text:p>
          </table:table-cell>
          <table:table-cell table:formula="of:=TRUNC((59-[.L43])/12)" office:value-type="float" office:value="2">
            <text:p>2</text:p>
          </table:table-cell>
          <table:table-cell table:formula="of:=POWER(2;[.M43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5]/(POWER(2;(1/12)))" office:value-type="float" office:value="92.6309883354377">
            <text:p>92.6309883354</text:p>
          </table:table-cell>
          <table:table-cell table:style-name="ce2" table:formula="of:=[.C45]/(POWER(2;(1/12)))" office:value-type="float" office:value="0.353553390593273">
            <text:p>0.3535533906</text:p>
          </table:table-cell>
          <table:table-cell office:value-type="float" office:value="42">
            <text:p>42</text:p>
          </table:table-cell>
          <table:table-cell table:style-name="ce2" table:formula="of:=[.E45]/(POWER(2;(1/12)))" office:value-type="float" office:value="92.4986056779085">
            <text:p>92.4986056779</text:p>
          </table:table-cell>
          <table:table-cell table:style-name="ce2" table:formula="of:=78125/[.E44]" office:value-type="float" office:value="844.607325996252">
            <text:p>844.6073259963</text:p>
          </table:table-cell>
          <table:table-cell table:style-name="ce2" table:formula="of:=ROUND([.F44];0)" office:value-type="float" office:value="845">
            <text:p>845</text:p>
          </table:table-cell>
          <table:table-cell table:style-name="ce2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27">
            <text:p>27</text:p>
          </table:table-cell>
          <table:table-cell table:formula="of:=TRUNC((59-[.L44])/12)" office:value-type="float" office:value="2">
            <text:p>2</text:p>
          </table:table-cell>
          <table:table-cell table:formula="of:=POWER(2;[.M44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6]/(POWER(2;(1/12)))" office:value-type="float" office:value="98.1391135354226">
            <text:p>98.1391135354</text:p>
          </table:table-cell>
          <table:table-cell table:style-name="ce2" table:formula="of:=[.C46]/(POWER(2;(1/12)))" office:value-type="float" office:value="0.37457676921917">
            <text:p>0.3745767692</text:p>
          </table:table-cell>
          <table:table-cell office:value-type="float" office:value="43">
            <text:p>43</text:p>
          </table:table-cell>
          <table:table-cell table:style-name="ce2" table:formula="of:=[.E46]/(POWER(2;(1/12)))" office:value-type="float" office:value="97.9988589954372">
            <text:p>97.9988589954</text:p>
          </table:table-cell>
          <table:table-cell table:style-name="ce2" table:formula="of:=78125/[.E45]" office:value-type="float" office:value="797.203159310635">
            <text:p>797.2031593106</text:p>
          </table:table-cell>
          <table:table-cell table:style-name="ce2" table:formula="of:=ROUND([.F45];0)" office:value-type="float" office:value="797">
            <text:p>797</text:p>
          </table:table-cell>
          <table:table-cell table:style-name="ce2" office:value-type="float" office:value="28">
            <text:p>28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28">
            <text:p>28</text:p>
          </table:table-cell>
          <table:table-cell table:formula="of:=TRUNC((59-[.L45])/12)" office:value-type="float" office:value="2">
            <text:p>2</text:p>
          </table:table-cell>
          <table:table-cell table:formula="of:=POWER(2;[.M45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7]/(POWER(2;(1/12)))" office:value-type="float" office:value="103.974768903917">
            <text:p>103.9747689039</text:p>
          </table:table-cell>
          <table:table-cell table:style-name="ce2" table:formula="of:=[.C47]/(POWER(2;(1/12)))" office:value-type="float" office:value="0.39685026299205">
            <text:p>0.396850263</text:p>
          </table:table-cell>
          <table:table-cell office:value-type="float" office:value="44">
            <text:p>44</text:p>
          </table:table-cell>
          <table:table-cell table:style-name="ce2" table:formula="of:=[.E47]/(POWER(2;(1/12)))" office:value-type="float" office:value="103.826174394986">
            <text:p>103.826174395</text:p>
          </table:table-cell>
          <table:table-cell table:style-name="ce2" table:formula="of:=78125/[.E46]" office:value-type="float" office:value="752.459584062">
            <text:p>752.459584062</text:p>
          </table:table-cell>
          <table:table-cell table:style-name="ce2" table:formula="of:=ROUND([.F46];0)" office:value-type="float" office:value="752">
            <text:p>752</text:p>
          </table:table-cell>
          <table:table-cell table:style-name="ce2"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29">
            <text:p>29</text:p>
          </table:table-cell>
          <table:table-cell table:formula="of:=TRUNC((59-[.L46])/12)" office:value-type="float" office:value="2">
            <text:p>2</text:p>
          </table:table-cell>
          <table:table-cell table:formula="of:=POWER(2;[.M46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8]/(POWER(2;(1/12)))" office:value-type="float" office:value="110.157430398237">
            <text:p>110.1574303982</text:p>
          </table:table-cell>
          <table:table-cell table:style-name="ce2" table:formula="of:=[.C48]/(POWER(2;(1/12)))" office:value-type="float" office:value="0.420448207626857">
            <text:p>0.4204482076</text:p>
          </table:table-cell>
          <table:table-cell office:value-type="float" office:value="45">
            <text:p>45</text:p>
          </table:table-cell>
          <table:table-cell table:style-name="ce2" table:formula="of:=[.E48]/(POWER(2;(1/12)))" office:value-type="float" office:value="110">
            <text:p>110</text:p>
          </table:table-cell>
          <table:table-cell table:style-name="ce2" table:formula="of:=78125/[.E47]" office:value-type="float" office:value="710.227272727274">
            <text:p>710.2272727273</text:p>
          </table:table-cell>
          <table:table-cell table:style-name="ce2" table:formula="of:=ROUND([.F47];0)" office:value-type="float" office:value="710">
            <text:p>710</text:p>
          </table:table-cell>
          <table:table-cell table:style-name="ce2"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30">
            <text:p>30</text:p>
          </table:table-cell>
          <table:table-cell table:formula="of:=TRUNC((59-[.L47])/12)" office:value-type="float" office:value="2">
            <text:p>2</text:p>
          </table:table-cell>
          <table:table-cell table:formula="of:=POWER(2;[.M47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49]/(POWER(2;(1/12)))" office:value-type="float" office:value="116.707732076384">
            <text:p>116.7077320764</text:p>
          </table:table-cell>
          <table:table-cell table:style-name="ce2" table:formula="of:=[.C49]/(POWER(2;(1/12)))" office:value-type="float" office:value="0.445449359070169">
            <text:p>0.4454493591</text:p>
          </table:table-cell>
          <table:table-cell office:value-type="float" office:value="46">
            <text:p>46</text:p>
          </table:table-cell>
          <table:table-cell table:style-name="ce2" table:formula="of:=[.E49]/(POWER(2;(1/12)))" office:value-type="float" office:value="116.540940379522">
            <text:p>116.5409403795</text:p>
          </table:table-cell>
          <table:table-cell table:style-name="ce2" table:formula="of:=78125/[.E48]" office:value-type="float" office:value="670.365278893249">
            <text:p>670.3652788932</text:p>
          </table:table-cell>
          <table:table-cell table:style-name="ce2" table:formula="of:=ROUND([.F48];0)" office:value-type="float" office:value="670">
            <text:p>670</text:p>
          </table:table-cell>
          <table:table-cell table:style-name="ce2"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31">
            <text:p>31</text:p>
          </table:table-cell>
          <table:table-cell table:formula="of:=TRUNC((59-[.L48])/12)" office:value-type="float" office:value="2">
            <text:p>2</text:p>
          </table:table-cell>
          <table:table-cell table:formula="of:=POWER(2;[.M48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0]/(POWER(2;(1/12)))" office:value-type="float" office:value="123.647534961302">
            <text:p>123.6475349613</text:p>
          </table:table-cell>
          <table:table-cell table:style-name="ce2" table:formula="of:=[.C50]/(POWER(2;(1/12)))" office:value-type="float" office:value="0.471937156340846">
            <text:p>0.4719371563</text:p>
          </table:table-cell>
          <table:table-cell office:value-type="float" office:value="47">
            <text:p>47</text:p>
          </table:table-cell>
          <table:table-cell table:style-name="ce2" table:formula="of:=[.E50]/(POWER(2;(1/12)))" office:value-type="float" office:value="123.470825314031">
            <text:p>123.470825314</text:p>
          </table:table-cell>
          <table:table-cell table:style-name="ce2" table:formula="of:=78125/[.E49]" office:value-type="float" office:value="632.740566861037">
            <text:p>632.740566861</text:p>
          </table:table-cell>
          <table:table-cell table:style-name="ce2" table:formula="of:=ROUND([.F49];0)" office:value-type="float" office:value="633">
            <text:p>633</text:p>
          </table:table-cell>
          <table:table-cell table:style-name="ce2" office:value-type="float" office:value="32">
            <text:p>32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32">
            <text:p>32</text:p>
          </table:table-cell>
          <table:table-cell table:formula="of:=TRUNC((59-[.L49])/12)" office:value-type="float" office:value="2">
            <text:p>2</text:p>
          </table:table-cell>
          <table:table-cell table:formula="of:=POWER(2;[.M49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1]/(POWER(2;(1/12)))" office:value-type="float" office:value="131">
            <text:p>131</text:p>
          </table:table-cell>
          <table:table-cell table:style-name="ce2" table:formula="of:=[.C51]/(POWER(2;(1/12)))" office:value-type="float" office:value="0.5">
            <text:p>0.5</text:p>
          </table:table-cell>
          <table:table-cell office:value-type="float" office:value="48">
            <text:p>48</text:p>
          </table:table-cell>
          <table:table-cell table:style-name="ce2" table:formula="of:=[.E51]/(POWER(2;(1/12)))" office:value-type="float" office:value="130.812782650299">
            <text:p>130.8127826503</text:p>
          </table:table-cell>
          <table:table-cell table:style-name="ce2" table:formula="of:=78125/[.E50]" office:value-type="float" office:value="597.227567651786">
            <text:p>597.2275676518</text:p>
          </table:table-cell>
          <table:table-cell table:style-name="ce2" table:formula="of:=ROUND([.F50];0)" office:value-type="float" office:value="597">
            <text:p>597</text:p>
          </table:table-cell>
          <table:table-cell table:style-name="ce2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table:formula="of:=TRUNC((59-[.L50])/12)" office:value-type="float" office:value="2">
            <text:p>2</text:p>
          </table:table-cell>
          <table:table-cell table:formula="of:=POWER(2;[.M50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2]/(POWER(2;(1/12)))" office:value-type="float" office:value="138.789665361068">
            <text:p>138.7896653611</text:p>
          </table:table-cell>
          <table:table-cell table:style-name="ce2" table:formula="of:=[.C52]/(POWER(2;(1/12)))" office:value-type="float" office:value="0.529731547179647">
            <text:p>0.5297315472</text:p>
          </table:table-cell>
          <table:table-cell office:value-type="float" office:value="49">
            <text:p>49</text:p>
          </table:table-cell>
          <table:table-cell table:style-name="ce2" table:formula="of:=[.E52]/(POWER(2;(1/12)))" office:value-type="float" office:value="138.591315488436">
            <text:p>138.5913154884</text:p>
          </table:table-cell>
          <table:table-cell table:style-name="ce2" table:formula="of:=78125/[.E51]" office:value-type="float" office:value="563.70775993189">
            <text:p>563.7077599319</text:p>
          </table:table-cell>
          <table:table-cell table:style-name="ce2" table:formula="of:=ROUND([.F51];0)" office:value-type="float" office:value="564">
            <text:p>564</text:p>
          </table:table-cell>
          <table:table-cell table:style-name="ce2"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34">
            <text:p>34</text:p>
          </table:table-cell>
          <table:table-cell table:formula="of:=TRUNC((59-[.L51])/12)" office:value-type="float" office:value="2">
            <text:p>2</text:p>
          </table:table-cell>
          <table:table-cell table:formula="of:=POWER(2;[.M51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3]/(POWER(2;(1/12)))" office:value-type="float" office:value="147.042528328528">
            <text:p>147.0425283285</text:p>
          </table:table-cell>
          <table:table-cell table:style-name="ce2" table:formula="of:=[.C53]/(POWER(2;(1/12)))" office:value-type="float" office:value="0.561231024154686">
            <text:p>0.5612310242</text:p>
          </table:table-cell>
          <table:table-cell office:value-type="float" office:value="50">
            <text:p>50</text:p>
          </table:table-cell>
          <table:table-cell table:style-name="ce2" table:formula="of:=[.E53]/(POWER(2;(1/12)))" office:value-type="float" office:value="146.832383958704">
            <text:p>146.8323839587</text:p>
          </table:table-cell>
          <table:table-cell table:style-name="ce2" table:formula="of:=78125/[.E52]" office:value-type="float" office:value="532.069274459049">
            <text:p>532.0692744591</text:p>
          </table:table-cell>
          <table:table-cell table:style-name="ce2" table:formula="of:=ROUND([.F52];0)" office:value-type="float" office:value="532">
            <text:p>532</text:p>
          </table:table-cell>
          <table:table-cell table:style-name="ce2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  <table:table-cell table:formula="of:=TRUNC((59-[.L52])/12)" office:value-type="float" office:value="2">
            <text:p>2</text:p>
          </table:table-cell>
          <table:table-cell table:formula="of:=POWER(2;[.M52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4]/(POWER(2;(1/12)))" office:value-type="float" office:value="155.786132065356">
            <text:p>155.7861320654</text:p>
          </table:table-cell>
          <table:table-cell table:style-name="ce2" table:formula="of:=[.C54]/(POWER(2;(1/12)))" office:value-type="float" office:value="0.59460355750136">
            <text:p>0.5946035575</text:p>
          </table:table-cell>
          <table:table-cell office:value-type="float" office:value="51">
            <text:p>51</text:p>
          </table:table-cell>
          <table:table-cell table:style-name="ce2" table:formula="of:=[.E54]/(POWER(2;(1/12)))" office:value-type="float" office:value="155.56349186104">
            <text:p>155.563491861</text:p>
          </table:table-cell>
          <table:table-cell table:style-name="ce2" table:formula="of:=78125/[.E53]" office:value-type="float" office:value="502.206520729083">
            <text:p>502.2065207291</text:p>
          </table:table-cell>
          <table:table-cell table:style-name="ce2" table:formula="of:=ROUND([.F53];0)" office:value-type="float" office:value="502">
            <text:p>502</text:p>
          </table:table-cell>
          <table:table-cell table:style-name="ce2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36">
            <text:p>36</text:p>
          </table:table-cell>
          <table:table-cell table:formula="of:=TRUNC((59-[.L53])/12)" office:value-type="float" office:value="1">
            <text:p>1</text:p>
          </table:table-cell>
          <table:table-cell table:formula="of:=POWER(2;[.M53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5]/(POWER(2;(1/12)))" office:value-type="float" office:value="165.049657536228">
            <text:p>165.0496575362</text:p>
          </table:table-cell>
          <table:table-cell table:style-name="ce2" table:formula="of:=[.C55]/(POWER(2;(1/12)))" office:value-type="float" office:value="0.629960524947436">
            <text:p>0.6299605249</text:p>
          </table:table-cell>
          <table:table-cell office:value-type="float" office:value="52">
            <text:p>52</text:p>
          </table:table-cell>
          <table:table-cell table:style-name="ce2" table:formula="of:=[.E55]/(POWER(2;(1/12)))" office:value-type="float" office:value="164.813778456435">
            <text:p>164.8137784564</text:p>
          </table:table-cell>
          <table:table-cell table:style-name="ce2" table:formula="of:=78125/[.E54]" office:value-type="float" office:value="474.019834577427">
            <text:p>474.0198345774</text:p>
          </table:table-cell>
          <table:table-cell table:style-name="ce2" table:formula="of:=ROUND([.F54];0)" office:value-type="float" office:value="474">
            <text:p>474</text:p>
          </table:table-cell>
          <table:table-cell table:style-name="ce2" office:value-type="float" office:value="37">
            <text:p>37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table:formula="of:=TRUNC((59-[.L54])/12)" office:value-type="float" office:value="1">
            <text:p>1</text:p>
          </table:table-cell>
          <table:table-cell table:formula="of:=POWER(2;[.M54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6]/(POWER(2;(1/12)))" office:value-type="float" office:value="174.864020896274">
            <text:p>174.8640208963</text:p>
          </table:table-cell>
          <table:table-cell table:style-name="ce2" table:formula="of:=[.C56]/(POWER(2;(1/12)))" office:value-type="float" office:value="0.667419927085017">
            <text:p>0.6674199271</text:p>
          </table:table-cell>
          <table:table-cell office:value-type="float" office:value="53">
            <text:p>53</text:p>
          </table:table-cell>
          <table:table-cell table:style-name="ce2" table:formula="of:=[.E56]/(POWER(2;(1/12)))" office:value-type="float" office:value="174.614115716502">
            <text:p>174.6141157165</text:p>
          </table:table-cell>
          <table:table-cell table:style-name="ce2" table:formula="of:=78125/[.E55]" office:value-type="float" office:value="447.415145559259">
            <text:p>447.4151455593</text:p>
          </table:table-cell>
          <table:table-cell table:style-name="ce2" table:formula="of:=ROUND([.F55];0)" office:value-type="float" office:value="447">
            <text:p>447</text:p>
          </table:table-cell>
          <table:table-cell table:style-name="ce2"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  <table:table-cell table:formula="of:=TRUNC((59-[.L55])/12)" office:value-type="float" office:value="1">
            <text:p>1</text:p>
          </table:table-cell>
          <table:table-cell table:formula="of:=POWER(2;[.M55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7]/(POWER(2;(1/12)))" office:value-type="float" office:value="185.261976670875">
            <text:p>185.2619766709</text:p>
          </table:table-cell>
          <table:table-cell table:style-name="ce2" table:formula="of:=[.C57]/(POWER(2;(1/12)))" office:value-type="float" office:value="0.707106781186547">
            <text:p>0.7071067812</text:p>
          </table:table-cell>
          <table:table-cell office:value-type="float" office:value="54">
            <text:p>54</text:p>
          </table:table-cell>
          <table:table-cell table:style-name="ce2" table:formula="of:=[.E57]/(POWER(2;(1/12)))" office:value-type="float" office:value="184.997211355817">
            <text:p>184.9972113558</text:p>
          </table:table-cell>
          <table:table-cell table:style-name="ce2" table:formula="of:=78125/[.E56]" office:value-type="float" office:value="422.303662998126">
            <text:p>422.3036629981</text:p>
          </table:table-cell>
          <table:table-cell table:style-name="ce2" table:formula="of:=ROUND([.F56];0)" office:value-type="float" office:value="422">
            <text:p>422</text:p>
          </table:table-cell>
          <table:table-cell table:style-name="ce2"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39">
            <text:p>39</text:p>
          </table:table-cell>
          <table:table-cell table:formula="of:=TRUNC((59-[.L56])/12)" office:value-type="float" office:value="1">
            <text:p>1</text:p>
          </table:table-cell>
          <table:table-cell table:formula="of:=POWER(2;[.M56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8]/(POWER(2;(1/12)))" office:value-type="float" office:value="196.278227070845">
            <text:p>196.2782270708</text:p>
          </table:table-cell>
          <table:table-cell table:style-name="ce2" table:formula="of:=[.C58]/(POWER(2;(1/12)))" office:value-type="float" office:value="0.749153538438341">
            <text:p>0.7491535384</text:p>
          </table:table-cell>
          <table:table-cell office:value-type="float" office:value="55">
            <text:p>55</text:p>
          </table:table-cell>
          <table:table-cell table:style-name="ce2" table:formula="of:=[.E58]/(POWER(2;(1/12)))" office:value-type="float" office:value="195.997717990874">
            <text:p>195.9977179909</text:p>
          </table:table-cell>
          <table:table-cell table:style-name="ce2" table:formula="of:=78125/[.E57]" office:value-type="float" office:value="398.601579655317">
            <text:p>398.6015796553</text:p>
          </table:table-cell>
          <table:table-cell table:style-name="ce2" table:formula="of:=ROUND([.F57];0)" office:value-type="float" office:value="399">
            <text:p>399</text:p>
          </table:table-cell>
          <table:table-cell table:style-name="ce2"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table:formula="of:=TRUNC((59-[.L57])/12)" office:value-type="float" office:value="1">
            <text:p>1</text:p>
          </table:table-cell>
          <table:table-cell table:formula="of:=POWER(2;[.M57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59]/(POWER(2;(1/12)))" office:value-type="float" office:value="207.949537807834">
            <text:p>207.9495378078</text:p>
          </table:table-cell>
          <table:table-cell table:style-name="ce2" table:formula="of:=[.C59]/(POWER(2;(1/12)))" office:value-type="float" office:value="0.7937005259841">
            <text:p>0.793700526</text:p>
          </table:table-cell>
          <table:table-cell office:value-type="float" office:value="56">
            <text:p>56</text:p>
          </table:table-cell>
          <table:table-cell table:style-name="ce2" table:formula="of:=[.E59]/(POWER(2;(1/12)))" office:value-type="float" office:value="207.652348789972">
            <text:p>207.65234879</text:p>
          </table:table-cell>
          <table:table-cell table:style-name="ce2" table:formula="of:=78125/[.E58]" office:value-type="float" office:value="376.229792031">
            <text:p>376.229792031</text:p>
          </table:table-cell>
          <table:table-cell table:style-name="ce2" table:formula="of:=ROUND([.F58];0)" office:value-type="float" office:value="376">
            <text:p>376</text:p>
          </table:table-cell>
          <table:table-cell table:style-name="ce2" office:value-type="float" office:value="41">
            <text:p>41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41">
            <text:p>41</text:p>
          </table:table-cell>
          <table:table-cell table:formula="of:=TRUNC((59-[.L58])/12)" office:value-type="float" office:value="1">
            <text:p>1</text:p>
          </table:table-cell>
          <table:table-cell table:formula="of:=POWER(2;[.M58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60]/(POWER(2;(1/12)))" office:value-type="float" office:value="220.314860796473">
            <text:p>220.3148607965</text:p>
          </table:table-cell>
          <table:table-cell table:style-name="ce2" table:formula="of:=[.C60]/(POWER(2;(1/12)))" office:value-type="float" office:value="0.840896415253714">
            <text:p>0.8408964153</text:p>
          </table:table-cell>
          <table:table-cell office:value-type="float" office:value="57">
            <text:p>57</text:p>
          </table:table-cell>
          <table:table-cell table:style-name="ce2" table:formula="of:=[.E60]/(POWER(2;(1/12)))" office:value-type="float" office:value="220">
            <text:p>220</text:p>
          </table:table-cell>
          <table:table-cell table:style-name="ce2" table:formula="of:=78125/[.E59]" office:value-type="float" office:value="355.113636363637">
            <text:p>355.1136363636</text:p>
          </table:table-cell>
          <table:table-cell table:style-name="ce2" table:formula="of:=ROUND([.F59];0)" office:value-type="float" office:value="355">
            <text:p>355</text:p>
          </table:table-cell>
          <table:table-cell table:style-name="ce2" office:value-type="float" office:value="42">
            <text:p>42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42">
            <text:p>42</text:p>
          </table:table-cell>
          <table:table-cell table:formula="of:=TRUNC((59-[.L59])/12)" office:value-type="float" office:value="1">
            <text:p>1</text:p>
          </table:table-cell>
          <table:table-cell table:formula="of:=POWER(2;[.M59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61]/(POWER(2;(1/12)))" office:value-type="float" office:value="233.415464152769">
            <text:p>233.4154641528</text:p>
          </table:table-cell>
          <table:table-cell table:style-name="ce2" table:formula="of:=[.C61]/(POWER(2;(1/12)))" office:value-type="float" office:value="0.890898718140339">
            <text:p>0.8908987181</text:p>
          </table:table-cell>
          <table:table-cell office:value-type="float" office:value="58">
            <text:p>58</text:p>
          </table:table-cell>
          <table:table-cell table:style-name="ce2" table:formula="of:=[.E61]/(POWER(2;(1/12)))" office:value-type="float" office:value="233.081880759045">
            <text:p>233.081880759</text:p>
          </table:table-cell>
          <table:table-cell table:style-name="ce2" table:formula="of:=78125/[.E60]" office:value-type="float" office:value="335.182639446624">
            <text:p>335.1826394466</text:p>
          </table:table-cell>
          <table:table-cell table:style-name="ce2" table:formula="of:=ROUND([.F60];0)" office:value-type="float" office:value="335">
            <text:p>335</text:p>
          </table:table-cell>
          <table:table-cell table:style-name="ce2" office:value-type="float" office:value="43">
            <text:p>43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43">
            <text:p>43</text:p>
          </table:table-cell>
          <table:table-cell table:formula="of:=TRUNC((59-[.L60])/12)" office:value-type="float" office:value="1">
            <text:p>1</text:p>
          </table:table-cell>
          <table:table-cell table:formula="of:=POWER(2;[.M60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style-name="ce2" table:formula="of:=[.B62]/(POWER(2;(1/12)))" office:value-type="float" office:value="247.295069922604">
            <text:p>247.2950699226</text:p>
          </table:table-cell>
          <table:table-cell table:style-name="ce2" table:formula="of:=[.C62]/(POWER(2;(1/12)))" office:value-type="float" office:value="0.943874312681693">
            <text:p>0.9438743127</text:p>
          </table:table-cell>
          <table:table-cell office:value-type="float" office:value="59">
            <text:p>59</text:p>
          </table:table-cell>
          <table:table-cell table:style-name="ce2" table:formula="of:=[.E62]/(POWER(2;(1/12)))" office:value-type="float" office:value="246.941650628062">
            <text:p>246.9416506281</text:p>
          </table:table-cell>
          <table:table-cell table:style-name="ce2" table:formula="of:=78125/[.E61]" office:value-type="float" office:value="316.370283430518">
            <text:p>316.3702834305</text:p>
          </table:table-cell>
          <table:table-cell table:style-name="ce2" table:formula="of:=ROUND([.F61];0)" office:value-type="float" office:value="316">
            <text:p>316</text:p>
          </table:table-cell>
          <table:table-cell table:style-name="ce2" office:value-type="float" office:value="44">
            <text:p>44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44">
            <text:p>44</text:p>
          </table:table-cell>
          <table:table-cell table:formula="of:=TRUNC((59-[.L61])/12)" office:value-type="float" office:value="1">
            <text:p>1</text:p>
          </table:table-cell>
          <table:table-cell table:formula="of:=POWER(2;[.M61])"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string">
            <text:p>middle c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2" table:formula="of:=[.E63]/(POWER(2;(1/12)))" office:value-type="float" office:value="261.625565300598">
            <text:p>261.6255653006</text:p>
          </table:table-cell>
          <table:table-cell table:style-name="ce2" table:formula="of:=78125/[.E62]" office:value-type="float" office:value="298.613783825893">
            <text:p>298.6137838259</text:p>
          </table:table-cell>
          <table:table-cell table:style-name="ce2" table:formula="of:=ROUND([.F62];0)" office:value-type="float" office:value="299">
            <text:p>299</text:p>
          </table:table-cell>
          <table:table-cell table:style-name="ce2" office:value-type="float" office:value="45">
            <text:p>45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45">
            <text:p>45</text:p>
          </table:table-cell>
          <table:table-cell table:formula="of:=TRUNC((59-[.L62])/12)" office:value-type="float" office:value="1">
            <text:p>1</text:p>
          </table:table-cell>
          <table:table-cell table:formula="of:=POWER(2;[.M62])"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formula="of:=[.B62]*(POWER(2;(1/12)))" office:value-type="float" office:value="277.579330722135">
            <text:p>277.5793307221</text:p>
          </table:table-cell>
          <table:table-cell table:style-name="ce2" table:formula="of:=[.C62]*(POWER(2;(1/12)))" office:value-type="float" office:value="1.0594630943593">
            <text:p>1.0594630944</text:p>
          </table:table-cell>
          <table:table-cell office:value-type="float" office:value="61">
            <text:p>61</text:p>
          </table:table-cell>
          <table:table-cell table:style-name="ce2" table:formula="of:=[.E64]/(POWER(2;(1/12)))" office:value-type="float" office:value="277.182630976872">
            <text:p>277.1826309769</text:p>
          </table:table-cell>
          <table:table-cell table:style-name="ce2" table:formula="of:=78125/[.E63]" office:value-type="float" office:value="281.853879965945">
            <text:p>281.8538799659</text:p>
          </table:table-cell>
          <table:table-cell table:style-name="ce2" table:formula="of:=ROUND([.F63];0)" office:value-type="float" office:value="282">
            <text:p>282</text:p>
          </table:table-cell>
          <table:table-cell table:style-name="ce2" office:value-type="float" office:value="46">
            <text:p>46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46">
            <text:p>46</text:p>
          </table:table-cell>
          <table:table-cell table:formula="of:=TRUNC((59-[.L63])/12)" office:value-type="float" office:value="1">
            <text:p>1</text:p>
          </table:table-cell>
          <table:table-cell table:formula="of:=POWER(2;[.M63])"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formula="of:=[.B63]*(POWER(2;(1/12)))" office:value-type="float" office:value="294.085056657056">
            <text:p>294.0850566571</text:p>
          </table:table-cell>
          <table:table-cell table:style-name="ce2" table:formula="of:=[.C63]*(POWER(2;(1/12)))" office:value-type="float" office:value="1.12246204830937">
            <text:p>1.1224620483</text:p>
          </table:table-cell>
          <table:table-cell office:value-type="float" office:value="62">
            <text:p>62</text:p>
          </table:table-cell>
          <table:table-cell table:style-name="ce2" table:formula="of:=[.E65]/(POWER(2;(1/12)))" office:value-type="float" office:value="293.664767917407">
            <text:p>293.6647679174</text:p>
          </table:table-cell>
          <table:table-cell table:style-name="ce2" table:formula="of:=78125/[.E64]" office:value-type="float" office:value="266.034637229524">
            <text:p>266.0346372295</text:p>
          </table:table-cell>
          <table:table-cell table:style-name="ce2" table:formula="of:=ROUND([.F64];0)" office:value-type="float" office:value="266">
            <text:p>266</text:p>
          </table:table-cell>
          <table:table-cell table:style-name="ce2" office:value-type="float" office:value="47">
            <text:p>47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table:formula="of:=TRUNC((59-[.L64])/12)" office:value-type="float" office:value="1">
            <text:p>1</text:p>
          </table:table-cell>
          <table:table-cell table:formula="of:=POWER(2;[.M64])"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formula="of:=[.B64]*(POWER(2;(1/12)))" office:value-type="float" office:value="311.572264130713">
            <text:p>311.5722641307</text:p>
          </table:table-cell>
          <table:table-cell table:style-name="ce2" table:formula="of:=[.C64]*(POWER(2;(1/12)))" office:value-type="float" office:value="1.18920711500272">
            <text:p>1.189207115</text:p>
          </table:table-cell>
          <table:table-cell office:value-type="float" office:value="63">
            <text:p>63</text:p>
          </table:table-cell>
          <table:table-cell table:style-name="ce2" table:formula="of:=[.E66]/(POWER(2;(1/12)))" office:value-type="float" office:value="311.126983722081">
            <text:p>311.1269837221</text:p>
          </table:table-cell>
          <table:table-cell table:style-name="ce2" table:formula="of:=78125/[.E65]" office:value-type="float" office:value="251.103260364541">
            <text:p>251.1032603645</text:p>
          </table:table-cell>
          <table:table-cell table:style-name="ce2" table:formula="of:=ROUND([.F65];0)" office:value-type="float" office:value="251">
            <text:p>251</text:p>
          </table:table-cell>
          <table:table-cell table:style-name="ce2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ROUND([.F65];0)" office:value-type="float" office:value="251">
            <text:p>251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table:formula="of:=TRUNC((59-[.L65])/12)" office:value-type="float" office:value="0">
            <text:p>0</text:p>
          </table:table-cell>
          <table:table-cell table:formula="of:=POWER(2;[.M65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table:formula="of:=[.B65]*(POWER(2;(1/12)))" office:value-type="float" office:value="330.099315072457">
            <text:p>330.0993150725</text:p>
          </table:table-cell>
          <table:table-cell table:style-name="ce2" table:formula="of:=[.C65]*(POWER(2;(1/12)))" office:value-type="float" office:value="1.25992104989487">
            <text:p>1.2599210499</text:p>
          </table:table-cell>
          <table:table-cell office:value-type="float" office:value="64">
            <text:p>64</text:p>
          </table:table-cell>
          <table:table-cell table:style-name="ce2" table:formula="of:=[.E67]/(POWER(2;(1/12)))" office:value-type="float" office:value="329.62755691287">
            <text:p>329.6275569129</text:p>
          </table:table-cell>
          <table:table-cell table:style-name="ce2" table:formula="of:=78125/[.E66]" office:value-type="float" office:value="237.009917288714">
            <text:p>237.0099172887</text:p>
          </table:table-cell>
          <table:table-cell table:style-name="ce2" table:formula="of:=ROUND([.F66];0)" office:value-type="float" office:value="237">
            <text:p>237</text:p>
          </table:table-cell>
          <table:table-cell table:style-name="ce2"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ROUND([.F66];0)" office:value-type="float" office:value="237">
            <text:p>237</text:p>
          </table:table-cell>
          <table:table-cell office:value-type="float" office:value="237">
            <text:p>237</text:p>
          </table:table-cell>
          <table:table-cell office:value-type="float" office:value="49">
            <text:p>49</text:p>
          </table:table-cell>
          <table:table-cell table:formula="of:=TRUNC((59-[.L66])/12)" office:value-type="float" office:value="0">
            <text:p>0</text:p>
          </table:table-cell>
          <table:table-cell table:formula="of:=POWER(2;[.M66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formula="of:=[.B66]*(POWER(2;(1/12)))" office:value-type="float" office:value="349.728041792549">
            <text:p>349.7280417925</text:p>
          </table:table-cell>
          <table:table-cell table:style-name="ce2" table:formula="of:=[.C66]*(POWER(2;(1/12)))" office:value-type="float" office:value="1.33483985417003">
            <text:p>1.3348398542</text:p>
          </table:table-cell>
          <table:table-cell office:value-type="float" office:value="65">
            <text:p>65</text:p>
          </table:table-cell>
          <table:table-cell table:style-name="ce2" table:formula="of:=[.E68]/(POWER(2;(1/12)))" office:value-type="float" office:value="349.228231433004">
            <text:p>349.228231433</text:p>
          </table:table-cell>
          <table:table-cell table:style-name="ce2" table:formula="of:=78125/[.E67]" office:value-type="float" office:value="223.70757277963">
            <text:p>223.7075727796</text:p>
          </table:table-cell>
          <table:table-cell table:style-name="ce2" table:formula="of:=ROUND([.F67];0)" office:value-type="float" office:value="224">
            <text:p>224</text:p>
          </table:table-cell>
          <table:table-cell table:style-name="ce2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ROUND([.F67];0)" office:value-type="float" office:value="224">
            <text:p>224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table:formula="of:=TRUNC((59-[.L67])/12)" office:value-type="float" office:value="0">
            <text:p>0</text:p>
          </table:table-cell>
          <table:table-cell table:formula="of:=POWER(2;[.M67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formula="of:=[.B67]*(POWER(2;(1/12)))" office:value-type="float" office:value="370.523953341751">
            <text:p>370.5239533418</text:p>
          </table:table-cell>
          <table:table-cell table:style-name="ce2" table:formula="of:=[.C67]*(POWER(2;(1/12)))" office:value-type="float" office:value="1.4142135623731">
            <text:p>1.4142135624</text:p>
          </table:table-cell>
          <table:table-cell office:value-type="float" office:value="66">
            <text:p>66</text:p>
          </table:table-cell>
          <table:table-cell table:style-name="ce2" table:formula="of:=[.E69]/(POWER(2;(1/12)))" office:value-type="float" office:value="369.994422711634">
            <text:p>369.9944227116</text:p>
          </table:table-cell>
          <table:table-cell table:style-name="ce2" table:formula="of:=78125/[.E68]" office:value-type="float" office:value="211.151831499063">
            <text:p>211.1518314991</text:p>
          </table:table-cell>
          <table:table-cell table:style-name="ce2" table:formula="of:=ROUND([.F68];0)" office:value-type="float" office:value="211">
            <text:p>211</text:p>
          </table:table-cell>
          <table:table-cell table:style-name="ce2" office:value-type="float" office:value="51">
            <text:p>51</text:p>
          </table:table-cell>
          <table:table-cell office:value-type="float" office:value="3">
            <text:p>3</text:p>
          </table:table-cell>
          <table:table-cell table:formula="of:=ROUND([.F68];0)" office:value-type="float" office:value="211">
            <text:p>211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  <table:table-cell table:formula="of:=TRUNC((59-[.L68])/12)" office:value-type="float" office:value="0">
            <text:p>0</text:p>
          </table:table-cell>
          <table:table-cell table:formula="of:=POWER(2;[.M68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formula="of:=[.B68]*(POWER(2;(1/12)))" office:value-type="float" office:value="392.556454141691">
            <text:p>392.5564541417</text:p>
          </table:table-cell>
          <table:table-cell table:style-name="ce2" table:formula="of:=[.C68]*(POWER(2;(1/12)))" office:value-type="float" office:value="1.49830707687668">
            <text:p>1.4983070769</text:p>
          </table:table-cell>
          <table:table-cell office:value-type="float" office:value="67">
            <text:p>67</text:p>
          </table:table-cell>
          <table:table-cell table:style-name="ce2" table:formula="of:=[.E70]/(POWER(2;(1/12)))" office:value-type="float" office:value="391.995435981749">
            <text:p>391.9954359818</text:p>
          </table:table-cell>
          <table:table-cell table:style-name="ce2" table:formula="of:=78125/[.E69]" office:value-type="float" office:value="199.300789827659">
            <text:p>199.3007898277</text:p>
          </table:table-cell>
          <table:table-cell table:style-name="ce2" table:formula="of:=ROUND([.F69];0)" office:value-type="float" office:value="199">
            <text:p>199</text:p>
          </table:table-cell>
          <table:table-cell table:style-name="ce2" office:value-type="float" office:value="52">
            <text:p>52</text:p>
          </table:table-cell>
          <table:table-cell office:value-type="float" office:value="4">
            <text:p>4</text:p>
          </table:table-cell>
          <table:table-cell table:formula="of:=ROUND([.F69];0)" office:value-type="float" office:value="199">
            <text:p>199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table:formula="of:=TRUNC((59-[.L69])/12)" office:value-type="float" office:value="0">
            <text:p>0</text:p>
          </table:table-cell>
          <table:table-cell table:formula="of:=POWER(2;[.M69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formula="of:=[.B69]*(POWER(2;(1/12)))" office:value-type="float" office:value="415.899075615668">
            <text:p>415.8990756157</text:p>
          </table:table-cell>
          <table:table-cell table:style-name="ce2" table:formula="of:=[.C69]*(POWER(2;(1/12)))" office:value-type="float" office:value="1.5874010519682">
            <text:p>1.587401052</text:p>
          </table:table-cell>
          <table:table-cell office:value-type="float" office:value="68">
            <text:p>68</text:p>
          </table:table-cell>
          <table:table-cell table:style-name="ce2" table:formula="of:=[.E71]/(POWER(2;(1/12)))" office:value-type="float" office:value="415.304697579945">
            <text:p>415.3046975799</text:p>
          </table:table-cell>
          <table:table-cell table:style-name="ce2" table:formula="of:=78125/[.E70]" office:value-type="float" office:value="188.1148960155">
            <text:p>188.1148960155</text:p>
          </table:table-cell>
          <table:table-cell table:style-name="ce2" table:formula="of:=ROUND([.F70];0)" office:value-type="float" office:value="188">
            <text:p>188</text:p>
          </table:table-cell>
          <table:table-cell table:style-name="ce2" office:value-type="float" office:value="53">
            <text:p>53</text:p>
          </table:table-cell>
          <table:table-cell office:value-type="float" office:value="5">
            <text:p>5</text:p>
          </table:table-cell>
          <table:table-cell table:formula="of:=ROUND([.F70];0)" office:value-type="float" office:value="188">
            <text:p>18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  <table:table-cell table:formula="of:=TRUNC((59-[.L70])/12)" office:value-type="float" office:value="0">
            <text:p>0</text:p>
          </table:table-cell>
          <table:table-cell table:formula="of:=POWER(2;[.M70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440 reference</text:p>
          </table:table-cell>
          <table:table-cell table:formula="of:=[.B70]*(POWER(2;(1/12)))" office:value-type="float" office:value="440.629721592947">
            <text:p>440.6297215929</text:p>
          </table:table-cell>
          <table:table-cell table:style-name="ce2" table:formula="of:=[.C70]*(POWER(2;(1/12)))" office:value-type="float" office:value="1.68179283050743">
            <text:p>1.6817928305</text:p>
          </table:table-cell>
          <table:table-cell office:value-type="float" office:value="69">
            <text:p>69</text:p>
          </table:table-cell>
          <table:table-cell office:value-type="float" office:value="440">
            <text:p>440</text:p>
          </table:table-cell>
          <table:table-cell table:style-name="ce2" table:formula="of:=78125/[.E71]" office:value-type="float" office:value="177.556818181818">
            <text:p>177.5568181818</text:p>
          </table:table-cell>
          <table:table-cell table:style-name="ce2" table:formula="of:=ROUND([.F71];0)" office:value-type="float" office:value="178">
            <text:p>178</text:p>
          </table:table-cell>
          <table:table-cell table:style-name="ce2" office:value-type="float" office:value="54">
            <text:p>54</text:p>
          </table:table-cell>
          <table:table-cell office:value-type="float" office:value="6">
            <text:p>6</text:p>
          </table:table-cell>
          <table:table-cell table:formula="of:=ROUND([.F71];0)" office:value-type="float" office:value="178">
            <text:p>178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table:formula="of:=TRUNC((59-[.L71])/12)" office:value-type="float" office:value="0">
            <text:p>0</text:p>
          </table:table-cell>
          <table:table-cell table:formula="of:=POWER(2;[.M71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formula="of:=[.B71]*(POWER(2;(1/12)))" office:value-type="float" office:value="466.830928305538">
            <text:p>466.8309283055</text:p>
          </table:table-cell>
          <table:table-cell table:style-name="ce2" table:formula="of:=[.C71]*(POWER(2;(1/12)))" office:value-type="float" office:value="1.78179743628068">
            <text:p>1.7817974363</text:p>
          </table:table-cell>
          <table:table-cell office:value-type="float" office:value="70">
            <text:p>70</text:p>
          </table:table-cell>
          <table:table-cell table:formula="of:=[.E71]*(POWER(2;(1/12)))" office:value-type="float" office:value="466.16376151809">
            <text:p>466.1637615181</text:p>
          </table:table-cell>
          <table:table-cell table:style-name="ce2" table:formula="of:=78125/[.E72]" office:value-type="float" office:value="167.591319723312">
            <text:p>167.5913197233</text:p>
          </table:table-cell>
          <table:table-cell table:style-name="ce2" table:formula="of:=ROUND([.F72];0)" office:value-type="float" office:value="168">
            <text:p>168</text:p>
          </table:table-cell>
          <table:table-cell table:style-name="ce2" office:value-type="float" office:value="55">
            <text:p>55</text:p>
          </table:table-cell>
          <table:table-cell office:value-type="float" office:value="7">
            <text:p>7</text:p>
          </table:table-cell>
          <table:table-cell table:formula="of:=ROUND([.F72];0)" office:value-type="float" office:value="168">
            <text:p>168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  <table:table-cell table:formula="of:=TRUNC((59-[.L72])/12)" office:value-type="float" office:value="0">
            <text:p>0</text:p>
          </table:table-cell>
          <table:table-cell table:formula="of:=POWER(2;[.M72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formula="of:=[.B72]*(POWER(2;(1/12)))" office:value-type="float" office:value="494.590139845208">
            <text:p>494.5901398452</text:p>
          </table:table-cell>
          <table:table-cell table:style-name="ce2" table:formula="of:=[.C72]*(POWER(2;(1/12)))" office:value-type="float" office:value="1.88774862536339">
            <text:p>1.8877486254</text:p>
          </table:table-cell>
          <table:table-cell office:value-type="float" office:value="71">
            <text:p>71</text:p>
          </table:table-cell>
          <table:table-cell table:formula="of:=[.E72]*(POWER(2;(1/12)))" office:value-type="float" office:value="493.883301256124">
            <text:p>493.8833012561</text:p>
          </table:table-cell>
          <table:table-cell table:style-name="ce2" table:formula="of:=78125/[.E73]" office:value-type="float" office:value="158.185141715259">
            <text:p>158.1851417153</text:p>
          </table:table-cell>
          <table:table-cell table:style-name="ce2" table:formula="of:=ROUND([.F73];0)" office:value-type="float" office:value="158">
            <text:p>158</text:p>
          </table:table-cell>
          <table:table-cell table:style-name="ce2" office:value-type="float" office:value="56">
            <text:p>56</text:p>
          </table:table-cell>
          <table:table-cell office:value-type="float" office:value="8">
            <text:p>8</text:p>
          </table:table-cell>
          <table:table-cell table:formula="of:=ROUND([.F73];0)" office:value-type="float" office:value="158">
            <text:p>158</text:p>
          </table:table-cell>
          <table:table-cell office:value-type="float" office:value="158">
            <text:p>158</text:p>
          </table:table-cell>
          <table:table-cell office:value-type="float" office:value="56">
            <text:p>56</text:p>
          </table:table-cell>
          <table:table-cell table:formula="of:=TRUNC((59-[.L73])/12)" office:value-type="float" office:value="0">
            <text:p>0</text:p>
          </table:table-cell>
          <table:table-cell table:formula="of:=POWER(2;[.M73])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formula="of:=[.B73]*(POWER(2;(1/12)))" office:value-type="float" office:value="524">
            <text:p>524</text:p>
          </table:table-cell>
          <table:table-cell table:style-name="ce2" table:formula="of:=[.C73]*(POWER(2;(1/12)))"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E73]*(POWER(2;(1/12)))" office:value-type="float" office:value="523.251130601197">
            <text:p>523.2511306012</text:p>
          </table:table-cell>
          <table:table-cell table:style-name="ce2" table:formula="of:=78125/[.E74]" office:value-type="float" office:value="149.306891912946">
            <text:p>149.3068919129</text:p>
          </table:table-cell>
          <table:table-cell table:style-name="ce2" table:formula="of:=ROUND([.F74];0)" office:value-type="float" office:value="149">
            <text:p>149</text:p>
          </table:table-cell>
          <table:table-cell table:style-name="ce2" office:value-type="float" office:value="57">
            <text:p>57</text:p>
          </table:table-cell>
          <table:table-cell office:value-type="float" office:value="9">
            <text:p>9</text:p>
          </table:table-cell>
          <table:table-cell table:formula="of:=ROUND([.F74];0)"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57">
            <text:p>57</text:p>
          </table:table-cell>
          <table:table-cell table:formula="of:=TRUNC((59-[.L74])/12)" office:value-type="float" office:value="0">
            <text:p>0</text:p>
          </table:table-cell>
          <table:table-cell table:formula="of:=POWER(2;[.M74])" office:value-type="float" office:value="1">
            <text:p>1</text:p>
          </table:table-cell>
          <table:table-cell table:number-columns-repeated="1010"/>
        </table:table-row>
        <table:table-row table:style-name="ro3">
          <table:table-cell/>
          <table:table-cell table:formula="of:=[.B74]*(POWER(2;(1/12)))" office:value-type="float" office:value="555.158661444271">
            <text:p>555.1586614443</text:p>
          </table:table-cell>
          <table:table-cell table:style-name="ce2" table:formula="of:=[.C74]*(POWER(2;(1/12)))" office:value-type="float" office:value="2.11892618871859">
            <text:p>2.1189261887</text:p>
          </table:table-cell>
          <table:table-cell office:value-type="float" office:value="73">
            <text:p>73</text:p>
          </table:table-cell>
          <table:table-cell table:formula="of:=[.E74]*(POWER(2;(1/12)))" office:value-type="float" office:value="554.365261953744">
            <text:p>554.3652619537</text:p>
          </table:table-cell>
          <table:table-cell table:style-name="ce2" table:formula="of:=78125/[.E75]" office:value-type="float" office:value="140.926939982972">
            <text:p>140.926939983</text:p>
          </table:table-cell>
          <table:table-cell table:style-name="ce2" table:formula="of:=ROUND([.F75];0)" office:value-type="float" office:value="141">
            <text:p>141</text:p>
          </table:table-cell>
          <table:table-cell table:style-name="ce2" office:value-type="float" office:value="58">
            <text:p>58</text:p>
          </table:table-cell>
          <table:table-cell office:value-type="float" office:value="10">
            <text:p>10</text:p>
          </table:table-cell>
          <table:table-cell table:formula="of:=ROUND([.F75];0)"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58">
            <text:p>58</text:p>
          </table:table-cell>
          <table:table-cell table:formula="of:=TRUNC((59-[.L75])/12)" office:value-type="float" office:value="0">
            <text:p>0</text:p>
          </table:table-cell>
          <table:table-cell table:formula="of:=POWER(2;[.M75])" office:value-type="float" office:value="1">
            <text:p>1</text:p>
          </table:table-cell>
          <table:table-cell table:number-columns-repeated="1010"/>
        </table:table-row>
        <table:table-row table:style-name="ro3">
          <table:table-cell/>
          <table:table-cell table:formula="of:=[.B75]*(POWER(2;(1/12)))" office:value-type="float" office:value="588.170113314112">
            <text:p>588.1701133141</text:p>
          </table:table-cell>
          <table:table-cell table:style-name="ce2" table:formula="of:=[.C75]*(POWER(2;(1/12)))" office:value-type="float" office:value="2.24492409661875">
            <text:p>2.2449240966</text:p>
          </table:table-cell>
          <table:table-cell office:value-type="float" office:value="74">
            <text:p>74</text:p>
          </table:table-cell>
          <table:table-cell table:formula="of:=[.E75]*(POWER(2;(1/12)))" office:value-type="float" office:value="587.329535834815">
            <text:p>587.3295358348</text:p>
          </table:table-cell>
          <table:table-cell table:style-name="ce2" table:formula="of:=78125/[.E76]" office:value-type="float" office:value="133.017318614762">
            <text:p>133.0173186148</text:p>
          </table:table-cell>
          <table:table-cell table:style-name="ce2" table:formula="of:=ROUND([.F76];0)" office:value-type="float" office:value="133">
            <text:p>133</text:p>
          </table:table-cell>
          <table:table-cell table:style-name="ce2" office:value-type="float" office:value="59">
            <text:p>59</text:p>
          </table:table-cell>
          <table:table-cell office:value-type="float" office:value="11">
            <text:p>11</text:p>
          </table:table-cell>
          <table:table-cell table:formula="of:=ROUND([.F76];0)"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59">
            <text:p>59</text:p>
          </table:table-cell>
          <table:table-cell table:formula="of:=TRUNC((59-[.L76])/12)" office:value-type="float" office:value="0">
            <text:p>0</text:p>
          </table:table-cell>
          <table:table-cell table:formula="of:=POWER(2;[.M76])" office:value-type="float" office:value="1">
            <text:p>1</text:p>
          </table:table-cell>
          <table:table-cell table:number-columns-repeated="1010"/>
        </table:table-row>
        <table:table-row table:style-name="ro3">
          <table:table-cell/>
          <table:table-cell table:formula="of:=[.B76]*(POWER(2;(1/12)))" office:value-type="float" office:value="623.144528261426">
            <text:p>623.1445282614</text:p>
          </table:table-cell>
          <table:table-cell table:style-name="ce2" table:formula="of:=[.C76]*(POWER(2;(1/12)))" office:value-type="float" office:value="2.37841423000544">
            <text:p>2.37841423</text:p>
          </table:table-cell>
          <table:table-cell office:value-type="float" office:value="75">
            <text:p>75</text:p>
          </table:table-cell>
          <table:table-cell table:formula="of:=[.E76]*(POWER(2;(1/12)))" office:value-type="float" office:value="622.253967444162">
            <text:p>622.2539674442</text:p>
          </table:table-cell>
          <table:table-cell table:style-name="ce2" table:formula="of:=78125/[.E77]" office:value-type="float" office:value="125.551630182271">
            <text:p>125.5516301823</text:p>
          </table:table-cell>
          <table:table-cell table:style-name="ce2" table:formula="of:=ROUND([.F77];0)" office:value-type="float" office:value="126">
            <text:p>126</text:p>
          </table:table-cell>
          <table:table-cell table:style-name="ce2"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formula="of:=TRUNC(([.L77]-48)/12)" office:value-type="float" office:value="1">
            <text:p>1</text:p>
          </table:table-cell>
          <table:table-cell table:formula="of:=POWER(2;[.M77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77]*(POWER(2;(1/12)))" office:value-type="float" office:value="660.198630144914">
            <text:p>660.1986301449</text:p>
          </table:table-cell>
          <table:table-cell table:style-name="ce2" table:formula="of:=[.C77]*(POWER(2;(1/12)))" office:value-type="float" office:value="2.51984209978975">
            <text:p>2.5198420998</text:p>
          </table:table-cell>
          <table:table-cell office:value-type="float" office:value="76">
            <text:p>76</text:p>
          </table:table-cell>
          <table:table-cell table:formula="of:=[.E77]*(POWER(2;(1/12)))" office:value-type="float" office:value="659.25511382574">
            <text:p>659.2551138257</text:p>
          </table:table-cell>
          <table:table-cell table:style-name="ce2" table:formula="of:=78125/[.E78]" office:value-type="float" office:value="118.504958644357">
            <text:p>118.5049586444</text:p>
          </table:table-cell>
          <table:table-cell table:style-name="ce2" table:formula="of:=ROUND([.F78];0)" office:value-type="float" office:value="119">
            <text:p>119</text:p>
          </table:table-cell>
          <table:table-cell table:style-name="ce2"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61">
            <text:p>61</text:p>
          </table:table-cell>
          <table:table-cell table:formula="of:=TRUNC(([.L78]-48)/12)" office:value-type="float" office:value="1">
            <text:p>1</text:p>
          </table:table-cell>
          <table:table-cell table:formula="of:=POWER(2;[.M78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78]*(POWER(2;(1/12)))" office:value-type="float" office:value="699.456083585099">
            <text:p>699.4560835851</text:p>
          </table:table-cell>
          <table:table-cell table:style-name="ce2" table:formula="of:=[.C78]*(POWER(2;(1/12)))" office:value-type="float" office:value="2.66967970834007">
            <text:p>2.6696797083</text:p>
          </table:table-cell>
          <table:table-cell office:value-type="float" office:value="77">
            <text:p>77</text:p>
          </table:table-cell>
          <table:table-cell table:formula="of:=[.E78]*(POWER(2;(1/12)))" office:value-type="float" office:value="698.456462866008">
            <text:p>698.456462866</text:p>
          </table:table-cell>
          <table:table-cell table:style-name="ce2" table:formula="of:=78125/[.E79]" office:value-type="float" office:value="111.853786389815">
            <text:p>111.8537863898</text:p>
          </table:table-cell>
          <table:table-cell table:style-name="ce2" table:formula="of:=ROUND([.F79];0)" office:value-type="float" office:value="112">
            <text:p>112</text:p>
          </table:table-cell>
          <table:table-cell table:style-name="ce2" office:value-type="float" office:value="62">
            <text:p>62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  <table:table-cell table:formula="of:=TRUNC(([.L79]-48)/12)" office:value-type="float" office:value="1">
            <text:p>1</text:p>
          </table:table-cell>
          <table:table-cell table:formula="of:=POWER(2;[.M79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79]*(POWER(2;(1/12)))" office:value-type="float" office:value="741.047906683502">
            <text:p>741.0479066835</text:p>
          </table:table-cell>
          <table:table-cell table:style-name="ce2" table:formula="of:=[.C79]*(POWER(2;(1/12)))" office:value-type="float" office:value="2.82842712474619">
            <text:p>2.8284271247</text:p>
          </table:table-cell>
          <table:table-cell office:value-type="float" office:value="78">
            <text:p>78</text:p>
          </table:table-cell>
          <table:table-cell table:formula="of:=[.E79]*(POWER(2;(1/12)))" office:value-type="float" office:value="739.988845423269">
            <text:p>739.9888454233</text:p>
          </table:table-cell>
          <table:table-cell table:style-name="ce2" table:formula="of:=78125/[.E80]" office:value-type="float" office:value="105.575915749531">
            <text:p>105.5759157495</text:p>
          </table:table-cell>
          <table:table-cell table:style-name="ce2" table:formula="of:=ROUND([.F80];0)" office:value-type="float" office:value="106">
            <text:p>106</text:p>
          </table:table-cell>
          <table:table-cell table:style-name="ce2" office:value-type="float" office:value="63">
            <text:p>63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63">
            <text:p>63</text:p>
          </table:table-cell>
          <table:table-cell table:formula="of:=TRUNC(([.L80]-48)/12)" office:value-type="float" office:value="1">
            <text:p>1</text:p>
          </table:table-cell>
          <table:table-cell table:formula="of:=POWER(2;[.M80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0]*(POWER(2;(1/12)))" office:value-type="float" office:value="785.112908283382">
            <text:p>785.1129082834</text:p>
          </table:table-cell>
          <table:table-cell table:style-name="ce2" table:formula="of:=[.C80]*(POWER(2;(1/12)))" office:value-type="float" office:value="2.99661415375337">
            <text:p>2.9966141538</text:p>
          </table:table-cell>
          <table:table-cell office:value-type="float" office:value="79">
            <text:p>79</text:p>
          </table:table-cell>
          <table:table-cell table:formula="of:=[.E80]*(POWER(2;(1/12)))" office:value-type="float" office:value="783.990871963499">
            <text:p>783.9908719635</text:p>
          </table:table-cell>
          <table:table-cell table:style-name="ce2" table:formula="of:=78125/[.E81]" office:value-type="float" office:value="99.6503949138292">
            <text:p>99.6503949138</text:p>
          </table:table-cell>
          <table:table-cell table:style-name="ce2" table:formula="of:=ROUND([.F81];0)" office:value-type="float" office:value="100">
            <text:p>100</text:p>
          </table:table-cell>
          <table:table-cell table:style-name="ce2" office:value-type="float" office:value="64">
            <text:p>64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64">
            <text:p>64</text:p>
          </table:table-cell>
          <table:table-cell table:formula="of:=TRUNC(([.L81]-48)/12)" office:value-type="float" office:value="1">
            <text:p>1</text:p>
          </table:table-cell>
          <table:table-cell table:formula="of:=POWER(2;[.M81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1]*(POWER(2;(1/12)))" office:value-type="float" office:value="831.798151231337">
            <text:p>831.7981512313</text:p>
          </table:table-cell>
          <table:table-cell table:style-name="ce2" table:formula="of:=[.C81]*(POWER(2;(1/12)))" office:value-type="float" office:value="3.1748021039364">
            <text:p>3.1748021039</text:p>
          </table:table-cell>
          <table:table-cell office:value-type="float" office:value="80">
            <text:p>80</text:p>
          </table:table-cell>
          <table:table-cell table:formula="of:=[.E81]*(POWER(2;(1/12)))" office:value-type="float" office:value="830.609395159891">
            <text:p>830.6093951599</text:p>
          </table:table-cell>
          <table:table-cell table:style-name="ce2" table:formula="of:=78125/[.E82]" office:value-type="float" office:value="94.0574480077499">
            <text:p>94.0574480077</text:p>
          </table:table-cell>
          <table:table-cell table:style-name="ce2" table:formula="of:=ROUND([.F82];0)" office:value-type="float" office:value="94">
            <text:p>94</text:p>
          </table:table-cell>
          <table:table-cell table:style-name="ce2" office:value-type="float" office:value="65">
            <text:p>65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65">
            <text:p>65</text:p>
          </table:table-cell>
          <table:table-cell table:formula="of:=TRUNC(([.L82]-48)/12)" office:value-type="float" office:value="1">
            <text:p>1</text:p>
          </table:table-cell>
          <table:table-cell table:formula="of:=POWER(2;[.M82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2]*(POWER(2;(1/12)))" office:value-type="float" office:value="881.259443185894">
            <text:p>881.2594431859</text:p>
          </table:table-cell>
          <table:table-cell table:style-name="ce2" table:formula="of:=[.C82]*(POWER(2;(1/12)))" office:value-type="float" office:value="3.36358566101486">
            <text:p>3.363585661</text:p>
          </table:table-cell>
          <table:table-cell office:value-type="float" office:value="81">
            <text:p>81</text:p>
          </table:table-cell>
          <table:table-cell table:formula="of:=[.E82]*(POWER(2;(1/12)))" office:value-type="float" office:value="880">
            <text:p>880</text:p>
          </table:table-cell>
          <table:table-cell table:style-name="ce2" table:formula="of:=78125/[.E83]" office:value-type="float" office:value="88.7784090909091">
            <text:p>88.7784090909</text:p>
          </table:table-cell>
          <table:table-cell table:style-name="ce2" table:formula="of:=ROUND([.F83];0)" office:value-type="float" office:value="89">
            <text:p>89</text:p>
          </table:table-cell>
          <table:table-cell table:style-name="ce2" office:value-type="float" office:value="66">
            <text:p>66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table:formula="of:=TRUNC(([.L83]-48)/12)" office:value-type="float" office:value="1">
            <text:p>1</text:p>
          </table:table-cell>
          <table:table-cell table:formula="of:=POWER(2;[.M83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3]*(POWER(2;(1/12)))" office:value-type="float" office:value="933.661856611077">
            <text:p>933.6618566111</text:p>
          </table:table-cell>
          <table:table-cell table:style-name="ce2" table:formula="of:=[.C83]*(POWER(2;(1/12)))" office:value-type="float" office:value="3.56359487256136">
            <text:p>3.5635948726</text:p>
          </table:table-cell>
          <table:table-cell office:value-type="float" office:value="82">
            <text:p>82</text:p>
          </table:table-cell>
          <table:table-cell table:formula="of:=[.E83]*(POWER(2;(1/12)))" office:value-type="float" office:value="932.32752303618">
            <text:p>932.3275230362</text:p>
          </table:table-cell>
          <table:table-cell table:style-name="ce2" table:formula="of:=78125/[.E84]" office:value-type="float" office:value="83.795659861656">
            <text:p>83.7956598617</text:p>
          </table:table-cell>
          <table:table-cell table:style-name="ce2" table:formula="of:=ROUND([.F84];0)" office:value-type="float" office:value="84">
            <text:p>84</text:p>
          </table:table-cell>
          <table:table-cell table:style-name="ce2" office:value-type="float" office:value="67">
            <text:p>67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67">
            <text:p>67</text:p>
          </table:table-cell>
          <table:table-cell table:formula="of:=TRUNC(([.L84]-48)/12)" office:value-type="float" office:value="1">
            <text:p>1</text:p>
          </table:table-cell>
          <table:table-cell table:formula="of:=POWER(2;[.M84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4]*(POWER(2;(1/12)))" office:value-type="float" office:value="989.180279690416">
            <text:p>989.1802796904</text:p>
          </table:table-cell>
          <table:table-cell table:style-name="ce2" table:formula="of:=[.C84]*(POWER(2;(1/12)))" office:value-type="float" office:value="3.77549725072678">
            <text:p>3.7754972507</text:p>
          </table:table-cell>
          <table:table-cell office:value-type="float" office:value="83">
            <text:p>83</text:p>
          </table:table-cell>
          <table:table-cell table:formula="of:=[.E84]*(POWER(2;(1/12)))" office:value-type="float" office:value="987.766602512249">
            <text:p>987.7666025122</text:p>
          </table:table-cell>
          <table:table-cell table:style-name="ce2" table:formula="of:=78125/[.E85]" office:value-type="float" office:value="79.0925708576295">
            <text:p>79.0925708576</text:p>
          </table:table-cell>
          <table:table-cell table:style-name="ce2" table:formula="of:=ROUND([.F85];0)" office:value-type="float" office:value="79">
            <text:p>79</text:p>
          </table:table-cell>
          <table:table-cell table:style-name="ce2" office:value-type="float" office:value="68">
            <text:p>68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68">
            <text:p>68</text:p>
          </table:table-cell>
          <table:table-cell table:formula="of:=TRUNC(([.L85]-48)/12)" office:value-type="float" office:value="1">
            <text:p>1</text:p>
          </table:table-cell>
          <table:table-cell table:formula="of:=POWER(2;[.M85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5]*(POWER(2;(1/12)))" office:value-type="float" office:value="1048">
            <text:p>1048</text:p>
          </table:table-cell>
          <table:table-cell table:style-name="ce2" table:formula="of:=[.C85]*(POWER(2;(1/12)))" office:value-type="float" office:value="4">
            <text:p>4</text:p>
          </table:table-cell>
          <table:table-cell office:value-type="float" office:value="84">
            <text:p>84</text:p>
          </table:table-cell>
          <table:table-cell table:formula="of:=[.E85]*(POWER(2;(1/12)))" office:value-type="float" office:value="1046.50226120239">
            <text:p>1046.5022612024</text:p>
          </table:table-cell>
          <table:table-cell table:style-name="ce2" table:formula="of:=78125/[.E86]" office:value-type="float" office:value="74.6534459564732">
            <text:p>74.6534459565</text:p>
          </table:table-cell>
          <table:table-cell table:style-name="ce2" table:formula="of:=ROUND([.F86];0)" office:value-type="float" office:value="75">
            <text:p>75</text:p>
          </table:table-cell>
          <table:table-cell table:style-name="ce2" office:value-type="float" office:value="69">
            <text:p>69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69">
            <text:p>69</text:p>
          </table:table-cell>
          <table:table-cell table:formula="of:=TRUNC(([.L86]-48)/12)" office:value-type="float" office:value="1">
            <text:p>1</text:p>
          </table:table-cell>
          <table:table-cell table:formula="of:=POWER(2;[.M86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6]*(POWER(2;(1/12)))" office:value-type="float" office:value="1110.31732288854">
            <text:p>1110.3173228886</text:p>
          </table:table-cell>
          <table:table-cell table:style-name="ce2" table:formula="of:=[.C86]*(POWER(2;(1/12)))" office:value-type="float" office:value="4.23785237743719">
            <text:p>4.2378523774</text:p>
          </table:table-cell>
          <table:table-cell office:value-type="float" office:value="85">
            <text:p>85</text:p>
          </table:table-cell>
          <table:table-cell table:formula="of:=[.E86]*(POWER(2;(1/12)))" office:value-type="float" office:value="1108.73052390749">
            <text:p>1108.7305239075</text:p>
          </table:table-cell>
          <table:table-cell table:style-name="ce2" table:formula="of:=78125/[.E87]" office:value-type="float" office:value="70.4634699914861">
            <text:p>70.4634699915</text:p>
          </table:table-cell>
          <table:table-cell table:style-name="ce2" table:formula="of:=ROUND([.F87];0)" office:value-type="float" office:value="70">
            <text:p>70</text:p>
          </table:table-cell>
          <table:table-cell table:style-name="ce2" office:value-type="float" office:value="70">
            <text:p>70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table:formula="of:=TRUNC(([.L87]-48)/12)" office:value-type="float" office:value="1">
            <text:p>1</text:p>
          </table:table-cell>
          <table:table-cell table:formula="of:=POWER(2;[.M87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7]*(POWER(2;(1/12)))" office:value-type="float" office:value="1176.34022662822">
            <text:p>1176.3402266282</text:p>
          </table:table-cell>
          <table:table-cell table:style-name="ce2" table:formula="of:=[.C87]*(POWER(2;(1/12)))" office:value-type="float" office:value="4.4898481932375">
            <text:p>4.4898481932</text:p>
          </table:table-cell>
          <table:table-cell office:value-type="float" office:value="86">
            <text:p>86</text:p>
          </table:table-cell>
          <table:table-cell table:formula="of:=[.E87]*(POWER(2;(1/12)))" office:value-type="float" office:value="1174.65907166963">
            <text:p>1174.6590716696</text:p>
          </table:table-cell>
          <table:table-cell table:style-name="ce2" table:formula="of:=78125/[.E88]" office:value-type="float" office:value="66.5086593073811">
            <text:p>66.5086593074</text:p>
          </table:table-cell>
          <table:table-cell table:style-name="ce2" table:formula="of:=ROUND([.F88];0)" office:value-type="float" office:value="67">
            <text:p>67</text:p>
          </table:table-cell>
          <table:table-cell table:style-name="ce2" office:value-type="float" office:value="71">
            <text:p>71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71">
            <text:p>71</text:p>
          </table:table-cell>
          <table:table-cell table:formula="of:=TRUNC(([.L88]-48)/12)" office:value-type="float" office:value="1">
            <text:p>1</text:p>
          </table:table-cell>
          <table:table-cell table:formula="of:=POWER(2;[.M88])" office:value-type="float" office:value="2">
            <text:p>2</text:p>
          </table:table-cell>
          <table:table-cell table:number-columns-repeated="1010"/>
        </table:table-row>
        <table:table-row table:style-name="ro3">
          <table:table-cell/>
          <table:table-cell table:formula="of:=[.B88]*(POWER(2;(1/12)))" office:value-type="float" office:value="1246.28905652285">
            <text:p>1246.2890565229</text:p>
          </table:table-cell>
          <table:table-cell table:style-name="ce2" table:formula="of:=[.C88]*(POWER(2;(1/12)))" office:value-type="float" office:value="4.75682846001089">
            <text:p>4.75682846</text:p>
          </table:table-cell>
          <table:table-cell office:value-type="float" office:value="87">
            <text:p>87</text:p>
          </table:table-cell>
          <table:table-cell table:formula="of:=[.E88]*(POWER(2;(1/12)))" office:value-type="float" office:value="1244.50793488832">
            <text:p>1244.5079348883</text:p>
          </table:table-cell>
          <table:table-cell table:style-name="ce2" table:formula="of:=78125/[.E89]" office:value-type="float" office:value="62.7758150911352">
            <text:p>62.7758150911</text:p>
          </table:table-cell>
          <table:table-cell table:style-name="ce2" table:formula="of:=ROUND([.F89];0)" office:value-type="float" office:value="63">
            <text:p>63</text:p>
          </table:table-cell>
          <table:table-cell table:style-name="ce2"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72">
            <text:p>72</text:p>
          </table:table-cell>
          <table:table-cell table:formula="of:=TRUNC(([.L89]-48)/12)" office:value-type="float" office:value="2">
            <text:p>2</text:p>
          </table:table-cell>
          <table:table-cell table:formula="of:=POWER(2;[.M89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89]*(POWER(2;(1/12)))" office:value-type="float" office:value="1320.39726028983">
            <text:p>1320.3972602898</text:p>
          </table:table-cell>
          <table:table-cell table:style-name="ce2" table:formula="of:=[.C89]*(POWER(2;(1/12)))" office:value-type="float" office:value="5.0396841995795">
            <text:p>5.0396841996</text:p>
          </table:table-cell>
          <table:table-cell office:value-type="float" office:value="88">
            <text:p>88</text:p>
          </table:table-cell>
          <table:table-cell table:formula="of:=[.E89]*(POWER(2;(1/12)))" office:value-type="float" office:value="1318.51022765148">
            <text:p>1318.5102276515</text:p>
          </table:table-cell>
          <table:table-cell table:style-name="ce2" table:formula="of:=78125/[.E90]" office:value-type="float" office:value="59.2524793221783">
            <text:p>59.2524793222</text:p>
          </table:table-cell>
          <table:table-cell table:style-name="ce2" table:formula="of:=ROUND([.F90];0)" office:value-type="float" office:value="59">
            <text:p>59</text:p>
          </table:table-cell>
          <table:table-cell table:style-name="ce2" office:value-type="float" office:value="73">
            <text:p>73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73">
            <text:p>73</text:p>
          </table:table-cell>
          <table:table-cell table:formula="of:=TRUNC(([.L90]-48)/12)" office:value-type="float" office:value="2">
            <text:p>2</text:p>
          </table:table-cell>
          <table:table-cell table:formula="of:=POWER(2;[.M90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0]*(POWER(2;(1/12)))" office:value-type="float" office:value="1398.9121671702">
            <text:p>1398.9121671702</text:p>
          </table:table-cell>
          <table:table-cell table:style-name="ce2" table:formula="of:=[.C90]*(POWER(2;(1/12)))" office:value-type="float" office:value="5.33935941668014">
            <text:p>5.3393594167</text:p>
          </table:table-cell>
          <table:table-cell office:value-type="float" office:value="89">
            <text:p>89</text:p>
          </table:table-cell>
          <table:table-cell table:formula="of:=[.E90]*(POWER(2;(1/12)))" office:value-type="float" office:value="1396.91292573202">
            <text:p>1396.912925732</text:p>
          </table:table-cell>
          <table:table-cell table:style-name="ce2" table:formula="of:=78125/[.E91]" office:value-type="float" office:value="55.9268931949073">
            <text:p>55.9268931949</text:p>
          </table:table-cell>
          <table:table-cell table:style-name="ce2" table:formula="of:=ROUND([.F91];0)" office:value-type="float" office:value="56">
            <text:p>56</text:p>
          </table:table-cell>
          <table:table-cell table:style-name="ce2" office:value-type="float" office:value="74">
            <text:p>74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table:formula="of:=TRUNC(([.L91]-48)/12)" office:value-type="float" office:value="2">
            <text:p>2</text:p>
          </table:table-cell>
          <table:table-cell table:formula="of:=POWER(2;[.M91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1]*(POWER(2;(1/12)))" office:value-type="float" office:value="1482.09581336701">
            <text:p>1482.095813367</text:p>
          </table:table-cell>
          <table:table-cell table:style-name="ce2" table:formula="of:=[.C91]*(POWER(2;(1/12)))" office:value-type="float" office:value="5.65685424949239">
            <text:p>5.6568542495</text:p>
          </table:table-cell>
          <table:table-cell office:value-type="float" office:value="90">
            <text:p>90</text:p>
          </table:table-cell>
          <table:table-cell table:formula="of:=[.E91]*(POWER(2;(1/12)))" office:value-type="float" office:value="1479.97769084654">
            <text:p>1479.9776908465</text:p>
          </table:table-cell>
          <table:table-cell table:style-name="ce2" table:formula="of:=78125/[.E92]" office:value-type="float" office:value="52.7879578747656">
            <text:p>52.7879578748</text:p>
          </table:table-cell>
          <table:table-cell table:style-name="ce2" table:formula="of:=ROUND([.F92];0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75">
            <text:p>75</text:p>
          </table:table-cell>
          <table:table-cell table:formula="of:=TRUNC(([.L92]-48)/12)" office:value-type="float" office:value="2">
            <text:p>2</text:p>
          </table:table-cell>
          <table:table-cell table:formula="of:=POWER(2;[.M92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2]*(POWER(2;(1/12)))" office:value-type="float" office:value="1570.22581656676">
            <text:p>1570.2258165668</text:p>
          </table:table-cell>
          <table:table-cell table:style-name="ce2" table:formula="of:=[.C92]*(POWER(2;(1/12)))" office:value-type="float" office:value="5.99322830750673">
            <text:p>5.9932283075</text:p>
          </table:table-cell>
          <table:table-cell office:value-type="float" office:value="91">
            <text:p>91</text:p>
          </table:table-cell>
          <table:table-cell table:formula="of:=[.E92]*(POWER(2;(1/12)))" office:value-type="float" office:value="1567.981743927">
            <text:p>1567.981743927</text:p>
          </table:table-cell>
          <table:table-cell table:style-name="ce2" table:formula="of:=78125/[.E93]" office:value-type="float" office:value="49.8251974569146">
            <text:p>49.8251974569</text:p>
          </table:table-cell>
          <table:table-cell table:style-name="ce2" table:formula="of:=ROUND([.F93];0)" office:value-type="float" office:value="50">
            <text:p>50</text:p>
          </table:table-cell>
          <table:table-cell table:style-name="ce2" office:value-type="float" office:value="76">
            <text:p>76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76">
            <text:p>76</text:p>
          </table:table-cell>
          <table:table-cell table:formula="of:=TRUNC(([.L93]-48)/12)" office:value-type="float" office:value="2">
            <text:p>2</text:p>
          </table:table-cell>
          <table:table-cell table:formula="of:=POWER(2;[.M93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3]*(POWER(2;(1/12)))" office:value-type="float" office:value="1663.59630246268">
            <text:p>1663.5963024627</text:p>
          </table:table-cell>
          <table:table-cell table:style-name="ce2" table:formula="of:=[.C93]*(POWER(2;(1/12)))" office:value-type="float" office:value="6.34960420787281">
            <text:p>6.3496042079</text:p>
          </table:table-cell>
          <table:table-cell office:value-type="float" office:value="92">
            <text:p>92</text:p>
          </table:table-cell>
          <table:table-cell table:formula="of:=[.E93]*(POWER(2;(1/12)))" office:value-type="float" office:value="1661.21879031978">
            <text:p>1661.2187903198</text:p>
          </table:table-cell>
          <table:table-cell table:style-name="ce2" table:formula="of:=78125/[.E94]" office:value-type="float" office:value="47.0287240038749">
            <text:p>47.0287240039</text:p>
          </table:table-cell>
          <table:table-cell table:style-name="ce2" table:formula="of:=ROUND([.F94];0)" office:value-type="float" office:value="47">
            <text:p>47</text:p>
          </table:table-cell>
          <table:table-cell table:style-name="ce2" office:value-type="float" office:value="77">
            <text:p>77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77">
            <text:p>77</text:p>
          </table:table-cell>
          <table:table-cell table:formula="of:=TRUNC(([.L94]-48)/12)" office:value-type="float" office:value="2">
            <text:p>2</text:p>
          </table:table-cell>
          <table:table-cell table:formula="of:=POWER(2;[.M94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4]*(POWER(2;(1/12)))" office:value-type="float" office:value="1762.51888637179">
            <text:p>1762.5188863718</text:p>
          </table:table-cell>
          <table:table-cell table:style-name="ce2" table:formula="of:=[.C94]*(POWER(2;(1/12)))" office:value-type="float" office:value="6.72717132202973">
            <text:p>6.727171322</text:p>
          </table:table-cell>
          <table:table-cell office:value-type="float" office:value="93">
            <text:p>93</text:p>
          </table:table-cell>
          <table:table-cell table:formula="of:=[.E94]*(POWER(2;(1/12)))" office:value-type="float" office:value="1760">
            <text:p>1760</text:p>
          </table:table-cell>
          <table:table-cell table:style-name="ce2" table:formula="of:=78125/[.E95]" office:value-type="float" office:value="44.3892045454545">
            <text:p>44.3892045455</text:p>
          </table:table-cell>
          <table:table-cell table:style-name="ce2" table:formula="of:=ROUND([.F95];0)" office:value-type="float" office:value="44">
            <text:p>44</text:p>
          </table:table-cell>
          <table:table-cell table:style-name="ce2" office:value-type="float" office:value="78">
            <text:p>78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78">
            <text:p>78</text:p>
          </table:table-cell>
          <table:table-cell table:formula="of:=TRUNC(([.L95]-48)/12)" office:value-type="float" office:value="2">
            <text:p>2</text:p>
          </table:table-cell>
          <table:table-cell table:formula="of:=POWER(2;[.M95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5]*(POWER(2;(1/12)))" office:value-type="float" office:value="1867.32371322215">
            <text:p>1867.3237132222</text:p>
          </table:table-cell>
          <table:table-cell table:style-name="ce2" table:formula="of:=[.C95]*(POWER(2;(1/12)))" office:value-type="float" office:value="7.12718974512273">
            <text:p>7.1271897451</text:p>
          </table:table-cell>
          <table:table-cell office:value-type="float" office:value="94">
            <text:p>94</text:p>
          </table:table-cell>
          <table:table-cell table:formula="of:=[.E95]*(POWER(2;(1/12)))" office:value-type="float" office:value="1864.65504607236">
            <text:p>1864.6550460724</text:p>
          </table:table-cell>
          <table:table-cell table:style-name="ce2" table:formula="of:=78125/[.E96]" office:value-type="float" office:value="41.897829930828">
            <text:p>41.8978299308</text:p>
          </table:table-cell>
          <table:table-cell table:style-name="ce2" table:formula="of:=ROUND([.F96];0)" office:value-type="float" office:value="42">
            <text:p>42</text:p>
          </table:table-cell>
          <table:table-cell table:style-name="ce2" office:value-type="float" office:value="79">
            <text:p>79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79">
            <text:p>79</text:p>
          </table:table-cell>
          <table:table-cell table:formula="of:=TRUNC(([.L96]-48)/12)" office:value-type="float" office:value="2">
            <text:p>2</text:p>
          </table:table-cell>
          <table:table-cell table:formula="of:=POWER(2;[.M96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6]*(POWER(2;(1/12)))" office:value-type="float" office:value="1978.36055938083">
            <text:p>1978.3605593808</text:p>
          </table:table-cell>
          <table:table-cell table:style-name="ce2" table:formula="of:=[.C96]*(POWER(2;(1/12)))" office:value-type="float" office:value="7.55099450145356">
            <text:p>7.5509945015</text:p>
          </table:table-cell>
          <table:table-cell office:value-type="float" office:value="95">
            <text:p>95</text:p>
          </table:table-cell>
          <table:table-cell table:formula="of:=[.E96]*(POWER(2;(1/12)))" office:value-type="float" office:value="1975.5332050245">
            <text:p>1975.5332050245</text:p>
          </table:table-cell>
          <table:table-cell table:style-name="ce2" table:formula="of:=78125/[.E97]" office:value-type="float" office:value="39.5462854288148">
            <text:p>39.5462854288</text:p>
          </table:table-cell>
          <table:table-cell table:style-name="ce2" table:formula="of:=ROUND([.F97];0)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80">
            <text:p>80</text:p>
          </table:table-cell>
          <table:table-cell table:formula="of:=TRUNC(([.L97]-48)/12)" office:value-type="float" office:value="2">
            <text:p>2</text:p>
          </table:table-cell>
          <table:table-cell table:formula="of:=POWER(2;[.M97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7]*(POWER(2;(1/12)))" office:value-type="float" office:value="2096">
            <text:p>2096</text:p>
          </table:table-cell>
          <table:table-cell table:style-name="ce2" table:formula="of:=[.C97]*(POWER(2;(1/12)))" office:value-type="float" office:value="8.00000000000001">
            <text:p>8</text:p>
          </table:table-cell>
          <table:table-cell office:value-type="float" office:value="96">
            <text:p>96</text:p>
          </table:table-cell>
          <table:table-cell table:formula="of:=[.E97]*(POWER(2;(1/12)))" office:value-type="float" office:value="2093.00452240479">
            <text:p>2093.0045224048</text:p>
          </table:table-cell>
          <table:table-cell table:style-name="ce2" table:formula="of:=78125/[.E98]" office:value-type="float" office:value="37.3267229782366">
            <text:p>37.3267229782</text:p>
          </table:table-cell>
          <table:table-cell table:style-name="ce2" table:formula="of:=ROUND([.F98];0)" office:value-type="float" office:value="37">
            <text:p>37</text:p>
          </table:table-cell>
          <table:table-cell table:style-name="ce2" office:value-type="float" office:value="81">
            <text:p>81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81">
            <text:p>81</text:p>
          </table:table-cell>
          <table:table-cell table:formula="of:=TRUNC(([.L98]-48)/12)" office:value-type="float" office:value="2">
            <text:p>2</text:p>
          </table:table-cell>
          <table:table-cell table:formula="of:=POWER(2;[.M98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8]*(POWER(2;(1/12)))" office:value-type="float" office:value="2220.63464577709">
            <text:p>2220.6346457771</text:p>
          </table:table-cell>
          <table:table-cell table:style-name="ce2" table:formula="of:=[.C98]*(POWER(2;(1/12)))" office:value-type="float" office:value="8.47570475487438">
            <text:p>8.4757047549</text:p>
          </table:table-cell>
          <table:table-cell office:value-type="float" office:value="97">
            <text:p>97</text:p>
          </table:table-cell>
          <table:table-cell table:formula="of:=[.E98]*(POWER(2;(1/12)))" office:value-type="float" office:value="2217.46104781498">
            <text:p>2217.461047815</text:p>
          </table:table-cell>
          <table:table-cell table:style-name="ce2" table:formula="of:=78125/[.E99]" office:value-type="float" office:value="35.231734995743">
            <text:p>35.2317349957</text:p>
          </table:table-cell>
          <table:table-cell table:style-name="ce2" table:formula="of:=ROUND([.F99];0)" office:value-type="float" office:value="35">
            <text:p>35</text:p>
          </table:table-cell>
          <table:table-cell table:style-name="ce2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82">
            <text:p>82</text:p>
          </table:table-cell>
          <table:table-cell table:formula="of:=TRUNC(([.L99]-48)/12)" office:value-type="float" office:value="2">
            <text:p>2</text:p>
          </table:table-cell>
          <table:table-cell table:formula="of:=POWER(2;[.M99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99]*(POWER(2;(1/12)))" office:value-type="float" office:value="2352.68045325645">
            <text:p>2352.6804532565</text:p>
          </table:table-cell>
          <table:table-cell table:style-name="ce2" table:formula="of:=[.C99]*(POWER(2;(1/12)))" office:value-type="float" office:value="8.979696386475">
            <text:p>8.9796963865</text:p>
          </table:table-cell>
          <table:table-cell office:value-type="float" office:value="98">
            <text:p>98</text:p>
          </table:table-cell>
          <table:table-cell table:formula="of:=[.E99]*(POWER(2;(1/12)))" office:value-type="float" office:value="2349.31814333926">
            <text:p>2349.3181433393</text:p>
          </table:table-cell>
          <table:table-cell table:style-name="ce2" table:formula="of:=78125/[.E100]" office:value-type="float" office:value="33.2543296536905">
            <text:p>33.2543296537</text:p>
          </table:table-cell>
          <table:table-cell table:style-name="ce2" table:formula="of:=ROUND([.F100];0)" office:value-type="float" office:value="33">
            <text:p>33</text:p>
          </table:table-cell>
          <table:table-cell table:style-name="ce2"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83">
            <text:p>83</text:p>
          </table:table-cell>
          <table:table-cell table:formula="of:=TRUNC(([.L100]-48)/12)" office:value-type="float" office:value="2">
            <text:p>2</text:p>
          </table:table-cell>
          <table:table-cell table:formula="of:=POWER(2;[.M100])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table-cell table:formula="of:=[.B100]*(POWER(2;(1/12)))" office:value-type="float" office:value="2492.57811304571">
            <text:p>2492.5781130457</text:p>
          </table:table-cell>
          <table:table-cell table:style-name="ce2" table:formula="of:=[.C100]*(POWER(2;(1/12)))" office:value-type="float" office:value="9.51365692002178">
            <text:p>9.51365692</text:p>
          </table:table-cell>
          <table:table-cell office:value-type="float" office:value="99">
            <text:p>99</text:p>
          </table:table-cell>
          <table:table-cell table:formula="of:=[.E100]*(POWER(2;(1/12)))" office:value-type="float" office:value="2489.01586977665">
            <text:p>2489.0158697767</text:p>
          </table:table-cell>
          <table:table-cell table:style-name="ce2" table:formula="of:=78125/[.E101]" office:value-type="float" office:value="31.3879075455676">
            <text:p>31.3879075456</text:p>
          </table:table-cell>
          <table:table-cell table:style-name="ce2" table:formula="of:=ROUND([.F101];0)" office:value-type="float" office:value="31">
            <text:p>31</text:p>
          </table:table-cell>
          <table:table-cell table:style-name="ce2" office:value-type="float" office:value="84">
            <text:p>84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84">
            <text:p>84</text:p>
          </table:table-cell>
          <table:table-cell table:formula="of:=TRUNC(([.L101]-48)/12)" office:value-type="float" office:value="3">
            <text:p>3</text:p>
          </table:table-cell>
          <table:table-cell table:formula="of:=POWER(2;[.M101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1]*(POWER(2;(1/12)))" office:value-type="float" office:value="2640.79452057966">
            <text:p>2640.7945205797</text:p>
          </table:table-cell>
          <table:table-cell table:style-name="ce2" table:formula="of:=[.C101]*(POWER(2;(1/12)))" office:value-type="float" office:value="10.079368399159">
            <text:p>10.0793683992</text:p>
          </table:table-cell>
          <table:table-cell office:value-type="float" office:value="100">
            <text:p>100</text:p>
          </table:table-cell>
          <table:table-cell table:formula="of:=[.E101]*(POWER(2;(1/12)))" office:value-type="float" office:value="2637.02045530296">
            <text:p>2637.020455303</text:p>
          </table:table-cell>
          <table:table-cell table:style-name="ce2" table:formula="of:=78125/[.E102]" office:value-type="float" office:value="29.6262396610892">
            <text:p>29.6262396611</text:p>
          </table:table-cell>
          <table:table-cell table:style-name="ce2" table:formula="of:=ROUND([.F102];0)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85">
            <text:p>85</text:p>
          </table:table-cell>
          <table:table-cell table:formula="of:=TRUNC(([.L102]-48)/12)" office:value-type="float" office:value="3">
            <text:p>3</text:p>
          </table:table-cell>
          <table:table-cell table:formula="of:=POWER(2;[.M102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2]*(POWER(2;(1/12)))" office:value-type="float" office:value="2797.8243343404">
            <text:p>2797.8243343404</text:p>
          </table:table-cell>
          <table:table-cell table:style-name="ce2" table:formula="of:=[.C102]*(POWER(2;(1/12)))" office:value-type="float" office:value="10.6787188333603">
            <text:p>10.6787188334</text:p>
          </table:table-cell>
          <table:table-cell office:value-type="float" office:value="101">
            <text:p>101</text:p>
          </table:table-cell>
          <table:table-cell table:formula="of:=[.E102]*(POWER(2;(1/12)))" office:value-type="float" office:value="2793.82585146403">
            <text:p>2793.825851464</text:p>
          </table:table-cell>
          <table:table-cell table:style-name="ce2" table:formula="of:=78125/[.E103]" office:value-type="float" office:value="27.9634465974537">
            <text:p>27.9634465975</text:p>
          </table:table-cell>
          <table:table-cell table:style-name="ce2" table:formula="of:=ROUND([.F103];0)" office:value-type="float" office:value="28">
            <text:p>28</text:p>
          </table:table-cell>
          <table:table-cell table:style-name="ce2" office:value-type="float" office:value="86">
            <text:p>86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86">
            <text:p>86</text:p>
          </table:table-cell>
          <table:table-cell table:formula="of:=TRUNC(([.L103]-48)/12)" office:value-type="float" office:value="3">
            <text:p>3</text:p>
          </table:table-cell>
          <table:table-cell table:formula="of:=POWER(2;[.M103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3]*(POWER(2;(1/12)))" office:value-type="float" office:value="2964.19162673401">
            <text:p>2964.191626734</text:p>
          </table:table-cell>
          <table:table-cell table:style-name="ce2" table:formula="of:=[.C103]*(POWER(2;(1/12)))" office:value-type="float" office:value="11.3137084989848">
            <text:p>11.313708499</text:p>
          </table:table-cell>
          <table:table-cell office:value-type="float" office:value="102">
            <text:p>102</text:p>
          </table:table-cell>
          <table:table-cell table:formula="of:=[.E103]*(POWER(2;(1/12)))" office:value-type="float" office:value="2959.95538169308">
            <text:p>2959.9553816931</text:p>
          </table:table-cell>
          <table:table-cell table:style-name="ce2" table:formula="of:=78125/[.E104]" office:value-type="float" office:value="26.3939789373828">
            <text:p>26.3939789374</text:p>
          </table:table-cell>
          <table:table-cell table:style-name="ce2" table:formula="of:=ROUND([.F104];0)" office:value-type="float" office:value="26">
            <text:p>26</text:p>
          </table:table-cell>
          <table:table-cell table:style-name="ce2" office:value-type="float" office:value="87">
            <text:p>87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87">
            <text:p>87</text:p>
          </table:table-cell>
          <table:table-cell table:formula="of:=TRUNC(([.L104]-48)/12)" office:value-type="float" office:value="3">
            <text:p>3</text:p>
          </table:table-cell>
          <table:table-cell table:formula="of:=POWER(2;[.M104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4]*(POWER(2;(1/12)))" office:value-type="float" office:value="3140.45163313353">
            <text:p>3140.4516331335</text:p>
          </table:table-cell>
          <table:table-cell table:style-name="ce2" table:formula="of:=[.C104]*(POWER(2;(1/12)))" office:value-type="float" office:value="11.9864566150135">
            <text:p>11.986456615</text:p>
          </table:table-cell>
          <table:table-cell office:value-type="float" office:value="103">
            <text:p>103</text:p>
          </table:table-cell>
          <table:table-cell table:formula="of:=[.E104]*(POWER(2;(1/12)))" office:value-type="float" office:value="3135.963487854">
            <text:p>3135.963487854</text:p>
          </table:table-cell>
          <table:table-cell table:style-name="ce2" table:formula="of:=78125/[.E105]" office:value-type="float" office:value="24.9125987284573">
            <text:p>24.9125987285</text:p>
          </table:table-cell>
          <table:table-cell table:style-name="ce2" table:formula="of:=ROUND([.F105];0)" office:value-type="float" office:value="25">
            <text:p>25</text:p>
          </table:table-cell>
          <table:table-cell table:style-name="ce2" office:value-type="float" office:value="88">
            <text:p>88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88">
            <text:p>88</text:p>
          </table:table-cell>
          <table:table-cell table:formula="of:=TRUNC(([.L105]-48)/12)" office:value-type="float" office:value="3">
            <text:p>3</text:p>
          </table:table-cell>
          <table:table-cell table:formula="of:=POWER(2;[.M105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5]*(POWER(2;(1/12)))" office:value-type="float" office:value="3327.19260492535">
            <text:p>3327.1926049254</text:p>
          </table:table-cell>
          <table:table-cell table:style-name="ce2" table:formula="of:=[.C105]*(POWER(2;(1/12)))" office:value-type="float" office:value="12.6992084157456">
            <text:p>12.6992084157</text:p>
          </table:table-cell>
          <table:table-cell office:value-type="float" office:value="104">
            <text:p>104</text:p>
          </table:table-cell>
          <table:table-cell table:formula="of:=[.E105]*(POWER(2;(1/12)))" office:value-type="float" office:value="3322.43758063956">
            <text:p>3322.4375806396</text:p>
          </table:table-cell>
          <table:table-cell table:style-name="ce2" table:formula="of:=78125/[.E106]" office:value-type="float" office:value="23.5143620019375">
            <text:p>23.5143620019</text:p>
          </table:table-cell>
          <table:table-cell table:style-name="ce2" table:formula="of:=ROUND([.F106];0)" office:value-type="float" office:value="24">
            <text:p>24</text:p>
          </table:table-cell>
          <table:table-cell table:style-name="ce2" office:value-type="float" office:value="89">
            <text:p>89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89">
            <text:p>89</text:p>
          </table:table-cell>
          <table:table-cell table:formula="of:=TRUNC(([.L106]-48)/12)" office:value-type="float" office:value="3">
            <text:p>3</text:p>
          </table:table-cell>
          <table:table-cell table:formula="of:=POWER(2;[.M106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6]*(POWER(2;(1/12)))" office:value-type="float" office:value="3525.03777274358">
            <text:p>3525.0377727436</text:p>
          </table:table-cell>
          <table:table-cell table:style-name="ce2" table:formula="of:=[.C106]*(POWER(2;(1/12)))" office:value-type="float" office:value="13.4543426440595">
            <text:p>13.4543426441</text:p>
          </table:table-cell>
          <table:table-cell office:value-type="float" office:value="105">
            <text:p>105</text:p>
          </table:table-cell>
          <table:table-cell table:formula="of:=[.E106]*(POWER(2;(1/12)))" office:value-type="float" office:value="3520">
            <text:p>3520</text:p>
          </table:table-cell>
          <table:table-cell table:style-name="ce2" table:formula="of:=78125/[.E107]" office:value-type="float" office:value="22.1946022727272">
            <text:p>22.1946022727</text:p>
          </table:table-cell>
          <table:table-cell table:style-name="ce2" table:formula="of:=ROUND([.F107];0)" office:value-type="float" office:value="22">
            <text:p>22</text:p>
          </table:table-cell>
          <table:table-cell table:style-name="ce2" office:value-type="float" office:value="90">
            <text:p>90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90">
            <text:p>90</text:p>
          </table:table-cell>
          <table:table-cell table:formula="of:=TRUNC(([.L107]-48)/12)" office:value-type="float" office:value="3">
            <text:p>3</text:p>
          </table:table-cell>
          <table:table-cell table:formula="of:=POWER(2;[.M107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7]*(POWER(2;(1/12)))" office:value-type="float" office:value="3734.64742644431">
            <text:p>3734.6474264443</text:p>
          </table:table-cell>
          <table:table-cell table:style-name="ce2" table:formula="of:=[.C107]*(POWER(2;(1/12)))" office:value-type="float" office:value="14.2543794902455">
            <text:p>14.2543794902</text:p>
          </table:table-cell>
          <table:table-cell office:value-type="float" office:value="106">
            <text:p>106</text:p>
          </table:table-cell>
          <table:table-cell table:formula="of:=[.E107]*(POWER(2;(1/12)))" office:value-type="float" office:value="3729.31009214472">
            <text:p>3729.3100921447</text:p>
          </table:table-cell>
          <table:table-cell table:style-name="ce2" table:formula="of:=78125/[.E108]" office:value-type="float" office:value="20.948914965414">
            <text:p>20.9489149654</text:p>
          </table:table-cell>
          <table:table-cell table:style-name="ce2" table:formula="of:=ROUND([.F108];0)" office:value-type="float" office:value="21">
            <text:p>21</text:p>
          </table:table-cell>
          <table:table-cell table:style-name="ce2" office:value-type="float" office:value="91">
            <text:p>91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91">
            <text:p>91</text:p>
          </table:table-cell>
          <table:table-cell table:formula="of:=TRUNC(([.L108]-48)/12)" office:value-type="float" office:value="3">
            <text:p>3</text:p>
          </table:table-cell>
          <table:table-cell table:formula="of:=POWER(2;[.M108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8]*(POWER(2;(1/12)))" office:value-type="float" office:value="3956.72111876167">
            <text:p>3956.7211187617</text:p>
          </table:table-cell>
          <table:table-cell table:style-name="ce2" table:formula="of:=[.C108]*(POWER(2;(1/12)))" office:value-type="float" office:value="15.1019890029071">
            <text:p>15.1019890029</text:p>
          </table:table-cell>
          <table:table-cell office:value-type="float" office:value="107">
            <text:p>107</text:p>
          </table:table-cell>
          <table:table-cell table:formula="of:=[.E108]*(POWER(2;(1/12)))" office:value-type="float" office:value="3951.066410049">
            <text:p>3951.066410049</text:p>
          </table:table-cell>
          <table:table-cell table:style-name="ce2" table:formula="of:=78125/[.E109]" office:value-type="float" office:value="19.7731427144074">
            <text:p>19.7731427144</text:p>
          </table:table-cell>
          <table:table-cell table:style-name="ce2" table:formula="of:=ROUND([.F109];0)" office:value-type="float" office:value="20">
            <text:p>20</text:p>
          </table:table-cell>
          <table:table-cell table:style-name="ce2" office:value-type="float" office:value="92">
            <text:p>92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92">
            <text:p>92</text:p>
          </table:table-cell>
          <table:table-cell table:formula="of:=TRUNC(([.L109]-48)/12)" office:value-type="float" office:value="3">
            <text:p>3</text:p>
          </table:table-cell>
          <table:table-cell table:formula="of:=POWER(2;[.M109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09]*(POWER(2;(1/12)))" office:value-type="float" office:value="4192.00000000001">
            <text:p>4192</text:p>
          </table:table-cell>
          <table:table-cell table:style-name="ce2" table:formula="of:=[.C109]*(POWER(2;(1/12)))" office:value-type="float" office:value="16">
            <text:p>16</text:p>
          </table:table-cell>
          <table:table-cell office:value-type="float" office:value="108">
            <text:p>108</text:p>
          </table:table-cell>
          <table:table-cell table:formula="of:=[.E109]*(POWER(2;(1/12)))" office:value-type="float" office:value="4186.00904480958">
            <text:p>4186.0090448096</text:p>
          </table:table-cell>
          <table:table-cell table:style-name="ce2" table:formula="of:=78125/[.E110]" office:value-type="float" office:value="18.6633614891183">
            <text:p>18.6633614891</text:p>
          </table:table-cell>
          <table:table-cell table:style-name="ce2" table:formula="of:=ROUND([.F110];0)" office:value-type="float" office:value="19">
            <text:p>19</text:p>
          </table:table-cell>
          <table:table-cell table:style-name="ce2" office:value-type="float" office:value="93">
            <text:p>93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93">
            <text:p>93</text:p>
          </table:table-cell>
          <table:table-cell table:formula="of:=TRUNC(([.L110]-48)/12)" office:value-type="float" office:value="3">
            <text:p>3</text:p>
          </table:table-cell>
          <table:table-cell table:formula="of:=POWER(2;[.M110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10]*(POWER(2;(1/12)))" office:value-type="float" office:value="4441.26929155418">
            <text:p>4441.2692915542</text:p>
          </table:table-cell>
          <table:table-cell table:style-name="ce2" table:formula="of:=[.C110]*(POWER(2;(1/12)))" office:value-type="float" office:value="16.9514095097488">
            <text:p>16.9514095097</text:p>
          </table:table-cell>
          <table:table-cell office:value-type="float" office:value="109">
            <text:p>109</text:p>
          </table:table-cell>
          <table:table-cell table:formula="of:=[.E110]*(POWER(2;(1/12)))" office:value-type="float" office:value="4434.92209562996">
            <text:p>4434.92209563</text:p>
          </table:table-cell>
          <table:table-cell table:style-name="ce2" table:formula="of:=78125/[.E111]" office:value-type="float" office:value="17.6158674978715">
            <text:p>17.6158674979</text:p>
          </table:table-cell>
          <table:table-cell table:style-name="ce2" table:formula="of:=ROUND([.F111];0)" office:value-type="float" office:value="18">
            <text:p>18</text:p>
          </table:table-cell>
          <table:table-cell table:style-name="ce2" office:value-type="float" office:value="94">
            <text:p>94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table:formula="of:=TRUNC(([.L111]-48)/12)" office:value-type="float" office:value="3">
            <text:p>3</text:p>
          </table:table-cell>
          <table:table-cell table:formula="of:=POWER(2;[.M111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11]*(POWER(2;(1/12)))" office:value-type="float" office:value="4705.3609065129">
            <text:p>4705.3609065129</text:p>
          </table:table-cell>
          <table:table-cell table:style-name="ce2" table:formula="of:=[.C111]*(POWER(2;(1/12)))" office:value-type="float" office:value="17.95939277295">
            <text:p>17.959392773</text:p>
          </table:table-cell>
          <table:table-cell office:value-type="float" office:value="110">
            <text:p>110</text:p>
          </table:table-cell>
          <table:table-cell table:formula="of:=[.E111]*(POWER(2;(1/12)))" office:value-type="float" office:value="4698.63628667853">
            <text:p>4698.6362866785</text:p>
          </table:table-cell>
          <table:table-cell table:style-name="ce2" table:formula="of:=78125/[.E112]" office:value-type="float" office:value="16.6271648268453">
            <text:p>16.6271648268</text:p>
          </table:table-cell>
          <table:table-cell table:style-name="ce2" table:formula="of:=ROUND([.F112];0)" office:value-type="float" office:value="17">
            <text:p>17</text:p>
          </table:table-cell>
          <table:table-cell table:style-name="ce2" office:value-type="float" office:value="95">
            <text:p>95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95">
            <text:p>95</text:p>
          </table:table-cell>
          <table:table-cell table:formula="of:=TRUNC(([.L112]-48)/12)" office:value-type="float" office:value="3">
            <text:p>3</text:p>
          </table:table-cell>
          <table:table-cell table:formula="of:=POWER(2;[.M112])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table:formula="of:=[.B112]*(POWER(2;(1/12)))" office:value-type="float" office:value="4985.15622609142">
            <text:p>4985.1562260914</text:p>
          </table:table-cell>
          <table:table-cell table:style-name="ce2" table:formula="of:=[.C112]*(POWER(2;(1/12)))" office:value-type="float" office:value="19.0273138400436">
            <text:p>19.02731384</text:p>
          </table:table-cell>
          <table:table-cell office:value-type="float" office:value="111">
            <text:p>111</text:p>
          </table:table-cell>
          <table:table-cell table:formula="of:=[.E112]*(POWER(2;(1/12)))" office:value-type="float" office:value="4978.0317395533">
            <text:p>4978.0317395533</text:p>
          </table:table-cell>
          <table:table-cell table:style-name="ce2" table:formula="of:=78125/[.E113]" office:value-type="float" office:value="15.6939537727838">
            <text:p>15.6939537728</text:p>
          </table:table-cell>
          <table:table-cell table:style-name="ce2" table:formula="of:=ROUND([.F113];0)" office:value-type="float" office:value="16">
            <text:p>16</text:p>
          </table:table-cell>
          <table:table-cell table:style-name="ce2"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96">
            <text:p>96</text:p>
          </table:table-cell>
          <table:table-cell table:formula="of:=TRUNC(([.L113]-48)/12)" office:value-type="float" office:value="4">
            <text:p>4</text:p>
          </table:table-cell>
          <table:table-cell table:formula="of:=POWER(2;[.M113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3]*(POWER(2;(1/12)))" office:value-type="float" office:value="5281.58904115932">
            <text:p>5281.5890411593</text:p>
          </table:table-cell>
          <table:table-cell table:style-name="ce2" table:formula="of:=[.C113]*(POWER(2;(1/12)))" office:value-type="float" office:value="20.158736798318">
            <text:p>20.1587367983</text:p>
          </table:table-cell>
          <table:table-cell office:value-type="float" office:value="112">
            <text:p>112</text:p>
          </table:table-cell>
          <table:table-cell table:formula="of:=[.E113]*(POWER(2;(1/12)))" office:value-type="float" office:value="5274.04091060593">
            <text:p>5274.0409106059</text:p>
          </table:table-cell>
          <table:table-cell table:style-name="ce2" table:formula="of:=78125/[.E114]" office:value-type="float" office:value="14.8131198305446">
            <text:p>14.8131198305</text:p>
          </table:table-cell>
          <table:table-cell table:style-name="ce2" table:formula="of:=ROUND([.F114];0)" office:value-type="float" office:value="15">
            <text:p>15</text:p>
          </table:table-cell>
          <table:table-cell table:style-name="ce2" office:value-type="float" office:value="97">
            <text:p>97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97">
            <text:p>97</text:p>
          </table:table-cell>
          <table:table-cell table:formula="of:=TRUNC(([.L114]-48)/12)" office:value-type="float" office:value="4">
            <text:p>4</text:p>
          </table:table-cell>
          <table:table-cell table:formula="of:=POWER(2;[.M114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4]*(POWER(2;(1/12)))" office:value-type="float" office:value="5595.6486686808">
            <text:p>5595.6486686808</text:p>
          </table:table-cell>
          <table:table-cell table:style-name="ce2" table:formula="of:=[.C114]*(POWER(2;(1/12)))" office:value-type="float" office:value="21.3574376667206">
            <text:p>21.3574376667</text:p>
          </table:table-cell>
          <table:table-cell office:value-type="float" office:value="113">
            <text:p>113</text:p>
          </table:table-cell>
          <table:table-cell table:formula="of:=[.E114]*(POWER(2;(1/12)))" office:value-type="float" office:value="5587.65170292807">
            <text:p>5587.6517029281</text:p>
          </table:table-cell>
          <table:table-cell table:style-name="ce2" table:formula="of:=78125/[.E115]" office:value-type="float" office:value="13.9817232987268">
            <text:p>13.9817232987</text:p>
          </table:table-cell>
          <table:table-cell table:style-name="ce2" table:formula="of:=ROUND([.F115];0)" office:value-type="float" office:value="14">
            <text:p>14</text:p>
          </table:table-cell>
          <table:table-cell table:style-name="ce2" office:value-type="float" office:value="98">
            <text:p>98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98">
            <text:p>98</text:p>
          </table:table-cell>
          <table:table-cell table:formula="of:=TRUNC(([.L115]-48)/12)" office:value-type="float" office:value="4">
            <text:p>4</text:p>
          </table:table-cell>
          <table:table-cell table:formula="of:=POWER(2;[.M115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5]*(POWER(2;(1/12)))" office:value-type="float" office:value="5928.38325346803">
            <text:p>5928.383253468</text:p>
          </table:table-cell>
          <table:table-cell table:style-name="ce2" table:formula="of:=[.C115]*(POWER(2;(1/12)))" office:value-type="float" office:value="22.6274169979696">
            <text:p>22.627416998</text:p>
          </table:table-cell>
          <table:table-cell office:value-type="float" office:value="114">
            <text:p>114</text:p>
          </table:table-cell>
          <table:table-cell table:formula="of:=[.E115]*(POWER(2;(1/12)))" office:value-type="float" office:value="5919.91076338616">
            <text:p>5919.9107633862</text:p>
          </table:table-cell>
          <table:table-cell table:style-name="ce2" table:formula="of:=78125/[.E116]" office:value-type="float" office:value="13.1969894686914">
            <text:p>13.1969894687</text:p>
          </table:table-cell>
          <table:table-cell table:style-name="ce2" table:formula="of:=ROUND([.F116];0)" office:value-type="float" office:value="13">
            <text:p>13</text:p>
          </table:table-cell>
          <table:table-cell table:style-name="ce2" office:value-type="float" office:value="99">
            <text:p>99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99">
            <text:p>99</text:p>
          </table:table-cell>
          <table:table-cell table:formula="of:=TRUNC(([.L116]-48)/12)" office:value-type="float" office:value="4">
            <text:p>4</text:p>
          </table:table-cell>
          <table:table-cell table:formula="of:=POWER(2;[.M116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6]*(POWER(2;(1/12)))" office:value-type="float" office:value="6280.90326626707">
            <text:p>6280.9032662671</text:p>
          </table:table-cell>
          <table:table-cell table:style-name="ce2" table:formula="of:=[.C116]*(POWER(2;(1/12)))" office:value-type="float" office:value="23.972913230027">
            <text:p>23.97291323</text:p>
          </table:table-cell>
          <table:table-cell office:value-type="float" office:value="115">
            <text:p>115</text:p>
          </table:table-cell>
          <table:table-cell table:formula="of:=[.E116]*(POWER(2;(1/12)))" office:value-type="float" office:value="6271.926975708">
            <text:p>6271.926975708</text:p>
          </table:table-cell>
          <table:table-cell table:style-name="ce2" table:formula="of:=78125/[.E117]" office:value-type="float" office:value="12.4562993642286">
            <text:p>12.4562993642</text:p>
          </table:table-cell>
          <table:table-cell table:style-name="ce2" table:formula="of:=ROUND([.F117];0)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table:formula="of:=TRUNC(([.L117]-48)/12)" office:value-type="float" office:value="4">
            <text:p>4</text:p>
          </table:table-cell>
          <table:table-cell table:formula="of:=POWER(2;[.M117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7]*(POWER(2;(1/12)))" office:value-type="float" office:value="6654.38520985071">
            <text:p>6654.3852098507</text:p>
          </table:table-cell>
          <table:table-cell table:style-name="ce2" table:formula="of:=[.C117]*(POWER(2;(1/12)))" office:value-type="float" office:value="25.3984168314913">
            <text:p>25.3984168315</text:p>
          </table:table-cell>
          <table:table-cell office:value-type="float" office:value="116">
            <text:p>116</text:p>
          </table:table-cell>
          <table:table-cell table:formula="of:=[.E117]*(POWER(2;(1/12)))" office:value-type="float" office:value="6644.87516127913">
            <text:p>6644.8751612791</text:p>
          </table:table-cell>
          <table:table-cell table:style-name="ce2" table:formula="of:=78125/[.E118]" office:value-type="float" office:value="11.7571810009687">
            <text:p>11.757181001</text:p>
          </table:table-cell>
          <table:table-cell table:style-name="ce2" table:formula="of:=ROUND([.F118];0)" office:value-type="float" office:value="12">
            <text:p>12</text:p>
          </table:table-cell>
          <table:table-cell table:style-name="ce2" office:value-type="float" office:value="101">
            <text:p>101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101">
            <text:p>101</text:p>
          </table:table-cell>
          <table:table-cell table:formula="of:=TRUNC(([.L118]-48)/12)" office:value-type="float" office:value="4">
            <text:p>4</text:p>
          </table:table-cell>
          <table:table-cell table:formula="of:=POWER(2;[.M118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8]*(POWER(2;(1/12)))" office:value-type="float" office:value="7050.07554548716">
            <text:p>7050.0755454872</text:p>
          </table:table-cell>
          <table:table-cell table:style-name="ce2" table:formula="of:=[.C118]*(POWER(2;(1/12)))" office:value-type="float" office:value="26.9086852881189">
            <text:p>26.9086852881</text:p>
          </table:table-cell>
          <table:table-cell office:value-type="float" office:value="117">
            <text:p>117</text:p>
          </table:table-cell>
          <table:table-cell table:formula="of:=[.E118]*(POWER(2;(1/12)))" office:value-type="float" office:value="7040.00000000001">
            <text:p>7040</text:p>
          </table:table-cell>
          <table:table-cell table:style-name="ce2" table:formula="of:=78125/[.E119]" office:value-type="float" office:value="11.0973011363636">
            <text:p>11.0973011364</text:p>
          </table:table-cell>
          <table:table-cell table:style-name="ce2" table:formula="of:=ROUND([.F119];0)" office:value-type="float" office:value="11">
            <text:p>11</text:p>
          </table:table-cell>
          <table:table-cell table:style-name="ce2" office:value-type="float" office:value="102">
            <text:p>102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table:formula="of:=TRUNC(([.L119]-48)/12)" office:value-type="float" office:value="4">
            <text:p>4</text:p>
          </table:table-cell>
          <table:table-cell table:formula="of:=POWER(2;[.M119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19]*(POWER(2;(1/12)))" office:value-type="float" office:value="7469.29485288862">
            <text:p>7469.2948528886</text:p>
          </table:table-cell>
          <table:table-cell table:style-name="ce2" table:formula="of:=[.C119]*(POWER(2;(1/12)))" office:value-type="float" office:value="28.5087589804909">
            <text:p>28.5087589805</text:p>
          </table:table-cell>
          <table:table-cell office:value-type="float" office:value="118">
            <text:p>118</text:p>
          </table:table-cell>
          <table:table-cell table:formula="of:=[.E119]*(POWER(2;(1/12)))" office:value-type="float" office:value="7458.62018428945">
            <text:p>7458.6201842895</text:p>
          </table:table-cell>
          <table:table-cell table:style-name="ce2" table:formula="of:=78125/[.E120]" office:value-type="float" office:value="10.474457482707">
            <text:p>10.4744574827</text:p>
          </table:table-cell>
          <table:table-cell table:style-name="ce2" table:formula="of:=ROUND([.F120];0)" office:value-type="float" office:value="10">
            <text:p>10</text:p>
          </table:table-cell>
          <table:table-cell table:style-name="ce2" office:value-type="float" office:value="103">
            <text:p>103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103">
            <text:p>103</text:p>
          </table:table-cell>
          <table:table-cell table:formula="of:=TRUNC(([.L120]-48)/12)" office:value-type="float" office:value="4">
            <text:p>4</text:p>
          </table:table-cell>
          <table:table-cell table:formula="of:=POWER(2;[.M120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20]*(POWER(2;(1/12)))" office:value-type="float" office:value="7913.44223752334">
            <text:p>7913.4422375233</text:p>
          </table:table-cell>
          <table:table-cell table:style-name="ce2" table:formula="of:=[.C120]*(POWER(2;(1/12)))" office:value-type="float" office:value="30.2039780058143">
            <text:p>30.2039780058</text:p>
          </table:table-cell>
          <table:table-cell office:value-type="float" office:value="119">
            <text:p>119</text:p>
          </table:table-cell>
          <table:table-cell table:formula="of:=[.E120]*(POWER(2;(1/12)))" office:value-type="float" office:value="7902.132820098">
            <text:p>7902.132820098</text:p>
          </table:table-cell>
          <table:table-cell table:style-name="ce2" table:formula="of:=78125/[.E121]" office:value-type="float" office:value="9.88657135720368">
            <text:p>9.8865713572</text:p>
          </table:table-cell>
          <table:table-cell table:style-name="ce2" table:formula="of:=ROUND([.F121];0)" office:value-type="float" office:value="10">
            <text:p>10</text:p>
          </table:table-cell>
          <table:table-cell table:style-name="ce2" office:value-type="float" office:value="104">
            <text:p>104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table:formula="of:=TRUNC(([.L121]-48)/12)" office:value-type="float" office:value="4">
            <text:p>4</text:p>
          </table:table-cell>
          <table:table-cell table:formula="of:=POWER(2;[.M121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21]*(POWER(2;(1/12)))" office:value-type="float" office:value="8384.00000000002">
            <text:p>8384</text:p>
          </table:table-cell>
          <table:table-cell table:style-name="ce2" table:formula="of:=[.C121]*(POWER(2;(1/12)))" office:value-type="float" office:value="32.0000000000001">
            <text:p>32</text:p>
          </table:table-cell>
          <table:table-cell office:value-type="float" office:value="120">
            <text:p>120</text:p>
          </table:table-cell>
          <table:table-cell table:formula="of:=[.E121]*(POWER(2;(1/12)))" office:value-type="float" office:value="8372.01808961917">
            <text:p>8372.0180896192</text:p>
          </table:table-cell>
          <table:table-cell table:style-name="ce2" table:formula="of:=78125/[.E122]" office:value-type="float" office:value="9.33168074455914">
            <text:p>9.3316807446</text:p>
          </table:table-cell>
          <table:table-cell table:style-name="ce2" table:formula="of:=ROUND([.F122];0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table:formula="of:=TRUNC(([.L122]-48)/12)" office:value-type="float" office:value="4">
            <text:p>4</text:p>
          </table:table-cell>
          <table:table-cell table:formula="of:=POWER(2;[.M122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22]*(POWER(2;(1/12)))" office:value-type="float" office:value="8882.53858310836">
            <text:p>8882.5385831084</text:p>
          </table:table-cell>
          <table:table-cell table:style-name="ce2" table:formula="of:=[.C122]*(POWER(2;(1/12)))" office:value-type="float" office:value="33.9028190194975">
            <text:p>33.9028190195</text:p>
          </table:table-cell>
          <table:table-cell office:value-type="float" office:value="121">
            <text:p>121</text:p>
          </table:table-cell>
          <table:table-cell table:formula="of:=[.E122]*(POWER(2;(1/12)))" office:value-type="float" office:value="8869.84419125992">
            <text:p>8869.8441912599</text:p>
          </table:table-cell>
          <table:table-cell table:style-name="ce2" table:formula="of:=78125/[.E123]" office:value-type="float" office:value="8.80793374893575">
            <text:p>8.8079337489</text:p>
          </table:table-cell>
          <table:table-cell table:style-name="ce2" table:formula="of:=ROUND([.F123];0)" office:value-type="float" office:value="9">
            <text:p>9</text:p>
          </table:table-cell>
          <table:table-cell table:style-name="ce2" office:value-type="float" office:value="106">
            <text:p>106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106">
            <text:p>106</text:p>
          </table:table-cell>
          <table:table-cell table:formula="of:=TRUNC(([.L123]-48)/12)" office:value-type="float" office:value="4">
            <text:p>4</text:p>
          </table:table-cell>
          <table:table-cell table:formula="of:=POWER(2;[.M123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23]*(POWER(2;(1/12)))" office:value-type="float" office:value="9410.72181302581">
            <text:p>9410.7218130258</text:p>
          </table:table-cell>
          <table:table-cell table:style-name="ce2" table:formula="of:=[.C123]*(POWER(2;(1/12)))" office:value-type="float" office:value="35.9187855459">
            <text:p>35.9187855459</text:p>
          </table:table-cell>
          <table:table-cell office:value-type="float" office:value="122">
            <text:p>122</text:p>
          </table:table-cell>
          <table:table-cell table:formula="of:=[.E123]*(POWER(2;(1/12)))" office:value-type="float" office:value="9397.27257335706">
            <text:p>9397.2725733571</text:p>
          </table:table-cell>
          <table:table-cell table:style-name="ce2" table:formula="of:=78125/[.E124]" office:value-type="float" office:value="8.31358241342262">
            <text:p>8.3135824134</text:p>
          </table:table-cell>
          <table:table-cell table:style-name="ce2" table:formula="of:=ROUND([.F124];0)" office:value-type="float" office:value="8">
            <text:p>8</text:p>
          </table:table-cell>
          <table:table-cell table:style-name="ce2" office:value-type="float" office:value="107">
            <text:p>107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107">
            <text:p>107</text:p>
          </table:table-cell>
          <table:table-cell table:formula="of:=TRUNC(([.L124]-48)/12)" office:value-type="float" office:value="4">
            <text:p>4</text:p>
          </table:table-cell>
          <table:table-cell table:formula="of:=POWER(2;[.M124])" office:value-type="float" office:value="16">
            <text:p>16</text:p>
          </table:table-cell>
          <table:table-cell table:number-columns-repeated="1010"/>
        </table:table-row>
        <table:table-row table:style-name="ro3">
          <table:table-cell/>
          <table:table-cell table:formula="of:=[.B124]*(POWER(2;(1/12)))" office:value-type="float" office:value="9970.31245218284">
            <text:p>9970.3124521829</text:p>
          </table:table-cell>
          <table:table-cell table:style-name="ce2" table:formula="of:=[.C124]*(POWER(2;(1/12)))" office:value-type="float" office:value="38.0546276800872">
            <text:p>38.0546276801</text:p>
          </table:table-cell>
          <table:table-cell office:value-type="float" office:value="123">
            <text:p>123</text:p>
          </table:table-cell>
          <table:table-cell table:formula="of:=[.E124]*(POWER(2;(1/12)))" office:value-type="float" office:value="9956.06347910661">
            <text:p>9956.0634791066</text:p>
          </table:table-cell>
          <table:table-cell table:style-name="ce2" table:formula="of:=78125/[.E125]" office:value-type="float" office:value="7.84697688639189">
            <text:p>7.8469768864</text:p>
          </table:table-cell>
          <table:table-cell table:style-name="ce2" table:formula="of:=ROUND([.F125];0)" office:value-type="float" office:value="8">
            <text:p>8</text:p>
          </table:table-cell>
          <table:table-cell table:style-name="ce2" office:value-type="float" office:value="108">
            <text:p>108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108">
            <text:p>108</text:p>
          </table:table-cell>
          <table:table-cell table:formula="of:=TRUNC(([.L125]-48)/12)" office:value-type="float" office:value="5">
            <text:p>5</text:p>
          </table:table-cell>
          <table:table-cell table:formula="of:=POWER(2;[.M125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25]*(POWER(2;(1/12)))" office:value-type="float" office:value="10563.1780823186">
            <text:p>10563.1780823186</text:p>
          </table:table-cell>
          <table:table-cell table:style-name="ce2" table:formula="of:=[.C125]*(POWER(2;(1/12)))" office:value-type="float" office:value="40.3174735966361">
            <text:p>40.3174735966</text:p>
          </table:table-cell>
          <table:table-cell office:value-type="float" office:value="124">
            <text:p>124</text:p>
          </table:table-cell>
          <table:table-cell table:formula="of:=[.E125]*(POWER(2;(1/12)))" office:value-type="float" office:value="10548.0818212119">
            <text:p>10548.0818212119</text:p>
          </table:table-cell>
          <table:table-cell table:style-name="ce2" table:formula="of:=78125/[.E126]" office:value-type="float" office:value="7.40655991527228">
            <text:p>7.4065599153</text:p>
          </table:table-cell>
          <table:table-cell table:style-name="ce2" table:formula="of:=ROUND([.F126];0)" office:value-type="float" office:value="7">
            <text:p>7</text:p>
          </table:table-cell>
          <table:table-cell table:style-name="ce2" office:value-type="float" office:value="109">
            <text:p>109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109">
            <text:p>109</text:p>
          </table:table-cell>
          <table:table-cell table:formula="of:=TRUNC(([.L126]-48)/12)" office:value-type="float" office:value="5">
            <text:p>5</text:p>
          </table:table-cell>
          <table:table-cell table:formula="of:=POWER(2;[.M126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26]*(POWER(2;(1/12)))" office:value-type="float" office:value="11191.2973373616">
            <text:p>11191.2973373616</text:p>
          </table:table-cell>
          <table:table-cell table:style-name="ce2" table:formula="of:=[.C126]*(POWER(2;(1/12)))" office:value-type="float" office:value="42.7148753334412">
            <text:p>42.7148753334</text:p>
          </table:table-cell>
          <table:table-cell office:value-type="float" office:value="125">
            <text:p>125</text:p>
          </table:table-cell>
          <table:table-cell table:formula="of:=[.E126]*(POWER(2;(1/12)))" office:value-type="float" office:value="11175.3034058561">
            <text:p>11175.3034058561</text:p>
          </table:table-cell>
          <table:table-cell table:style-name="ce2" table:formula="of:=78125/[.E127]" office:value-type="float" office:value="6.99086164936341">
            <text:p>6.9908616494</text:p>
          </table:table-cell>
          <table:table-cell table:style-name="ce2" table:formula="of:=ROUND([.F127];0)" office:value-type="float" office:value="7">
            <text:p>7</text:p>
          </table:table-cell>
          <table:table-cell table:style-name="ce2" office:value-type="float" office:value="110">
            <text:p>110</text:p>
          </table:table-cell>
          <table:table-cell office:value-type="float" office:value="2">
            <text:p>2</text:p>
          </table:table-cell>
          <table:table-cell/>
          <table:table-cell office:value-type="float" office:value="224">
            <text:p>224</text:p>
          </table:table-cell>
          <table:table-cell office:value-type="float" office:value="110">
            <text:p>110</text:p>
          </table:table-cell>
          <table:table-cell table:formula="of:=TRUNC(([.L127]-48)/12)" office:value-type="float" office:value="5">
            <text:p>5</text:p>
          </table:table-cell>
          <table:table-cell table:formula="of:=POWER(2;[.M127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27]*(POWER(2;(1/12)))" office:value-type="float" office:value="11856.7665069361">
            <text:p>11856.7665069361</text:p>
          </table:table-cell>
          <table:table-cell table:style-name="ce2" table:formula="of:=[.C127]*(POWER(2;(1/12)))" office:value-type="float" office:value="45.2548339959392">
            <text:p>45.2548339959</text:p>
          </table:table-cell>
          <table:table-cell office:value-type="float" office:value="126">
            <text:p>126</text:p>
          </table:table-cell>
          <table:table-cell table:formula="of:=[.E127]*(POWER(2;(1/12)))" office:value-type="float" office:value="11839.8215267723">
            <text:p>11839.8215267723</text:p>
          </table:table-cell>
          <table:table-cell table:style-name="ce2" table:formula="of:=78125/[.E128]" office:value-type="float" office:value="6.5984947343457">
            <text:p>6.5984947343</text:p>
          </table:table-cell>
          <table:table-cell table:style-name="ce2" table:formula="of:=ROUND([.F128];0)" office:value-type="float" office:value="7">
            <text:p>7</text:p>
          </table:table-cell>
          <table:table-cell table:style-name="ce2" office:value-type="float" office:value="111">
            <text:p>111</text:p>
          </table:table-cell>
          <table:table-cell office:value-type="float" office:value="3">
            <text:p>3</text:p>
          </table:table-cell>
          <table:table-cell/>
          <table:table-cell office:value-type="float" office:value="211">
            <text:p>211</text:p>
          </table:table-cell>
          <table:table-cell office:value-type="float" office:value="111">
            <text:p>111</text:p>
          </table:table-cell>
          <table:table-cell table:formula="of:=TRUNC(([.L128]-48)/12)" office:value-type="float" office:value="5">
            <text:p>5</text:p>
          </table:table-cell>
          <table:table-cell table:formula="of:=POWER(2;[.M128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28]*(POWER(2;(1/12)))" office:value-type="float" office:value="12561.8065325341">
            <text:p>12561.8065325341</text:p>
          </table:table-cell>
          <table:table-cell table:style-name="ce2" table:formula="of:=[.C128]*(POWER(2;(1/12)))" office:value-type="float" office:value="47.945826460054">
            <text:p>47.9458264601</text:p>
          </table:table-cell>
          <table:table-cell office:value-type="float" office:value="127">
            <text:p>127</text:p>
          </table:table-cell>
          <table:table-cell table:formula="of:=[.E128]*(POWER(2;(1/12)))" office:value-type="float" office:value="12543.853951416">
            <text:p>12543.853951416</text:p>
          </table:table-cell>
          <table:table-cell table:style-name="ce2" table:formula="of:=78125/[.E129]" office:value-type="float" office:value="6.22814968211432">
            <text:p>6.2281496821</text:p>
          </table:table-cell>
          <table:table-cell table:style-name="ce2" table:formula="of:=ROUND([.F129];0)" office:value-type="float" office:value="6">
            <text:p>6</text:p>
          </table:table-cell>
          <table:table-cell table:style-name="ce2" office:value-type="float" office:value="112">
            <text:p>112</text:p>
          </table:table-cell>
          <table:table-cell office:value-type="float" office:value="4">
            <text:p>4</text:p>
          </table:table-cell>
          <table:table-cell/>
          <table:table-cell office:value-type="float" office:value="199">
            <text:p>199</text:p>
          </table:table-cell>
          <table:table-cell office:value-type="float" office:value="112">
            <text:p>112</text:p>
          </table:table-cell>
          <table:table-cell table:formula="of:=TRUNC(([.L129]-48)/12)" office:value-type="float" office:value="5">
            <text:p>5</text:p>
          </table:table-cell>
          <table:table-cell table:formula="of:=POWER(2;[.M129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29]*(POWER(2;(1/12)))" office:value-type="float" office:value="13308.7704197014">
            <text:p>13308.7704197014</text:p>
          </table:table-cell>
          <table:table-cell table:style-name="ce2" table:formula="of:=[.C129]*(POWER(2;(1/12)))" office:value-type="float" office:value="50.7968336629825">
            <text:p>50.796833663</text:p>
          </table:table-cell>
          <table:table-cell/>
          <table:table-cell table:formula="of:=[.E129]*(POWER(2;(1/12)))" office:value-type="float" office:value="13289.7503225583">
            <text:p>13289.7503225583</text:p>
          </table:table-cell>
          <table:table-cell table:style-name="ce2" table:formula="of:=78125/[.E130]" office:value-type="float" office:value="5.87859050048436">
            <text:p>5.8785905005</text:p>
          </table:table-cell>
          <table:table-cell table:style-name="ce2" table:formula="of:=ROUND([.F130];0)" office:value-type="float" office:value="6">
            <text:p>6</text:p>
          </table:table-cell>
          <table:table-cell table:style-name="ce2" office:value-type="float" office:value="113">
            <text:p>113</text:p>
          </table:table-cell>
          <table:table-cell office:value-type="float" office:value="5">
            <text:p>5</text:p>
          </table:table-cell>
          <table:table-cell/>
          <table:table-cell office:value-type="float" office:value="188">
            <text:p>188</text:p>
          </table:table-cell>
          <table:table-cell office:value-type="float" office:value="113">
            <text:p>113</text:p>
          </table:table-cell>
          <table:table-cell table:formula="of:=TRUNC(([.L130]-48)/12)" office:value-type="float" office:value="5">
            <text:p>5</text:p>
          </table:table-cell>
          <table:table-cell table:formula="of:=POWER(2;[.M130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0]*(POWER(2;(1/12)))" office:value-type="float" office:value="14100.1510909743">
            <text:p>14100.1510909743</text:p>
          </table:table-cell>
          <table:table-cell table:style-name="ce2" table:formula="of:=[.C130]*(POWER(2;(1/12)))" office:value-type="float" office:value="53.8173705762379">
            <text:p>53.8173705762</text:p>
          </table:table-cell>
          <table:table-cell/>
          <table:table-cell table:formula="of:=[.E130]*(POWER(2;(1/12)))" office:value-type="float" office:value="14080">
            <text:p>14080</text:p>
          </table:table-cell>
          <table:table-cell table:style-name="ce2" table:formula="of:=78125/[.E131]" office:value-type="float" office:value="5.54865056818181">
            <text:p>5.5486505682</text:p>
          </table:table-cell>
          <table:table-cell table:style-name="ce2" table:formula="of:=ROUND([.F131];0)" office:value-type="float" office:value="6">
            <text:p>6</text:p>
          </table:table-cell>
          <table:table-cell table:style-name="ce2" office:value-type="float" office:value="114">
            <text:p>114</text:p>
          </table:table-cell>
          <table:table-cell office:value-type="float" office:value="6">
            <text:p>6</text:p>
          </table:table-cell>
          <table:table-cell/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  <table:table-cell table:formula="of:=TRUNC(([.L131]-48)/12)" office:value-type="float" office:value="5">
            <text:p>5</text:p>
          </table:table-cell>
          <table:table-cell table:formula="of:=POWER(2;[.M131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1]*(POWER(2;(1/12)))" office:value-type="float" office:value="14938.5897057773">
            <text:p>14938.5897057773</text:p>
          </table:table-cell>
          <table:table-cell table:style-name="ce2" table:formula="of:=[.C131]*(POWER(2;(1/12)))" office:value-type="float" office:value="57.0175179609819">
            <text:p>57.017517961</text:p>
          </table:table-cell>
          <table:table-cell/>
          <table:table-cell table:formula="of:=[.E131]*(POWER(2;(1/12)))" office:value-type="float" office:value="14917.2403685789">
            <text:p>14917.2403685789</text:p>
          </table:table-cell>
          <table:table-cell table:style-name="ce2" table:formula="of:=78125/[.E132]" office:value-type="float" office:value="5.23722874135349">
            <text:p>5.2372287414</text:p>
          </table:table-cell>
          <table:table-cell table:style-name="ce2" table:formula="of:=ROUND([.F132];0)" office:value-type="float" office:value="5">
            <text:p>5</text:p>
          </table:table-cell>
          <table:table-cell table:style-name="ce2" office:value-type="float" office:value="115">
            <text:p>115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115">
            <text:p>115</text:p>
          </table:table-cell>
          <table:table-cell table:formula="of:=TRUNC(([.L132]-48)/12)" office:value-type="float" office:value="5">
            <text:p>5</text:p>
          </table:table-cell>
          <table:table-cell table:formula="of:=POWER(2;[.M132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2]*(POWER(2;(1/12)))" office:value-type="float" office:value="15826.8844750467">
            <text:p>15826.8844750467</text:p>
          </table:table-cell>
          <table:table-cell table:style-name="ce2" table:formula="of:=[.C132]*(POWER(2;(1/12)))" office:value-type="float" office:value="60.4079560116286">
            <text:p>60.4079560116</text:p>
          </table:table-cell>
          <table:table-cell/>
          <table:table-cell table:formula="of:=[.E132]*(POWER(2;(1/12)))" office:value-type="float" office:value="15804.265640196">
            <text:p>15804.265640196</text:p>
          </table:table-cell>
          <table:table-cell table:style-name="ce2" table:formula="of:=78125/[.E133]" office:value-type="float" office:value="4.94328567860184">
            <text:p>4.9432856786</text:p>
          </table:table-cell>
          <table:table-cell table:style-name="ce2" table:formula="of:=ROUND([.F133];0)" office:value-type="float" office:value="5">
            <text:p>5</text:p>
          </table:table-cell>
          <table:table-cell table:style-name="ce2" office:value-type="float" office:value="116">
            <text:p>116</text:p>
          </table:table-cell>
          <table:table-cell office:value-type="float" office:value="8">
            <text:p>8</text:p>
          </table:table-cell>
          <table:table-cell/>
          <table:table-cell office:value-type="float" office:value="158">
            <text:p>158</text:p>
          </table:table-cell>
          <table:table-cell office:value-type="float" office:value="116">
            <text:p>116</text:p>
          </table:table-cell>
          <table:table-cell table:formula="of:=TRUNC(([.L133]-48)/12)" office:value-type="float" office:value="5">
            <text:p>5</text:p>
          </table:table-cell>
          <table:table-cell table:formula="of:=POWER(2;[.M133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3]*(POWER(2;(1/12)))" office:value-type="float" office:value="16768.0000000001">
            <text:p>16768.0000000001</text:p>
          </table:table-cell>
          <table:table-cell table:style-name="ce2" table:formula="of:=[.C133]*(POWER(2;(1/12)))" office:value-type="float" office:value="64.0000000000002">
            <text:p>64</text:p>
          </table:table-cell>
          <table:table-cell/>
          <table:table-cell table:formula="of:=[.E133]*(POWER(2;(1/12)))" office:value-type="float" office:value="16744.0361792384">
            <text:p>16744.0361792384</text:p>
          </table:table-cell>
          <table:table-cell table:style-name="ce2" table:formula="of:=78125/[.E134]" office:value-type="float" office:value="4.66584037227957">
            <text:p>4.6658403723</text:p>
          </table:table-cell>
          <table:table-cell table:style-name="ce2" table:formula="of:=ROUND([.F134];0)" office:value-type="float" office:value="5">
            <text:p>5</text:p>
          </table:table-cell>
          <table:table-cell table:style-name="ce2" office:value-type="float" office:value="117">
            <text:p>117</text:p>
          </table:table-cell>
          <table:table-cell office:value-type="float" office:value="9">
            <text:p>9</text:p>
          </table:table-cell>
          <table:table-cell/>
          <table:table-cell office:value-type="float" office:value="149">
            <text:p>149</text:p>
          </table:table-cell>
          <table:table-cell office:value-type="float" office:value="117">
            <text:p>117</text:p>
          </table:table-cell>
          <table:table-cell table:formula="of:=TRUNC(([.L134]-48)/12)" office:value-type="float" office:value="5">
            <text:p>5</text:p>
          </table:table-cell>
          <table:table-cell table:formula="of:=POWER(2;[.M134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4]*(POWER(2;(1/12)))" office:value-type="float" office:value="17765.0771662167">
            <text:p>17765.0771662167</text:p>
          </table:table-cell>
          <table:table-cell table:style-name="ce2" table:formula="of:=[.C134]*(POWER(2;(1/12)))" office:value-type="float" office:value="67.8056380389951">
            <text:p>67.805638039</text:p>
          </table:table-cell>
          <table:table-cell/>
          <table:table-cell table:formula="of:=[.E134]*(POWER(2;(1/12)))" office:value-type="float" office:value="17739.6883825199">
            <text:p>17739.6883825199</text:p>
          </table:table-cell>
          <table:table-cell table:style-name="ce2" table:formula="of:=78125/[.E135]" office:value-type="float" office:value="4.40396687446787">
            <text:p>4.4039668745</text:p>
          </table:table-cell>
          <table:table-cell table:style-name="ce2" table:formula="of:=ROUND([.F135];0)" office:value-type="float" office:value="4">
            <text:p>4</text:p>
          </table:table-cell>
          <table:table-cell table:style-name="ce2" office:value-type="float" office:value="118">
            <text:p>118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118">
            <text:p>118</text:p>
          </table:table-cell>
          <table:table-cell table:formula="of:=TRUNC(([.L135]-48)/12)" office:value-type="float" office:value="5">
            <text:p>5</text:p>
          </table:table-cell>
          <table:table-cell table:formula="of:=POWER(2;[.M135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5]*(POWER(2;(1/12)))" office:value-type="float" office:value="18821.4436260516">
            <text:p>18821.4436260516</text:p>
          </table:table-cell>
          <table:table-cell table:style-name="ce2" table:formula="of:=[.C135]*(POWER(2;(1/12)))" office:value-type="float" office:value="71.8375710918001">
            <text:p>71.8375710918</text:p>
          </table:table-cell>
          <table:table-cell/>
          <table:table-cell table:formula="of:=[.E135]*(POWER(2;(1/12)))" office:value-type="float" office:value="18794.5451467141">
            <text:p>18794.5451467141</text:p>
          </table:table-cell>
          <table:table-cell table:style-name="ce2" table:formula="of:=78125/[.E136]" office:value-type="float" office:value="4.15679120671131">
            <text:p>4.1567912067</text:p>
          </table:table-cell>
          <table:table-cell table:style-name="ce2" table:formula="of:=ROUND([.F136];0)" office:value-type="float" office:value="4">
            <text:p>4</text:p>
          </table:table-cell>
          <table:table-cell table:style-name="ce2" office:value-type="float" office:value="119">
            <text:p>119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119">
            <text:p>119</text:p>
          </table:table-cell>
          <table:table-cell table:formula="of:=TRUNC(([.L136]-48)/12)" office:value-type="float" office:value="5">
            <text:p>5</text:p>
          </table:table-cell>
          <table:table-cell table:formula="of:=POWER(2;[.M136])" office:value-type="float" office:value="32">
            <text:p>32</text:p>
          </table:table-cell>
          <table:table-cell table:number-columns-repeated="1010"/>
        </table:table-row>
        <table:table-row table:style-name="ro3">
          <table:table-cell/>
          <table:table-cell table:formula="of:=[.B136]*(POWER(2;(1/12)))" office:value-type="float" office:value="19940.6249043657">
            <text:p>19940.6249043657</text:p>
          </table:table-cell>
          <table:table-cell table:style-name="ce2" table:formula="of:=[.C136]*(POWER(2;(1/12)))" office:value-type="float" office:value="76.1092553601744">
            <text:p>76.1092553602</text:p>
          </table:table-cell>
          <table:table-cell/>
          <table:table-cell table:formula="of:=[.E136]*(POWER(2;(1/12)))" office:value-type="float" office:value="19912.1269582132">
            <text:p>19912.1269582132</text:p>
          </table:table-cell>
          <table:table-cell table:style-name="ce2" table:formula="of:=78125/[.E137]" office:value-type="float" office:value="3.92348844319594">
            <text:p>3.9234884432</text:p>
          </table:table-cell>
          <table:table-cell table:style-name="ce2" table:formula="of:=ROUND([.F137];0)" office:value-type="float" office:value="4">
            <text:p>4</text:p>
          </table:table-cell>
          <table:table-cell table:style-name="ce2"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120">
            <text:p>120</text:p>
          </table:table-cell>
          <table:table-cell table:formula="of:=TRUNC(([.L137]-48)/12)" office:value-type="float" office:value="6">
            <text:p>6</text:p>
          </table:table-cell>
          <table:table-cell table:formula="of:=POWER(2;[.M137])" office:value-type="float" office:value="64">
            <text:p>64</text:p>
          </table:table-cell>
          <table:table-cell table:number-columns-repeated="1010"/>
        </table:table-row>
        <table:table-row table:style-name="ro3">
          <table:table-cell/>
          <table:table-cell table:formula="of:=[.B137]*(POWER(2;(1/12)))" office:value-type="float" office:value="21126.3561646373">
            <text:p>21126.3561646373</text:p>
          </table:table-cell>
          <table:table-cell table:style-name="ce2" table:formula="of:=[.C137]*(POWER(2;(1/12)))" office:value-type="float" office:value="80.6349471932722">
            <text:p>80.6349471933</text:p>
          </table:table-cell>
          <table:table-cell/>
          <table:table-cell table:formula="of:=[.E137]*(POWER(2;(1/12)))" office:value-type="float" office:value="21096.1636424237">
            <text:p>21096.1636424237</text:p>
          </table:table-cell>
          <table:table-cell table:style-name="ce2" table:formula="of:=78125/[.E138]" office:value-type="float" office:value="3.70327995763614">
            <text:p>3.7032799576</text:p>
          </table:table-cell>
          <table:table-cell table:style-name="ce2" table:formula="of:=ROUND([.F138];0)" office:value-type="float" office:value="4">
            <text:p>4</text:p>
          </table:table-cell>
          <table:table-cell table:style-name="ce2" office:value-type="float" office:value="121">
            <text:p>121</text:p>
          </table:table-cell>
          <table:table-cell office:value-type="float" office:value="1">
            <text:p>1</text:p>
          </table:table-cell>
          <table:table-cell/>
          <table:table-cell office:value-type="float" office:value="237">
            <text:p>237</text:p>
          </table:table-cell>
          <table:table-cell office:value-type="float" office:value="121">
            <text:p>121</text:p>
          </table:table-cell>
          <table:table-cell table:formula="of:=TRUNC(([.L138]-48)/12)" office:value-type="float" office:value="6">
            <text:p>6</text:p>
          </table:table-cell>
          <table:table-cell table:formula="of:=POWER(2;[.M138])" office:value-type="float" office:value="64">
            <text:p>64</text:p>
          </table:table-cell>
          <table:table-cell table:number-columns-repeated="1010"/>
        </table:table-row>
        <table:table-row table:style-name="ro3">
          <table:table-cell/>
          <table:table-cell table:formula="of:=[.B138]*(POWER(2;(1/12)))" office:value-type="float" office:value="22382.5946747232">
            <text:p>22382.5946747232</text:p>
          </table:table-cell>
          <table:table-cell table:style-name="ce2" table:formula="of:=[.C138]*(POWER(2;(1/12)))" office:value-type="float" office:value="85.4297506668825">
            <text:p>85.4297506669</text:p>
          </table:table-cell>
          <table:table-cell/>
          <table:table-cell table:formula="of:=[.E138]*(POWER(2;(1/12)))" office:value-type="float" office:value="22350.6068117123">
            <text:p>22350.6068117123</text:p>
          </table:table-cell>
          <table:table-cell table:style-name="ce2" table:formula="of:=78125/[.E139]" office:value-type="float" office:value="3.4954308246817">
            <text:p>3.4954308247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39]*(POWER(2;(1/12)))" office:value-type="float" office:value="23713.5330138721">
            <text:p>23713.5330138721</text:p>
          </table:table-cell>
          <table:table-cell table:style-name="ce2" table:formula="of:=[.C139]*(POWER(2;(1/12)))" office:value-type="float" office:value="90.5096679918784">
            <text:p>90.5096679919</text:p>
          </table:table-cell>
          <table:table-cell/>
          <table:table-cell table:formula="of:=[.E139]*(POWER(2;(1/12)))" office:value-type="float" office:value="23679.6430535447">
            <text:p>23679.6430535447</text:p>
          </table:table-cell>
          <table:table-cell table:style-name="ce2" table:formula="of:=78125/[.E140]" office:value-type="float" office:value="3.29924736717285">
            <text:p>3.2992473672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0]*(POWER(2;(1/12)))" office:value-type="float" office:value="25123.6130650683">
            <text:p>25123.6130650683</text:p>
          </table:table-cell>
          <table:table-cell table:style-name="ce2" table:formula="of:=[.C140]*(POWER(2;(1/12)))" office:value-type="float" office:value="95.8916529201079">
            <text:p>95.8916529201</text:p>
          </table:table-cell>
          <table:table-cell/>
          <table:table-cell table:formula="of:=[.E140]*(POWER(2;(1/12)))" office:value-type="float" office:value="25087.707902832">
            <text:p>25087.707902832</text:p>
          </table:table-cell>
          <table:table-cell table:style-name="ce2" table:formula="of:=78125/[.E141]" office:value-type="float" office:value="3.11407484105716">
            <text:p>3.1140748411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1]*(POWER(2;(1/12)))" office:value-type="float" office:value="26617.5408394029">
            <text:p>26617.5408394029</text:p>
          </table:table-cell>
          <table:table-cell table:style-name="ce2" table:formula="of:=[.C141]*(POWER(2;(1/12)))" office:value-type="float" office:value="101.593667325965">
            <text:p>101.593667326</text:p>
          </table:table-cell>
          <table:table-cell/>
          <table:table-cell table:formula="of:=[.E141]*(POWER(2;(1/12)))" office:value-type="float" office:value="26579.5006451166">
            <text:p>26579.5006451166</text:p>
          </table:table-cell>
          <table:table-cell table:style-name="ce2" table:formula="of:=78125/[.E142]" office:value-type="float" office:value="2.93929525024218">
            <text:p>2.9392952502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2]*(POWER(2;(1/12)))" office:value-type="float" office:value="28200.3021819487">
            <text:p>28200.3021819487</text:p>
          </table:table-cell>
          <table:table-cell table:style-name="ce2" table:formula="of:=[.C142]*(POWER(2;(1/12)))" office:value-type="float" office:value="107.634741152476">
            <text:p>107.6347411525</text:p>
          </table:table-cell>
          <table:table-cell/>
          <table:table-cell table:formula="of:=[.E142]*(POWER(2;(1/12)))" office:value-type="float" office:value="28160.0000000001">
            <text:p>28160.0000000001</text:p>
          </table:table-cell>
          <table:table-cell table:style-name="ce2" table:formula="of:=78125/[.E143]" office:value-type="float" office:value="2.7743252840909">
            <text:p>2.7743252841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3]*(POWER(2;(1/12)))" office:value-type="float" office:value="29877.1794115545">
            <text:p>29877.1794115545</text:p>
          </table:table-cell>
          <table:table-cell table:style-name="ce2" table:formula="of:=[.C143]*(POWER(2;(1/12)))" office:value-type="float" office:value="114.035035921964">
            <text:p>114.035035922</text:p>
          </table:table-cell>
          <table:table-cell/>
          <table:table-cell table:formula="of:=[.E143]*(POWER(2;(1/12)))" office:value-type="float" office:value="29834.4807371578">
            <text:p>29834.4807371578</text:p>
          </table:table-cell>
          <table:table-cell table:style-name="ce2" table:formula="of:=78125/[.E144]" office:value-type="float" office:value="2.61861437067674">
            <text:p>2.6186143707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4]*(POWER(2;(1/12)))" office:value-type="float" office:value="31653.7689500934">
            <text:p>31653.7689500934</text:p>
          </table:table-cell>
          <table:table-cell table:style-name="ce2" table:formula="of:=[.C144]*(POWER(2;(1/12)))" office:value-type="float" office:value="120.815912023257">
            <text:p>120.8159120233</text:p>
          </table:table-cell>
          <table:table-cell/>
          <table:table-cell table:formula="of:=[.E144]*(POWER(2;(1/12)))" office:value-type="float" office:value="31608.531280392">
            <text:p>31608.531280392</text:p>
          </table:table-cell>
          <table:table-cell table:style-name="ce2" table:formula="of:=78125/[.E145]" office:value-type="float" office:value="2.47164283930092">
            <text:p>2.4716428393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5]*(POWER(2;(1/12)))" office:value-type="float" office:value="33536.0000000001">
            <text:p>33536.0000000001</text:p>
          </table:table-cell>
          <table:table-cell table:style-name="ce2" table:formula="of:=[.C145]*(POWER(2;(1/12)))" office:value-type="float" office:value="128.000000000001">
            <text:p>128</text:p>
          </table:table-cell>
          <table:table-cell/>
          <table:table-cell table:formula="of:=[.E145]*(POWER(2;(1/12)))" office:value-type="float" office:value="33488.0723584767">
            <text:p>33488.0723584767</text:p>
          </table:table-cell>
          <table:table-cell table:style-name="ce2" table:formula="of:=78125/[.E146]" office:value-type="float" office:value="2.33292018613978">
            <text:p>2.3329201861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6]*(POWER(2;(1/12)))" office:value-type="float" office:value="35530.1543324335">
            <text:p>35530.1543324335</text:p>
          </table:table-cell>
          <table:table-cell table:style-name="ce2" table:formula="of:=[.C146]*(POWER(2;(1/12)))" office:value-type="float" office:value="135.61127607799">
            <text:p>135.611276078</text:p>
          </table:table-cell>
          <table:table-cell/>
          <table:table-cell table:formula="of:=[.E146]*(POWER(2;(1/12)))" office:value-type="float" office:value="35479.3767650397">
            <text:p>35479.3767650397</text:p>
          </table:table-cell>
          <table:table-cell table:style-name="ce2" table:formula="of:=78125/[.E147]" office:value-type="float" office:value="2.20198343723394">
            <text:p>2.2019834372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7]*(POWER(2;(1/12)))" office:value-type="float" office:value="37642.8872521033">
            <text:p>37642.8872521033</text:p>
          </table:table-cell>
          <table:table-cell table:style-name="ce2" table:formula="of:=[.C147]*(POWER(2;(1/12)))" office:value-type="float" office:value="143.6751421836">
            <text:p>143.6751421836</text:p>
          </table:table-cell>
          <table:table-cell/>
          <table:table-cell table:formula="of:=[.E147]*(POWER(2;(1/12)))" office:value-type="float" office:value="37589.0902934283">
            <text:p>37589.0902934283</text:p>
          </table:table-cell>
          <table:table-cell table:style-name="ce2" table:formula="of:=78125/[.E148]" office:value-type="float" office:value="2.07839560335565">
            <text:p>2.0783956034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3">
          <table:table-cell/>
          <table:table-cell table:formula="of:=[.B148]*(POWER(2;(1/12)))" office:value-type="float" office:value="39881.2498087314">
            <text:p>39881.2498087314</text:p>
          </table:table-cell>
          <table:table-cell table:style-name="ce2" table:formula="of:=[.C148]*(POWER(2;(1/12)))" office:value-type="float" office:value="152.218510720349">
            <text:p>152.2185107203</text:p>
          </table:table-cell>
          <table:table-cell/>
          <table:table-cell table:formula="of:=[.E148]*(POWER(2;(1/12)))" office:value-type="float" office:value="39824.2539164265">
            <text:p>39824.2539164265</text:p>
          </table:table-cell>
          <table:table-cell table:style-name="ce2" table:formula="of:=78125/[.E149]" office:value-type="float" office:value="1.96174422159797">
            <text:p>1.9617442216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49]*(POWER(2;(1/12)))" office:value-type="float" office:value="42252.7123292746">
            <text:p>42252.7123292746</text:p>
          </table:table-cell>
          <table:table-cell table:style-name="ce2" table:formula="of:=[.C149]*(POWER(2;(1/12)))" office:value-type="float" office:value="161.269894386544">
            <text:p>161.2698943865</text:p>
          </table:table-cell>
          <table:table-cell/>
          <table:table-cell table:formula="of:=[.E149]*(POWER(2;(1/12)))" office:value-type="float" office:value="42192.3272848475">
            <text:p>42192.3272848475</text:p>
          </table:table-cell>
          <table:table-cell table:style-name="ce2" table:formula="of:=78125/[.E150]" office:value-type="float" office:value="1.85163997881807">
            <text:p>1.8516399788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0]*(POWER(2;(1/12)))" office:value-type="float" office:value="44765.1893494465">
            <text:p>44765.1893494465</text:p>
          </table:table-cell>
          <table:table-cell table:style-name="ce2" table:formula="of:=[.C150]*(POWER(2;(1/12)))" office:value-type="float" office:value="170.859501333765">
            <text:p>170.8595013338</text:p>
          </table:table-cell>
          <table:table-cell/>
          <table:table-cell table:formula="of:=[.E150]*(POWER(2;(1/12)))" office:value-type="float" office:value="44701.2136234246">
            <text:p>44701.2136234246</text:p>
          </table:table-cell>
          <table:table-cell table:style-name="ce2" table:formula="of:=78125/[.E151]" office:value-type="float" office:value="1.74771541234085">
            <text:p>1.7477154123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1]*(POWER(2;(1/12)))" office:value-type="float" office:value="47427.0660277443">
            <text:p>47427.0660277443</text:p>
          </table:table-cell>
          <table:table-cell table:style-name="ce2" table:formula="of:=[.C151]*(POWER(2;(1/12)))" office:value-type="float" office:value="181.019335983757">
            <text:p>181.0193359838</text:p>
          </table:table-cell>
          <table:table-cell/>
          <table:table-cell table:formula="of:=[.E151]*(POWER(2;(1/12)))" office:value-type="float" office:value="47359.2861070893">
            <text:p>47359.2861070893</text:p>
          </table:table-cell>
          <table:table-cell table:style-name="ce2" table:formula="of:=78125/[.E152]" office:value-type="float" office:value="1.64962368358642">
            <text:p>1.6496236836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2]*(POWER(2;(1/12)))" office:value-type="float" office:value="50247.2261301366">
            <text:p>50247.2261301366</text:p>
          </table:table-cell>
          <table:table-cell table:style-name="ce2" table:formula="of:=[.C152]*(POWER(2;(1/12)))" office:value-type="float" office:value="191.783305840216">
            <text:p>191.7833058402</text:p>
          </table:table-cell>
          <table:table-cell/>
          <table:table-cell table:formula="of:=[.E152]*(POWER(2;(1/12)))" office:value-type="float" office:value="50175.4158056641">
            <text:p>50175.4158056641</text:p>
          </table:table-cell>
          <table:table-cell table:style-name="ce2" table:formula="of:=78125/[.E153]" office:value-type="float" office:value="1.55703742052858">
            <text:p>1.5570374205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3]*(POWER(2;(1/12)))" office:value-type="float" office:value="53235.0816788058">
            <text:p>53235.0816788058</text:p>
          </table:table-cell>
          <table:table-cell table:style-name="ce2" table:formula="of:=[.C153]*(POWER(2;(1/12)))" office:value-type="float" office:value="203.18733465193">
            <text:p>203.1873346519</text:p>
          </table:table-cell>
          <table:table-cell/>
          <table:table-cell table:formula="of:=[.E153]*(POWER(2;(1/12)))" office:value-type="float" office:value="53159.0012902331">
            <text:p>53159.0012902331</text:p>
          </table:table-cell>
          <table:table-cell table:style-name="ce2" table:formula="of:=78125/[.E154]" office:value-type="float" office:value="1.46964762512109">
            <text:p>1.4696476251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4]*(POWER(2;(1/12)))" office:value-type="float" office:value="56400.6043638974">
            <text:p>56400.6043638974</text:p>
          </table:table-cell>
          <table:table-cell table:style-name="ce2" table:formula="of:=[.C154]*(POWER(2;(1/12)))" office:value-type="float" office:value="215.269482304952">
            <text:p>215.269482305</text:p>
          </table:table-cell>
          <table:table-cell/>
          <table:table-cell table:formula="of:=[.E154]*(POWER(2;(1/12)))" office:value-type="float" office:value="56320.0000000002">
            <text:p>56320.0000000002</text:p>
          </table:table-cell>
          <table:table-cell table:style-name="ce2" table:formula="of:=78125/[.E155]" office:value-type="float" office:value="1.38716264204545">
            <text:p>1.387162642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5]*(POWER(2;(1/12)))" office:value-type="float" office:value="59754.3588231091">
            <text:p>59754.3588231091</text:p>
          </table:table-cell>
          <table:table-cell table:style-name="ce2" table:formula="of:=[.C155]*(POWER(2;(1/12)))" office:value-type="float" office:value="228.070071843928">
            <text:p>228.0700718439</text:p>
          </table:table-cell>
          <table:table-cell/>
          <table:table-cell table:formula="of:=[.E155]*(POWER(2;(1/12)))" office:value-type="float" office:value="59668.9614743157">
            <text:p>59668.9614743157</text:p>
          </table:table-cell>
          <table:table-cell table:style-name="ce2" table:formula="of:=78125/[.E156]" office:value-type="float" office:value="1.30930718533837">
            <text:p>1.3093071853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6]*(POWER(2;(1/12)))" office:value-type="float" office:value="63307.5379001868">
            <text:p>63307.5379001868</text:p>
          </table:table-cell>
          <table:table-cell table:style-name="ce2" table:formula="of:=[.C156]*(POWER(2;(1/12)))" office:value-type="float" office:value="241.631824046515">
            <text:p>241.6318240465</text:p>
          </table:table-cell>
          <table:table-cell/>
          <table:table-cell table:formula="of:=[.E156]*(POWER(2;(1/12)))" office:value-type="float" office:value="63217.0625607841">
            <text:p>63217.0625607841</text:p>
          </table:table-cell>
          <table:table-cell table:style-name="ce2" table:formula="of:=78125/[.E157]" office:value-type="float" office:value="1.23582141965046">
            <text:p>1.2358214197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/>
          <table:table-cell table:formula="of:=[.B157]*(POWER(2;(1/12)))" office:value-type="float" office:value="67072.0000000003">
            <text:p>67072.0000000003</text:p>
          </table:table-cell>
          <table:table-cell table:style-name="ce2" table:formula="of:=[.C157]*(POWER(2;(1/12)))" office:value-type="float" office:value="256.000000000001">
            <text:p>256</text:p>
          </table:table-cell>
          <table:table-cell/>
          <table:table-cell table:formula="of:=[.E157]*(POWER(2;(1/12)))" office:value-type="float" office:value="66976.1447169535">
            <text:p>66976.1447169535</text:p>
          </table:table-cell>
          <table:table-cell table:style-name="ce2" table:formula="of:=78125/[.E158]" office:value-type="float" office:value="1.16646009306989">
            <text:p>1.1664600931</text:p>
          </table:table-cell>
          <table:table-cell table:style-name="ce2" table:number-columns-repeated="2"/>
          <table:table-cell table:number-columns-repeated="1016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20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21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Myers</meta:initial-creator>
    <meta:creation-date>2012-05-06T14:16:19</meta:creation-date>
    <dc:date>2012-05-14T21:45:00</dc:date>
    <dc:creator>Steven Myers</dc:creator>
    <meta:editing-duration>PT10H2M40S</meta:editing-duration>
    <meta:editing-cycles>12</meta:editing-cycles>
    <meta:generator>LibreOffice/3.4$Linux LibreOffice_project/340m1$Build-203</meta:generator>
    <meta:printed-by>Steven Myers</meta:printed-by>
    <meta:print-date>2012-05-09T09:23:35</meta:print-date>
    <meta:document-statistic meta:table-count="3" meta:cell-count="1663" meta:object-count="0"/>
  </office:meta>
</office:document-meta>
</file>